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pitch="variable"/>
    <style:font-face style:name="Lohit Devanagari" svg:font-family="'Lohit Devanagari'" style:font-pitch="variable"/>
    <style:font-face style:name="OpenSymbol1" svg:font-family="OpenSymbol, 'Arial Unicode MS'" style:font-pitch="variable"/>
    <style:font-face style:name="Symbol" svg:font-family="Symbol"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b75bc" draw:textarea-horizontal-align="justify" draw:textarea-vertical-align="middle" draw:auto-grow-height="false" fo:min-height="2.544cm" fo:min-width="7.628cm"/>
    </style:style>
    <style:style style:name="gr3" style:family="graphic" style:parent-style-name="standard">
      <style:graphic-properties draw:textarea-horizontal-align="justify" draw:textarea-vertical-align="middle" draw:auto-grow-height="false" fo:min-height="1.904cm" fo:min-width="4.326cm"/>
    </style:style>
    <style:style style:name="gr4" style:family="graphic" style:parent-style-name="standard">
      <style:graphic-properties draw:fill-color="#ffffff" draw:textarea-horizontal-align="justify" draw:textarea-vertical-align="middle" draw:auto-grow-height="false" fo:min-height="0.219cm" fo:min-width="3.688cm"/>
    </style:style>
    <style:style style:name="gr5" style:family="graphic" style:parent-style-name="standard">
      <style:graphic-properties draw:fill-color="#faa61a" draw:textarea-horizontal-align="justify" draw:textarea-vertical-align="middle" draw:auto-grow-height="false" fo:min-height="1.042cm" fo:min-width="1.786cm"/>
    </style:style>
    <style:style style:name="gr6" style:family="graphic" style:parent-style-name="standard">
      <style:graphic-properties draw:fill-color="#000000" draw:textarea-horizontal-align="justify" draw:textarea-vertical-align="middle" draw:auto-grow-height="false" fo:min-height="0.396cm" fo:min-width="3.818cm"/>
    </style:style>
    <style:style style:name="gr7" style:family="graphic" style:parent-style-name="standard">
      <style:graphic-properties draw:fill-color="#ffffff" draw:textarea-horizontal-align="justify" draw:textarea-vertical-align="middle" draw:auto-grow-height="false" fo:min-height="0.512cm" fo:min-width="5.088cm"/>
    </style:style>
    <style:style style:name="gr8" style:family="graphic" style:parent-style-name="standard">
      <style:graphic-properties draw:fill-color="#000000" draw:textarea-horizontal-align="justify" draw:textarea-vertical-align="middle" draw:auto-grow-height="false" fo:min-height="0.397cm" fo:min-width="3.818cm"/>
    </style:style>
    <style:style style:name="gr9" style:family="graphic" style:parent-style-name="standard">
      <style:graphic-properties draw:fill-color="#808080" draw:textarea-horizontal-align="justify" draw:textarea-vertical-align="middle" draw:auto-grow-height="false" fo:min-height="1.904cm" fo:min-width="4.326cm"/>
    </style:style>
    <style:style style:name="gr10" style:family="graphic" style:parent-style-name="standard">
      <style:graphic-properties draw:fill-color="#72bf44" draw:textarea-horizontal-align="justify" draw:textarea-vertical-align="middle" draw:auto-grow-height="false" fo:min-height="1.042cm" fo:min-width="1.786cm"/>
    </style:style>
    <style:style style:name="gr11" style:family="graphic" style:parent-style-name="standard">
      <style:graphic-properties draw:fill-color="#0d1f63" draw:textarea-horizontal-align="justify" draw:textarea-vertical-align="middle" draw:auto-grow-height="false" fo:min-height="1.904cm" fo:min-width="4.326cm"/>
    </style:style>
    <style:style style:name="gr12" style:family="graphic" style:parent-style-name="standard">
      <style:graphic-properties draw:stroke="none" svg:stroke-color="#000000" draw:fill="none" draw:fill-color="#ffffff" draw:textarea-horizontal-align="left" draw:auto-grow-height="true" draw:auto-grow-width="true" fo:min-height="1.765cm" fo:min-width="0.1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891cm"/>
    </style:style>
    <style:style style:name="gr14"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15" style:family="graphic" style:parent-style-name="standard">
      <style:graphic-properties svg:stroke-color="#000000" draw:marker-start="Arrow" draw:marker-start-width="0.3cm" draw:marker-end="Arrow" draw:marker-end-width="0.3cm"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412cm" fo:min-width="3.816cm"/>
    </style:style>
    <style:style style:name="gr17" style:family="graphic" style:parent-style-name="standard">
      <style:graphic-properties draw:stroke="none" svg:stroke-color="#000000" draw:fill="none" draw:fill-color="#ffffff" draw:textarea-horizontal-align="left" draw:auto-grow-height="true" draw:auto-grow-width="true" fo:min-height="0.412cm" fo:min-width="3.037cm"/>
    </style:style>
    <style:style style:name="gr18" style:family="graphic" style:parent-style-name="standard">
      <style:graphic-properties draw:stroke="none" svg:stroke-color="#000000" draw:fill="none" draw:fill-color="#ffffff" draw:textarea-horizontal-align="left" draw:auto-grow-height="true" draw:auto-grow-width="true" fo:min-height="0.823cm" fo:min-width="4.892cm"/>
    </style:style>
    <style:style style:name="gr19" style:family="graphic" style:parent-style-name="standard">
      <style:graphic-properties draw:stroke="none" svg:stroke-color="#000000" draw:fill="none" draw:fill-color="#ffffff" draw:textarea-horizontal-align="left" draw:auto-grow-height="true" draw:auto-grow-width="true" fo:min-height="0.823cm" fo:min-width="3.423cm"/>
    </style:style>
    <style:style style:name="gr20" style:family="graphic" style:parent-style-name="standard">
      <style:graphic-properties draw:stroke="none" svg:stroke-color="#000000" draw:fill="none" draw:fill-color="#ffffff" draw:textarea-horizontal-align="left" draw:auto-grow-height="true" draw:auto-grow-width="true" fo:min-height="0.823cm" fo:min-width="3.566cm"/>
    </style:style>
    <style:style style:name="gr21" style:family="graphic" style:parent-style-name="standard">
      <style:graphic-properties draw:stroke="none" svg:stroke-color="#000000" draw:fill="none" draw:fill-color="#ffffff" draw:textarea-horizontal-align="left" draw:auto-grow-height="true" draw:auto-grow-width="true" fo:min-height="0.823cm" fo:min-width="4.913cm"/>
    </style:style>
    <style:style style:name="gr22" style:family="graphic" style:parent-style-name="standard">
      <style:graphic-properties draw:stroke="none" svg:stroke-color="#000000" draw:fill="none" draw:fill-color="#ffffff" draw:textarea-horizontal-align="left" draw:auto-grow-height="true" draw:auto-grow-width="true" fo:min-height="0.823cm" fo:min-width="3.685cm"/>
    </style:style>
    <style:style style:name="gr23" style:family="graphic" style:parent-style-name="standard">
      <style:graphic-properties draw:stroke="none" svg:stroke-color="#000000" draw:fill="none" draw:fill-color="#ffffff" draw:textarea-horizontal-align="left" draw:auto-grow-height="true" draw:auto-grow-width="true" fo:min-height="0.823cm" fo:min-width="3.401cm"/>
    </style:style>
    <style:style style:name="gr24" style:family="graphic" style:parent-style-name="standard">
      <style:graphic-properties draw:textarea-horizontal-align="justify" draw:textarea-vertical-align="middle" draw:auto-grow-height="false" fo:min-height="1.904cm" fo:min-width="4.072cm"/>
    </style:style>
    <style:style style:name="gr25" style:family="graphic" style:parent-style-name="standard">
      <style:graphic-properties draw:fill-color="#ffffff" draw:textarea-horizontal-align="justify" draw:textarea-vertical-align="middle" draw:auto-grow-height="false" fo:min-height="0.219cm" fo:min-width="3.467cm"/>
    </style:style>
    <style:style style:name="gr26" style:family="graphic" style:parent-style-name="standard">
      <style:graphic-properties draw:fill-color="#000000" draw:textarea-horizontal-align="justify" draw:textarea-vertical-align="middle" draw:auto-grow-height="false" fo:min-height="0.397cm" fo:min-width="3.59cm"/>
    </style:style>
    <style:style style:name="gr27" style:family="graphic" style:parent-style-name="standard">
      <style:graphic-properties draw:fill-color="#333333" draw:textarea-horizontal-align="justify" draw:textarea-vertical-align="middle" draw:auto-grow-height="false" fo:min-height="0.958cm" fo:min-width="1.533cm"/>
    </style:style>
    <style:style style:name="gr28" style:family="graphic" style:parent-style-name="standard">
      <style:graphic-properties svg:stroke-width="0.081cm" draw:marker-start-width="0.321cm" draw:marker-end-width="0.321cm" draw:fill-color="#ffffff" draw:textarea-horizontal-align="justify" draw:textarea-vertical-align="middle" draw:auto-grow-height="false" fo:min-height="3.48cm" fo:min-width="3.779cm" fo:padding-top="0.165cm" fo:padding-bottom="0.165cm" fo:padding-left="0.29cm" fo:padding-right="0.29cm"/>
    </style:style>
    <style:style style:name="gr29" style:family="graphic" style:parent-style-name="standard">
      <style:graphic-properties draw:stroke="none" svg:stroke-color="#000000" draw:fill="none" draw:fill-color="#ffffff" draw:textarea-horizontal-align="left" draw:auto-grow-height="true" draw:auto-grow-width="true" fo:min-height="3.319cm" fo:min-width="3.859cm"/>
    </style:style>
    <style:style style:name="gr30" style:family="graphic" style:parent-style-name="standard">
      <style:graphic-properties draw:stroke="none" svg:stroke-color="#000000" draw:fill="none" draw:fill-color="#ffffff" draw:textarea-horizontal-align="left" draw:auto-grow-height="true" draw:auto-grow-width="true" fo:min-height="2.205cm" fo:min-width="5.4cm"/>
    </style:style>
    <style:style style:name="gr31" style:family="graphic" style:parent-style-name="objectwithoutfill">
      <style:graphic-properties draw:marker-start="Arrow" draw:marker-start-width="0.3cm"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552cm" fo:min-width="5.04cm"/>
    </style:style>
    <style:style style:name="gr33" style:family="graphic" style:parent-style-name="standard">
      <style:graphic-properties svg:stroke-width="0.081cm" draw:marker-start-width="0.321cm" draw:marker-end-width="0.321cm" draw:fill-color="#ffffff" draw:textarea-horizontal-align="justify" draw:textarea-vertical-align="middle" draw:auto-grow-height="false" fo:min-height="1.956cm" fo:min-width="3.23cm"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true" fo:min-height="3.319cm" fo:min-width="3.499cm"/>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0.18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3.262cm"/>
    </style:style>
    <style:style style:name="gr38" style:family="graphic" style:parent-style-name="standard">
      <style:graphic-properties draw:stroke="none" svg:stroke-color="#000000" draw:fill="none" draw:fill-color="#ffffff" draw:textarea-horizontal-align="left" draw:auto-grow-height="true" draw:auto-grow-width="true" fo:min-height="0.475cm" fo:min-width="1.162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018cm"/>
    </style:style>
    <style:style style:name="gr40" style:family="graphic" style:parent-style-name="standard">
      <style:graphic-properties draw:stroke="none" svg:stroke-color="#000000" draw:fill="none" draw:fill-color="#ffffff" draw:textarea-horizontal-align="left" draw:auto-grow-height="true" draw:auto-grow-width="true" fo:min-height="3.073cm" fo:min-width="16.258cm"/>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14.332cm"/>
    </style:style>
    <style:style style:name="gr42" style:family="graphic" style:parent-style-name="standard">
      <style:graphic-properties draw:textarea-horizontal-align="justify" draw:textarea-vertical-align="middle" draw:auto-grow-height="false" fo:min-height="1.577cm" fo:min-width="4.072cm"/>
    </style:style>
    <style:style style:name="gr43" style:family="graphic" style:parent-style-name="standard">
      <style:graphic-properties draw:fill-color="#ffffff" draw:textarea-horizontal-align="justify" draw:textarea-vertical-align="middle" draw:auto-grow-height="false" fo:min-height="0.148cm" fo:min-width="3.467cm"/>
    </style:style>
    <style:style style:name="gr44" style:family="graphic" style:parent-style-name="standard">
      <style:graphic-properties draw:fill-color="#faa61a" draw:textarea-horizontal-align="justify" draw:textarea-vertical-align="middle" draw:auto-grow-height="false" fo:min-height="0.846cm" fo:min-width="1.665cm"/>
    </style:style>
    <style:style style:name="gr45" style:family="graphic" style:parent-style-name="standard">
      <style:graphic-properties draw:fill-color="#000000" draw:textarea-horizontal-align="justify" draw:textarea-vertical-align="middle" draw:auto-grow-height="false" fo:min-height="0.298cm" fo:min-width="3.59cm"/>
    </style:style>
    <style:style style:name="gr46" style:family="graphic" style:parent-style-name="standard">
      <style:graphic-properties draw:fill-color="#0d1f63" draw:textarea-horizontal-align="justify" draw:textarea-vertical-align="middle" draw:auto-grow-height="false" fo:min-height="1.577cm" fo:min-width="4.072cm"/>
    </style:style>
    <style:style style:name="gr47"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48" style:family="graphic" style:parent-style-name="standard">
      <style:graphic-properties draw:stroke="none" svg:stroke-color="#000000" draw:fill="none" draw:fill-color="#ffffff" draw:textarea-horizontal-align="left" draw:auto-grow-height="true" draw:auto-grow-width="true" fo:min-height="0.949cm" fo:min-width="1.653cm"/>
    </style:style>
    <style:style style:name="gr49" style:family="graphic" style:parent-style-name="standard">
      <style:graphic-properties draw:stroke="none" svg:stroke-color="#000000" draw:fill="none" draw:fill-color="#ffffff" draw:textarea-horizontal-align="left" draw:auto-grow-height="true" draw:auto-grow-width="true" fo:min-height="0.556cm" fo:min-width="10.285cm"/>
    </style:style>
    <style:style style:name="gr50" style:family="graphic" style:parent-style-name="standard">
      <style:graphic-properties draw:stroke="none" svg:stroke-color="#000000" draw:fill="none" draw:fill-color="#ffffff" draw:textarea-horizontal-align="left" draw:auto-grow-height="true" draw:auto-grow-width="true" fo:min-height="1.654cm" fo:min-width="26.393cm"/>
    </style:style>
    <style:style style:name="gr51" style:family="graphic" style:parent-style-name="standard">
      <style:graphic-properties draw:fill-color="#999999" draw:textarea-horizontal-align="justify" draw:textarea-vertical-align="middle" draw:auto-grow-height="false" fo:min-height="1.904cm" fo:min-width="4.326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11.555cm"/>
    </style:style>
    <style:style style:name="gr53" style:family="graphic" style:parent-style-name="standard">
      <style:graphic-properties svg:stroke-width="0.081cm" draw:marker-start-width="0.321cm" draw:marker-end-width="0.321cm" draw:fill-color="#ffffff" draw:textarea-horizontal-align="justify" draw:textarea-vertical-align="middle" draw:auto-grow-height="false" fo:min-height="3.48cm" fo:min-width="5.295cm"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3.319cm" fo:min-width="5.518cm"/>
    </style:style>
    <style:style style:name="gr55" style:family="graphic" style:parent-style-name="standard">
      <style:graphic-properties draw:stroke="none" svg:stroke-color="#000000" draw:fill="none" draw:fill-color="#ffffff" draw:textarea-horizontal-align="left" draw:auto-grow-height="true" draw:auto-grow-width="true" fo:min-height="1.654cm" fo:min-width="5.531cm"/>
    </style:style>
    <style:style style:name="gr56" style:family="graphic" style:parent-style-name="standard">
      <style:graphic-properties draw:stroke="none" svg:stroke-color="#000000" draw:fill="none" draw:fill-color="#ffffff" draw:textarea-horizontal-align="left" draw:auto-grow-height="true" draw:auto-grow-width="true" fo:min-height="1.103cm" fo:min-width="14.671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2.659cm"/>
    </style:style>
    <style:style style:name="gr58" style:family="graphic" style:parent-style-name="standard">
      <style:graphic-properties draw:fill-color="#bce4e5" draw:textarea-horizontal-align="justify" draw:textarea-vertical-align="middle" draw:auto-grow-height="false" fo:min-height="1.125cm" fo:min-width="4.44cm" fo:wrap-option="no-wrap"/>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19.221cm"/>
    </style:style>
    <style:style style:name="gr60" style:family="graphic" style:parent-style-name="standard">
      <style:graphic-properties draw:fill-color="#bce4e5" draw:textarea-horizontal-align="justify" draw:textarea-vertical-align="middle" draw:auto-grow-height="false" fo:min-height="0.891cm" fo:min-width="4.44cm" fo:wrap-option="no-wrap"/>
    </style:style>
    <style:style style:name="gr61" style:family="graphic" style:parent-style-name="standard" style:list-style-name="L1">
      <style:graphic-properties draw:fill-color="#bce4e5" draw:textarea-horizontal-align="justify" draw:textarea-vertical-align="middle" draw:auto-grow-height="false" fo:min-height="0.926cm" fo:min-width="4.44cm" fo:wrap-option="no-wrap"/>
    </style:style>
    <style:style style:name="gr62" style:family="graphic" style:parent-style-name="standard">
      <style:graphic-properties svg:stroke-width="0.081cm" draw:marker-start-width="0.321cm" draw:marker-end-width="0.321cm" draw:fill-color="#ffffff" draw:textarea-horizontal-align="justify" draw:textarea-vertical-align="middle" draw:auto-grow-height="false" fo:min-height="3.56cm" fo:min-width="3.31cm" fo:padding-top="0.165cm" fo:padding-bottom="0.165cm" fo:padding-left="0.29cm" fo:padding-right="0.29cm"/>
    </style:style>
    <style:style style:name="gr63" style:family="graphic" style:parent-style-name="standard">
      <style:graphic-properties svg:stroke-width="0.081cm" draw:marker-start-width="0.321cm" draw:marker-end-width="0.321cm" draw:fill-color="#ffffff" draw:textarea-horizontal-align="justify" draw:textarea-vertical-align="middle" draw:auto-grow-height="false" fo:min-height="3.48cm" fo:min-width="3.23cm"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0.513cm" fo:min-width="2.618cm"/>
    </style:style>
    <style:style style:name="gr65" style:family="graphic" style:parent-style-name="standard">
      <style:graphic-properties draw:stroke="none" svg:stroke-color="#000000" draw:fill="none" draw:fill-color="#ffffff" draw:textarea-horizontal-align="left" draw:auto-grow-height="true" draw:auto-grow-width="false" fo:min-height="2.561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1.111cm" fo:min-width="27.015cm"/>
    </style:style>
    <style:style style:name="gr67" style:family="graphic" style:parent-style-name="standard">
      <style:graphic-properties draw:fill-color="#bce4e5" draw:textarea-horizontal-align="justify" draw:textarea-vertical-align="middle" draw:auto-grow-height="false" fo:min-height="1.162cm" fo:min-width="4.676cm" fo:wrap-option="no-wrap"/>
    </style:style>
    <style:style style:name="gr68" style:family="graphic" style:parent-style-name="standard">
      <style:graphic-properties svg:stroke-width="0.081cm" draw:marker-start-width="0.321cm" draw:marker-end-width="0.321cm" draw:fill-color="#ffffff" draw:textarea-horizontal-align="justify" draw:textarea-vertical-align="middle" draw:auto-grow-height="false" fo:min-height="0.94cm" fo:min-width="0.182cm" fo:padding-top="0.165cm" fo:padding-bottom="0.165cm" fo:padding-left="0.29cm" fo:padding-right="0.29cm"/>
    </style:style>
    <style:style style:name="gr69" style:family="graphic" style:parent-style-name="standard">
      <style:graphic-properties svg:stroke-width="0.081cm" draw:marker-start-width="0.321cm" draw:marker-end-width="0.321cm" draw:fill-color="#ffffff" draw:textarea-horizontal-align="justify" draw:textarea-vertical-align="middle" draw:auto-grow-height="false" fo:min-height="1.082cm" fo:min-width="0.213cm"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1.025cm" fo:min-width="4.295cm"/>
    </style:style>
    <style:style style:name="gr71" style:family="graphic" style:parent-style-name="standard">
      <style:graphic-properties draw:stroke="none" svg:stroke-color="#000000" draw:fill="none" draw:fill-color="#ffffff" draw:textarea-horizontal-align="left" draw:auto-grow-height="true" draw:auto-grow-width="true" fo:min-height="1.041cm" fo:min-width="4.295cm"/>
    </style:style>
    <style:style style:name="gr72"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2.049cm" fo:min-width="4.345cm"/>
    </style:style>
    <style:style style:name="gr74" style:family="graphic" style:parent-style-name="standard">
      <style:graphic-properties svg:stroke-width="0.081cm" draw:marker-start-width="0.321cm" draw:marker-end-width="0.321cm" draw:fill-color="#ffffff" draw:textarea-horizontal-align="justify" draw:textarea-vertical-align="middle" draw:auto-grow-height="false" fo:min-height="2.972cm" fo:min-width="2.539cm"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left" draw:auto-grow-height="true" draw:auto-grow-width="true" fo:min-height="0.513cm" fo:min-width="3.101cm"/>
    </style:style>
    <style:style style:name="gr76" style:family="graphic" style:parent-style-name="standard">
      <style:graphic-properties draw:stroke="none" svg:stroke-color="#000000" draw:fill="none" draw:fill-color="#ffffff" draw:textarea-horizontal-align="left" draw:auto-grow-height="true" draw:auto-grow-width="true" fo:min-height="3.073cm" fo:min-width="2.593cm"/>
    </style:style>
    <style:style style:name="gr77" style:family="graphic" style:parent-style-name="standard">
      <style:graphic-properties svg:stroke-width="0.081cm" draw:marker-start-width="0.321cm" draw:marker-end-width="0.321cm" draw:fill-color="#ffffff" draw:textarea-horizontal-align="justify" draw:textarea-vertical-align="middle" draw:auto-grow-height="false" fo:min-height="2.481cm" fo:min-width="1.802cm"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2.561cm" fo:min-width="2.034cm"/>
    </style:style>
    <style:style style:name="gr79" style:family="graphic" style:parent-style-name="standard">
      <style:graphic-properties draw:stroke="none" svg:stroke-color="#000000" draw:fill="none" draw:fill-color="#ffffff" draw:textarea-horizontal-align="left" draw:auto-grow-height="true" draw:auto-grow-width="true" fo:min-height="0.513cm" fo:min-width="3.126cm"/>
    </style:style>
    <style:style style:name="gr80" style:family="graphic" style:parent-style-name="standard">
      <style:graphic-properties draw:stroke="none" svg:stroke-color="#000000" draw:fill="none" draw:fill-color="#ffffff" draw:textarea-horizontal-align="left" draw:auto-grow-height="true" draw:auto-grow-width="true" fo:min-height="0.513cm" fo:min-width="2.999cm"/>
    </style:style>
    <style:style style:name="gr81" style:family="graphic" style:parent-style-name="standard">
      <style:graphic-properties svg:stroke-width="0.081cm" draw:marker-start-width="0.321cm" draw:marker-end-width="0.321cm" draw:fill-color="#ffffff" draw:textarea-horizontal-align="justify" draw:textarea-vertical-align="middle" draw:auto-grow-height="false" fo:min-height="3.497cm" fo:min-width="3.992cm"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3.585cm" fo:min-width="4.32cm"/>
    </style:style>
    <style:style style:name="gr83" style:family="graphic" style:parent-style-name="standard">
      <style:graphic-properties draw:stroke="none" svg:stroke-color="#000000" draw:fill="none" draw:fill-color="#ffffff" draw:textarea-horizontal-align="left" draw:auto-grow-height="true" draw:auto-grow-width="true" fo:min-height="1.025cm" fo:min-width="8.587cm"/>
    </style:style>
    <style:style style:name="gr84" style:family="graphic" style:parent-style-name="standard">
      <style:graphic-properties draw:stroke="none" svg:stroke-color="#000000" draw:fill="none" draw:fill-color="#ffffff" draw:textarea-horizontal-align="left" draw:auto-grow-height="true" draw:auto-grow-width="false" fo:min-height="13.229cm" fo:min-width="0cm"/>
    </style:style>
    <style:style style:name="gr85" style:family="graphic" style:parent-style-name="standard">
      <style:graphic-properties draw:fill-color="#bce4e5" draw:textarea-horizontal-align="justify" draw:textarea-vertical-align="middle" draw:auto-grow-height="false" fo:min-height="1.283cm" fo:min-width="3.97cm" fo:wrap-option="no-wrap"/>
    </style:style>
    <style:style style:name="gr86" style:family="graphic" style:parent-style-name="standard">
      <style:graphic-properties draw:stroke="none" svg:stroke-color="#000000" draw:fill="none" draw:fill-color="#ffffff" draw:textarea-horizontal-align="left" draw:auto-grow-height="true" draw:auto-grow-width="true" fo:min-height="0.513cm" fo:min-width="7.774cm"/>
    </style:style>
    <style:style style:name="gr87" style:family="graphic" style:parent-style-name="standard">
      <style:graphic-properties draw:stroke="none" svg:stroke-color="#000000" draw:fill="none" draw:fill-color="#ffffff" draw:textarea-horizontal-align="left" draw:auto-grow-height="true" draw:auto-grow-width="true" fo:min-height="0.513cm" fo:min-width="5.438cm"/>
    </style:style>
    <style:style style:name="gr88" style:family="graphic" style:parent-style-name="standard">
      <style:graphic-properties svg:stroke-width="0.081cm" draw:marker-start-width="0.321cm" draw:marker-end-width="0.321cm" draw:fill-color="#ffffff" draw:textarea-horizontal-align="justify" draw:textarea-vertical-align="middle" draw:auto-grow-height="false" fo:min-height="2.972cm" fo:min-width="2.793cm"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left" draw:auto-grow-height="true" draw:auto-grow-width="true" fo:min-height="3.073cm" fo:min-width="2.974cm"/>
    </style:style>
    <style:style style:name="gr90" style:family="graphic" style:parent-style-name="standard">
      <style:graphic-properties draw:stroke="none" svg:stroke-color="#000000" draw:fill="none" draw:fill-color="#ffffff" draw:textarea-horizontal-align="left" draw:auto-grow-height="true" draw:auto-grow-width="true" fo:min-height="1.025cm" fo:min-width="4.701cm"/>
    </style:style>
    <style:style style:name="gr91" style:family="graphic" style:parent-style-name="standard">
      <style:graphic-properties draw:fill-color="#bce4e5" draw:textarea-horizontal-align="justify" draw:textarea-vertical-align="middle" draw:auto-grow-height="false" fo:min-height="0.813cm" fo:min-width="3.97cm" fo:wrap-option="no-wrap"/>
    </style:style>
    <style:style style:name="gr92" style:family="graphic" style:parent-style-name="standard">
      <style:graphic-properties draw:stroke="none" svg:stroke-color="#000000" draw:fill="none" draw:fill-color="#ffffff" draw:textarea-horizontal-align="left" draw:auto-grow-height="true" draw:auto-grow-width="true" fo:min-height="1.537cm" fo:min-width="27.578cm"/>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5.814cm"/>
    </style:style>
    <style:style style:name="gr94" style:family="graphic" style:parent-style-name="standard">
      <style:graphic-properties draw:stroke="none" svg:stroke-color="#000000" draw:fill="none" draw:fill-color="#ffffff" draw:textarea-horizontal-align="left" draw:auto-grow-height="true" draw:auto-grow-width="true" fo:min-height="1.025cm" fo:min-width="26.469cm"/>
    </style:style>
    <style:style style:name="gr95" style:family="graphic" style:parent-style-name="standard">
      <style:graphic-properties draw:stroke="none" svg:stroke-color="#000000" draw:fill="none" draw:fill-color="#ffffff" draw:textarea-horizontal-align="left" draw:auto-grow-height="true" draw:auto-grow-width="true" fo:min-height="1.537cm" fo:min-width="6.377cm"/>
    </style:style>
    <style:style style:name="gr96" style:family="graphic" style:parent-style-name="standard">
      <style:graphic-properties draw:stroke="none" svg:stroke-color="#000000" draw:fill="none" draw:fill-color="#ffffff" draw:textarea-horizontal-align="left" draw:auto-grow-height="true" draw:auto-grow-width="true" fo:min-height="0.513cm" fo:min-width="10.999cm"/>
    </style:style>
    <style:style style:name="gr97" style:family="graphic" style:parent-style-name="standard">
      <style:graphic-properties draw:stroke="none" svg:stroke-color="#000000" draw:fill="none" draw:fill-color="#ffffff" draw:textarea-horizontal-align="left" draw:auto-grow-height="true" draw:auto-grow-width="true" fo:min-height="1.025cm" fo:min-width="27.248cm"/>
    </style:style>
    <style:style style:name="gr98" style:family="graphic" style:parent-style-name="standard">
      <style:graphic-properties svg:stroke-width="0.081cm" draw:marker-start-width="0.321cm" draw:marker-end-width="0.321cm" draw:fill-color="#ffffff" draw:textarea-horizontal-align="justify" draw:textarea-vertical-align="middle" draw:auto-grow-height="false" fo:min-height="0.918cm" fo:min-width="1.853cm"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left" draw:auto-grow-height="true" draw:auto-grow-width="true" fo:min-height="1.025cm" fo:min-width="2.059cm"/>
    </style:style>
    <style:style style:name="gr100" style:family="graphic" style:parent-style-name="standard">
      <style:graphic-properties draw:stroke="none" svg:stroke-color="#000000" draw:fill="none" draw:fill-color="#ffffff" draw:textarea-horizontal-align="left" draw:auto-grow-height="true" draw:auto-grow-width="true" fo:min-height="3.073cm" fo:min-width="3.787cm"/>
    </style:style>
    <style:style style:name="gr101" style:family="graphic" style:parent-style-name="standard">
      <style:graphic-properties draw:stroke="none" svg:stroke-color="#000000" draw:fill="none" draw:fill-color="#ffffff" draw:textarea-horizontal-align="left" draw:auto-grow-height="true" draw:auto-grow-width="true" fo:min-height="1.537cm" fo:min-width="5.971cm"/>
    </style:style>
    <style:style style:name="gr102" style:family="graphic" style:parent-style-name="standard">
      <style:graphic-properties draw:fill-color="#bce4e5" draw:textarea-horizontal-align="justify" draw:textarea-vertical-align="middle" draw:auto-grow-height="false" fo:min-height="1.162cm" fo:min-width="3.97cm" fo:wrap-option="no-wrap"/>
    </style:style>
    <style:style style:name="gr103" style:family="graphic" style:parent-style-name="standard">
      <style:graphic-properties svg:stroke-width="0.081cm" draw:marker-start-width="0.321cm" draw:marker-end-width="0.321cm" draw:fill-color="#ffffff" draw:textarea-horizontal-align="justify" draw:textarea-vertical-align="middle" draw:auto-grow-height="false" fo:min-height="1.457cm" fo:min-width="1.853cm" fo:padding-top="0.165cm" fo:padding-bottom="0.165cm" fo:padding-left="0.29cm" fo:padding-right="0.29cm"/>
    </style:style>
    <style:style style:name="gr104" style:family="graphic" style:parent-style-name="standard">
      <style:graphic-properties draw:stroke="none" svg:stroke-color="#000000" draw:fill="none" draw:fill-color="#ffffff" draw:textarea-horizontal-align="left" draw:auto-grow-height="true" draw:auto-grow-width="true" fo:min-height="1.537cm" fo:min-width="2.059cm"/>
    </style:style>
    <style:style style:name="gr105" style:family="graphic" style:parent-style-name="standard">
      <style:graphic-properties draw:stroke="none" svg:stroke-color="#000000" draw:fill="none" draw:fill-color="#ffffff" draw:textarea-horizontal-align="left" draw:auto-grow-height="true" draw:auto-grow-width="true" fo:min-height="3.073cm" fo:min-width="4.32cm"/>
    </style:style>
    <style:style style:name="gr106" style:family="graphic" style:parent-style-name="standard">
      <style:graphic-properties draw:stroke="none" svg:stroke-color="#000000" draw:fill="none" draw:fill-color="#ffffff" draw:textarea-horizontal-align="left" draw:auto-grow-height="true" draw:auto-grow-width="true" fo:min-height="1.025cm" fo:min-width="3.025cm"/>
    </style:style>
    <style:style style:name="gr107" style:family="graphic" style:parent-style-name="standard">
      <style:graphic-properties draw:stroke="none" svg:stroke-color="#000000" draw:fill="none" draw:fill-color="#ffffff" draw:textarea-horizontal-align="left" draw:auto-grow-height="true" draw:auto-grow-width="true" fo:min-height="0.513cm" fo:min-width="17.647cm"/>
    </style:style>
    <style:style style:name="gr108" style:family="graphic" style:parent-style-name="standard">
      <style:graphic-properties draw:stroke="none" svg:stroke-color="#000000" draw:fill="none" draw:fill-color="#ffffff" draw:textarea-horizontal-align="left" draw:auto-grow-height="true" draw:auto-grow-width="true" fo:min-height="6.4cm" fo:min-width="26.837cm"/>
    </style:style>
    <style:style style:name="gr109" style:family="graphic" style:parent-style-name="standard">
      <style:graphic-properties draw:fill-color="#bce4e5" draw:textarea-horizontal-align="justify" draw:textarea-vertical-align="middle" draw:auto-grow-height="false" fo:min-height="0.926cm" fo:min-width="4.44cm" fo:wrap-option="no-wrap"/>
    </style:style>
    <style:style style:name="gr110" style:family="graphic" style:parent-style-name="standard">
      <style:graphic-properties svg:stroke-width="0.081cm" draw:marker-start-width="0.321cm" draw:marker-end-width="0.321cm" draw:fill-color="#ffffff" draw:textarea-horizontal-align="justify" draw:textarea-vertical-align="middle" draw:auto-grow-height="false" fo:min-height="1.387cm" fo:min-width="1.853cm" fo:padding-top="0.165cm" fo:padding-bottom="0.165cm" fo:padding-left="0.29cm" fo:padding-right="0.29cm"/>
    </style:style>
    <style:style style:name="gr111" style:family="graphic" style:parent-style-name="standard">
      <style:graphic-properties draw:stroke="none" svg:stroke-color="#000000" draw:fill="none" draw:fill-color="#ffffff" draw:textarea-horizontal-align="left" draw:auto-grow-height="true" draw:auto-grow-width="false" fo:min-height="1.721cm" fo:min-width="0cm"/>
    </style:style>
    <style:style style:name="gr112" style:family="graphic" style:parent-style-name="standard">
      <style:graphic-properties draw:stroke="none" svg:stroke-color="#000000" draw:fill="none" draw:fill-color="#ffffff" draw:textarea-horizontal-align="left" draw:auto-grow-height="true" draw:auto-grow-width="true" fo:min-height="1.025cm" fo:min-width="2.999cm"/>
    </style:style>
    <style:style style:name="gr113" style:family="graphic" style:parent-style-name="standard">
      <style:graphic-properties draw:stroke="none" svg:stroke-color="#000000" draw:fill="none" draw:fill-color="#ffffff" draw:textarea-horizontal-align="left" draw:auto-grow-height="true" draw:auto-grow-width="false" fo:min-height="11.434cm" fo:min-width="0cm"/>
    </style:style>
    <style:style style:name="gr114" style:family="graphic" style:parent-style-name="standard">
      <style:graphic-properties draw:stroke="none" svg:stroke-color="#000000" draw:fill="none" draw:fill-color="#ffffff" draw:textarea-horizontal-align="left" draw:auto-grow-height="true" draw:auto-grow-width="true" fo:min-height="1.025cm" fo:min-width="3.228cm"/>
    </style:style>
    <style:style style:name="gr115" style:family="graphic" style:parent-style-name="standard">
      <style:graphic-properties draw:stroke="none" svg:stroke-color="#000000" draw:fill="none" draw:fill-color="#ffffff" draw:textarea-horizontal-align="left" draw:auto-grow-height="true" draw:auto-grow-width="true" fo:min-height="4.097cm" fo:min-width="27.349cm"/>
    </style:style>
    <style:style style:name="gr116" style:family="graphic" style:parent-style-name="standard">
      <style:graphic-properties draw:fill-color="#1b75bc" draw:textarea-horizontal-align="justify" draw:textarea-vertical-align="middle" draw:auto-grow-height="false" fo:min-height="1.577cm" fo:min-width="4.072cm"/>
    </style:style>
    <style:style style:name="gr117" style:family="graphic" style:parent-style-name="standard">
      <style:graphic-properties draw:stroke="none" svg:stroke-color="#000000" draw:fill="none" draw:fill-color="#ffffff" draw:textarea-horizontal-align="left" draw:auto-grow-height="true" draw:auto-grow-width="true" fo:min-height="5.121cm" fo:min-width="5.377cm"/>
    </style:style>
    <style:style style:name="gr118" style:family="graphic" style:parent-style-name="standard">
      <style:graphic-properties draw:stroke="none" svg:stroke-color="#000000" draw:fill="none" draw:fill-color="#ffffff" draw:textarea-horizontal-align="left" draw:auto-grow-height="true" draw:auto-grow-width="true" fo:min-height="9.389cm" fo:min-width="11.651cm"/>
    </style:style>
    <style:style style:name="gr119" style:family="graphic" style:parent-style-name="standard">
      <style:graphic-properties draw:stroke="none" svg:stroke-color="#000000" draw:fill="none" draw:fill-color="#ffffff" draw:textarea-horizontal-align="left" draw:auto-grow-height="true" draw:auto-grow-width="false" fo:min-height="1.537cm" fo:min-width="0cm"/>
    </style:style>
    <style:style style:name="gr120" style:family="graphic" style:parent-style-name="objectwithoutfill">
      <style:graphic-properties draw:fill="none" draw:textarea-vertical-align="middle"/>
    </style:style>
    <style:style style:name="pr1" style:family="presentation" style:parent-style-name="Default-title">
      <style:graphic-properties fo:min-height="3.15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1.658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2.121cm"/>
    </style:style>
    <style:style style:name="pr7" style:family="presentation" style:parent-style-name="Default-title">
      <style:graphic-properties fo:min-height="1.889cm"/>
    </style:style>
    <style:style style:name="pr8" style:family="presentation" style:parent-style-name="Default-title">
      <style:graphic-properties fo:min-height="2.032cm"/>
    </style:style>
    <style:style style:name="pr9" style:family="presentation" style:parent-style-name="Default-title">
      <style:graphic-properties fo:min-height="2.166cm"/>
    </style:style>
    <style:style style:name="pr10" style:family="presentation" style:parent-style-name="Default-title">
      <style:graphic-properties fo:min-height="1.613cm"/>
    </style:style>
    <style:style style:name="co1" style:family="table-column">
      <style:table-column-properties style:column-width="3.633cm" style:use-optimal-column-width="false"/>
    </style:style>
    <style:style style:name="co2" style:family="table-column">
      <style:table-column-properties style:column-width="10.102cm" style:use-optimal-column-width="false"/>
    </style:style>
    <style:style style:name="co3" style:family="table-column">
      <style:table-column-properties style:column-width="12.429cm" style:use-optimal-column-width="false"/>
    </style:style>
    <style:style style:name="ro1" style:family="table-row">
      <style:table-row-properties style:row-height="0.972cm"/>
    </style:style>
    <style:style style:name="ro2" style:family="table-row">
      <style:table-row-properties style:row-height="3.536cm"/>
    </style:style>
    <style:style style:name="ro3" style:family="table-row">
      <style:table-row-properties style:row-height="4.299cm"/>
    </style:style>
    <style:style style:name="ce1" style:family="table-cell">
      <style:text-properties fo:background-color="transparent"/>
    </style:style>
    <style:style style:name="P1" style:family="paragraph">
      <loext:graphic-properties draw:fill-color="#ffffff"/>
      <style:text-properties fo:font-size="20pt"/>
    </style:style>
    <style:style style:name="P2" style:family="paragraph">
      <loext:graphic-properties draw:fill-color="#1b75bc"/>
      <style:paragraph-properties fo:text-align="center"/>
    </style:style>
    <style:style style:name="P3" style:family="paragraph">
      <style:paragraph-properties fo:text-align="center"/>
    </style:style>
    <style:style style:name="P4" style:family="paragraph">
      <loext:graphic-properties draw:fill-color="#ffffff"/>
      <style:paragraph-properties fo:text-align="center"/>
    </style:style>
    <style:style style:name="P5" style:family="paragraph">
      <loext:graphic-properties draw:fill-color="#faa61a"/>
      <style:paragraph-properties fo:text-align="center"/>
    </style:style>
    <style:style style:name="P6" style:family="paragraph">
      <loext:graphic-properties draw:fill-color="#000000"/>
      <style:paragraph-properties fo:text-align="center"/>
      <style:text-properties fo:color="#ffffff"/>
    </style:style>
    <style:style style:name="P7" style:family="paragraph">
      <loext:graphic-properties draw:fill-color="#808080"/>
      <style:paragraph-properties fo:text-align="center"/>
    </style:style>
    <style:style style:name="P8" style:family="paragraph">
      <loext:graphic-properties draw:fill-color="#72bf44"/>
      <style:paragraph-properties fo:text-align="center"/>
    </style:style>
    <style:style style:name="P9" style:family="paragraph">
      <loext:graphic-properties draw:fill-color="#0d1f63"/>
      <style:paragraph-properties fo:text-align="center"/>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text-properties fo:font-weight="normal" style:font-weight-asian="normal" style:font-weight-complex="normal"/>
    </style:style>
    <style:style style:name="P13" style:family="paragraph">
      <loext:graphic-properties draw:fill="none" draw:fill-color="#ffffff"/>
      <style:paragraph-properties fo:text-align="center"/>
      <style:text-properties fo:font-weight="normal" style:font-weight-asian="normal" style:font-weight-complex="normal"/>
    </style:style>
    <style:style style:name="P14" style:family="paragraph">
      <loext:graphic-properties draw:fill-color="#ffffff"/>
    </style:style>
    <style:style style:name="P15" style:family="paragraph">
      <style:text-properties fo:font-size="24pt" style:font-size-asian="24pt" style:font-size-complex="24pt"/>
    </style:style>
    <style:style style:name="P16" style:family="paragraph">
      <style:paragraph-properties fo:margin-top="0.5cm" fo:margin-bottom="0cm"/>
    </style:style>
    <style:style style:name="P17" style:family="paragraph">
      <style:text-properties fo:font-size="24pt" fo:font-weight="normal" style:font-size-asian="24pt" style:font-weight-asian="normal" style:font-size-complex="24pt" style:font-weight-complex="normal"/>
    </style:style>
    <style:style style:name="P18" style:family="paragraph">
      <loext:graphic-properties draw:fill-color="#333333"/>
      <style:paragraph-properties fo:text-align="center"/>
    </style:style>
    <style:style style:name="P19" style:family="paragraph">
      <loext:graphic-properties draw:fill="none" draw:fill-color="#ffffff"/>
    </style:style>
    <style:style style:name="P20" style:family="paragraph">
      <loext:graphic-properties draw:fill-color="#ffffff"/>
      <style:paragraph-properties fo:text-align="center"/>
      <style:text-properties fo:font-size="18pt"/>
    </style:style>
    <style:style style:name="P21" style:family="paragraph">
      <loext:graphic-properties draw:fill-color="#faa61a"/>
      <style:paragraph-properties fo:text-align="center"/>
      <style:text-properties fo:font-size="18pt"/>
    </style:style>
    <style:style style:name="P22" style:family="paragraph">
      <loext:graphic-properties draw:fill-color="#000000"/>
      <style:paragraph-properties fo:text-align="center"/>
      <style:text-properties fo:color="#ffffff" fo:font-size="18pt"/>
    </style:style>
    <style:style style:name="P23" style:family="paragraph">
      <loext:graphic-properties draw:fill="none" draw:fill-color="#ffffff"/>
      <style:text-properties fo:font-size="18pt"/>
    </style:style>
    <style:style style:name="P24" style:family="paragraph">
      <style:paragraph-properties fo:text-align="justify"/>
    </style:style>
    <style:style style:name="P25" style:family="paragraph">
      <loext:graphic-properties draw:fill="none" draw:fill-color="#ffffff"/>
      <style:paragraph-properties fo:text-align="justify"/>
    </style:style>
    <style:style style:name="P26" style:family="paragraph">
      <loext:graphic-properties draw:fill-color="#999999"/>
      <style:paragraph-properties fo:text-align="center"/>
    </style:style>
    <style:style style:name="P27" style:family="paragraph">
      <loext:graphic-properties draw:fill-color="#72bf44"/>
      <style:paragraph-properties fo:text-align="center"/>
      <style:text-properties fo:font-size="18pt"/>
    </style:style>
    <style:style style:name="P28" style:family="paragraph">
      <style:text-properties fo:font-size="24pt" fo:font-weight="bold" style:font-size-asian="24pt" style:font-weight-asian="bold" style:font-size-complex="24pt" style:font-weight-complex="bold"/>
    </style:style>
    <style:style style:name="P29" style:family="paragraph">
      <style:text-properties fo:background-color="transparent"/>
    </style:style>
    <style:style style:name="P30" style:family="paragraph">
      <loext:graphic-properties draw:fill-color="#bce4e5"/>
      <style:paragraph-properties fo:text-align="center"/>
    </style:style>
    <style:style style:name="P31" style:family="paragraph">
      <style:paragraph-properties fo:margin-left="0cm" fo:margin-right="0cm" fo:margin-top="0cm" fo:margin-bottom="0cm" fo:line-height="100%" fo:text-align="center" fo:text-indent="0cm"/>
    </style:style>
    <style:style style:name="P32" style:family="paragraph">
      <loext:graphic-properties draw:fill-color="#bce4e5"/>
      <style:paragraph-properties fo:margin-left="0cm" fo:margin-right="0cm" fo:margin-top="0cm" fo:margin-bottom="0cm" fo:line-height="100%" fo:text-align="center" fo:text-indent="0cm"/>
    </style:style>
    <style:style style:name="P33" style:family="paragraph">
      <loext:graphic-properties draw:fill-color="#ffffff"/>
      <style:paragraph-properties fo:text-align="center"/>
      <style:text-properties fo:font-size="8pt" fo:font-weight="bold" style:font-size-asian="8pt" style:font-weight-asian="bold" style:font-size-complex="8pt" style:font-weight-complex="bold"/>
    </style:style>
    <style:style style:name="P34" style:family="paragraph">
      <loext:graphic-properties draw:fill="none" draw:fill-color="#ffffff"/>
      <style:paragraph-properties fo:text-align="justify"/>
      <style:text-properties style:font-name="Liberation Sans1" fo:font-size="14pt" style:font-size-asian="14pt" style:font-size-complex="14pt"/>
    </style:style>
    <style:style style:name="P35" style:family="paragraph">
      <style:paragraph-properties fo:text-align="start"/>
    </style:style>
    <style:style style:name="P36" style:family="paragraph">
      <loext:graphic-properties draw:fill="none" draw:fill-color="#ffffff"/>
      <style:paragraph-properties fo:text-align="start"/>
    </style:style>
    <style:style style:name="P37" style:family="paragraph">
      <style:text-properties style:font-name="Liberation Sans1" fo:font-size="24pt" style:font-size-asian="24pt" style:font-size-complex="24pt"/>
    </style:style>
    <style:style style:name="P38" style:family="paragraph">
      <loext:graphic-properties draw:fill="none" draw:fill-color="#ffffff"/>
      <style:paragraph-properties fo:text-align="justify"/>
      <style:text-properties fo:font-size="14pt" style:font-size-asian="14pt" style:font-size-complex="14pt"/>
    </style:style>
    <style:style style:name="P39" style:family="paragraph">
      <loext:graphic-properties draw:fill="none" draw:fill-color="#ffffff"/>
      <style:paragraph-properties fo:text-align="justify"/>
      <style:text-properties fo:font-size="13pt" style:font-size-asian="13pt" style:font-size-complex="13pt"/>
    </style:style>
    <style:style style:name="P40" style:family="paragraph">
      <style:paragraph-properties fo:margin-left="0cm" fo:margin-right="0cm" fo:margin-top="0cm" fo:margin-bottom="0cm" fo:line-height="100%" fo:text-indent="0cm"/>
    </style:style>
    <style:style style:name="P41" style:family="paragraph">
      <loext:graphic-properties draw:fill-color="#bce4e5"/>
      <style:paragraph-properties fo:text-align="center"/>
      <style:text-properties fo:font-size="18pt"/>
    </style:style>
    <style:style style:name="P42" style:family="paragraph">
      <loext:graphic-properties draw:fill="none" draw:fill-color="#ffffff"/>
      <style:paragraph-properties fo:text-align="start"/>
      <style:text-properties fo:font-size="18pt"/>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fo:color="#ffffff" fo:font-size="13pt" style:font-size-asian="13pt" style:font-size-complex="13pt"/>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bold" style:font-weight-asian="bold" style:font-weight-complex="bold"/>
    </style:style>
    <style:style style:name="T8" style:family="text">
      <style:text-properties fo:font-size="10.5pt" fo:font-weight="normal" style:font-size-asian="10.5pt" style:font-weight-asian="normal" style:font-size-complex="10.5pt" style:font-weight-complex="normal"/>
    </style:style>
    <style:style style:name="T9" style:family="text">
      <style:text-properties fo:font-size="10.5pt" fo:font-weight="bold" style:font-size-asian="10.5pt" style:font-weight-asian="bold" style:font-size-complex="10.5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1" style:font-size-complex="24pt" style:font-style-complex="normal" style:font-weight-complex="bold" style:text-emphasize="none" style:font-relief="none" style:text-overline-style="none" style:text-overline-color="font-color"/>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15pt" style:font-size-asian="15pt" style:font-size-complex="15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4pt" style:font-size-asian="14pt" style:font-size-complex="14pt"/>
    </style:style>
    <style:style style:name="T18" style:family="text">
      <style:text-properties fo:font-size="22pt" style:font-size-asian="22pt" style:font-size-complex="22pt"/>
    </style:style>
    <style:style style:name="T19" style:family="text">
      <style:text-properties fo:background-color="transparent"/>
    </style:style>
    <style:style style:name="T20" style:family="text">
      <style:text-properties fo:font-weight="bold" fo:background-color="transparent" style:font-weight-asian="bold" style:font-weight-complex="bold"/>
    </style:style>
    <style:style style:name="T21" style:family="text">
      <style:text-properties fo:font-size="14pt" fo:font-weight="bold" fo:background-color="transparent" style:font-size-asian="14pt" style:font-weight-asian="bold" style:font-size-complex="14pt" style:font-weight-complex="bold"/>
    </style:style>
    <style:style style:name="T22" style:family="text">
      <style:text-properties fo:font-size="14pt" fo:background-color="transparent" style:font-size-asian="14pt" style:font-size-complex="14pt"/>
    </style:style>
    <style:style style:name="T23" style:family="text">
      <style:text-properties fo:font-size="8pt" fo:font-weight="bold" style:font-size-asian="8pt" style:font-weight-asian="bold" style:font-size-complex="8pt" style:font-weight-complex="bold"/>
    </style:style>
    <style:style style:name="T24" style:family="text">
      <style:text-properties fo:font-variant="normal" fo:text-transform="none" style:use-window-font-color="true" style:text-outline="false" style:text-line-through-style="none" style:text-line-through-type="none" style:font-name="Liberation Sans1" fo:font-size="14pt" fo:text-shadow="none" style:text-underline-style="none" fo:font-weight="normal" style:letter-kerning="true" style:font-name-asian="Noto Sans CJK SC" style:font-size-asian="14pt" style:font-weight-asian="normal" style:font-name-complex="Lohit Devanagari1" style:font-size-complex="14pt"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Noto Sans CJK SC" style:font-size-asian="14pt" style:font-style-asian="italic" style:font-weight-asian="normal" style:font-name-complex="Lohit Devanagari1" style:font-size-complex="14pt" style:font-style-complex="italic"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T27" style:family="text">
      <style:text-properties style:font-name="Liberation Sans1" fo:font-size="14pt" style:font-size-asian="14pt" style:font-size-complex="14pt"/>
    </style:style>
    <style:style style:name="T2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1" style:font-size-complex="13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1" style:font-size-complex="24pt" style:font-style-complex="normal" style:font-weight-complex="bold" style:text-emphasize="none" style:font-relief="none" style:text-overline-style="none" style:text-overline-color="font-color"/>
    </style:style>
    <style:style style:name="T30" style:family="text">
      <style:text-properties style:font-name="Liberation Sans1" fo:font-size="24pt" fo:font-weight="bold" style:font-size-asian="24pt" style:font-weight-asian="bold" style:font-size-complex="24pt" style:font-weight-complex="bold"/>
    </style:style>
    <style:style style:name="T31" style:family="text">
      <style:text-properties style:font-name="Liberation Sans1" fo:font-size="24pt" fo:font-weight="normal" style:font-size-asian="24pt" style:font-weight-asian="normal" style:font-size-complex="24pt" style:font-weight-complex="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bold" style:font-name-complex="Lohit Devanagari1" style:font-size-complex="14pt" style:font-style-complex="normal" style:font-weight-complex="bold"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3pt" fo:font-style="italic" style:font-size-asian="13pt" style:font-style-asian="italic" style:font-size-complex="13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151cm" svg:x="1.524cm" svg:y="5.993cm" presentation:class="title" presentation:user-transformed="true">
          <draw:text-box>
            <text:p><text:span text:style-name="T1">Lang</text:span><text:span text:style-name="T1">age </text:span><text:span text:style-name="T1">Cour</text:span><text:span text:style-name="T1">se </text:span><text:span text:style-name="T1">Coor</text:span><text:span text:style-name="T1">dinati</text:span><text:span text:style-name="T1">on </text:span><text:span text:style-name="T1">(LCC</text:span><text:span text:style-name="T1">) </text:span><text:span text:style-name="T1">Proc</text:span><text:span text:style-name="T1">ess </text:span><text:span text:style-name="T1">Work</text:span><text:span text:style-name="T1">flow</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2" draw:text-style-name="P2" draw:layer="layout" svg:width="8.128cm" svg:height="2.794cm" svg:x="10.668cm" svg:y="10.922cm">
          <text:p/>
          <draw:enhanced-geometry svg:viewBox="0 0 21600 21600" draw:type="rectangle" draw:enhanced-path="M 0 0 L 21600 0 21600 21600 0 21600 0 0 Z N"/>
        </draw:custom-shape>
        <draw:frame presentation:style-name="pr3" draw:layer="layout" svg:width="25.199cm" svg:height="1.658cm" svg:x="1.4cm" svg:y="0.628cm" presentation:class="title" presentation:user-transformed="true">
          <draw:text-box>
            <text:p><text:span text:style-name="T2">General Overview of Workflow</text:span></text:p>
          </draw:text-box>
        </draw:frame>
        <draw:custom-shape draw:style-name="gr3" draw:text-style-name="P3" draw:layer="layout" svg:width="4.826cm" svg:height="2.154cm" svg:x="1.016cm" svg:y="3.51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4cm" svg:y="3.257cm">
          <text:p text:style-name="P3"><text:span text:style-name="T3">MyWelcome </text:span><text:span text:style-name="T3">app_1</text:span></text:p>
          <draw:enhanced-geometry svg:viewBox="0 0 21600 21600" draw:type="rectangle" draw:enhanced-path="M 0 0 L 21600 0 21600 21600 0 21600 0 0 Z N"/>
        </draw:custom-shape>
        <draw:custom-shape draw:style-name="gr5" draw:text-style-name="P5" draw:layer="layout" svg:width="2.286cm" svg:height="1.292cm" svg:x="1.27cm" svg:y="3.942cm">
          <text:p text:style-name="P3"><text:span text:style-name="T3">App-</text:span><text:span text:style-name="T3">Logic</text:span></text:p>
          <draw:enhanced-geometry svg:viewBox="0 0 21600 21600" draw:type="rectangle" draw:enhanced-path="M 0 0 L 21600 0 21600 21600 0 21600 0 0 Z N"/>
        </draw:custom-shape>
        <draw:custom-shape draw:style-name="gr6" draw:text-style-name="P6" draw:layer="layout" svg:width="4.318cm" svg:height="0.646cm" svg:x="1.27cm" svg:y="5.45cm">
          <text:p text:style-name="P3"><text:span text:style-name="T4">App-</text:span><text:span text:style-name="T4">Logic </text:span><text:span text:style-name="T4">Interf</text:span><text:span text:style-name="T4">ace</text:span></text:p>
          <draw:enhanced-geometry svg:viewBox="0 0 21600 21600" draw:type="rectangle" draw:enhanced-path="M 0 0 L 21600 0 21600 21600 0 21600 0 0 Z N"/>
        </draw:custom-shape>
        <draw:custom-shape draw:style-name="gr7" draw:text-style-name="P4" draw:layer="layout" svg:width="5.588cm" svg:height="0.762cm" svg:x="12.192cm" svg:y="10.668cm">
          <text:p text:style-name="P3"><text:span text:style-name="T3">Dispatcher</text:span></text:p>
          <draw:enhanced-geometry svg:viewBox="0 0 21600 21600" draw:type="rectangle" draw:enhanced-path="M 0 0 L 21600 0 21600 21600 0 21600 0 0 Z N"/>
        </draw:custom-shape>
        <draw:custom-shape draw:style-name="gr3" draw:text-style-name="P3" draw:layer="layout" svg:width="4.826cm" svg:height="2.154cm" svg:x="8.89cm" svg:y="3.51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9.274cm" svg:y="3.257cm">
          <text:p text:style-name="P3"><text:span text:style-name="T3">Agent</text:span><text:span text:style-name="T5">#1</text:span></text:p>
          <draw:enhanced-geometry svg:viewBox="0 0 21600 21600" draw:type="rectangle" draw:enhanced-path="M 0 0 L 21600 0 21600 21600 0 21600 0 0 Z N"/>
        </draw:custom-shape>
        <draw:custom-shape draw:style-name="gr8" draw:text-style-name="P6" xml:id="id1" draw:id="id1" draw:layer="layout" svg:width="4.318cm" svg:height="0.647cm" svg:x="9.144cm" svg:y="5.449cm">
          <text:p text:style-name="P3"><text:span text:style-name="T4">Agent Interface</text:span></text:p>
          <draw:enhanced-geometry svg:viewBox="0 0 21600 21600" draw:type="rectangle" draw:enhanced-path="M 0 0 L 21600 0 21600 21600 0 21600 0 0 Z N"/>
        </draw:custom-shape>
        <draw:custom-shape draw:style-name="gr9" draw:text-style-name="P7" draw:layer="layout" svg:width="4.826cm" svg:height="2.154cm" svg:x="22.86cm" svg:y="5.289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23.244cm" svg:y="5.035cm">
          <text:p text:style-name="P3"><text:span text:style-name="T3">WPM</text:span></text:p>
          <draw:enhanced-geometry svg:viewBox="0 0 21600 21600" draw:type="rectangle" draw:enhanced-path="M 0 0 L 21600 0 21600 21600 0 21600 0 0 Z N"/>
        </draw:custom-shape>
        <draw:custom-shape draw:style-name="gr10" draw:text-style-name="P8" draw:layer="layout" svg:width="2.286cm" svg:height="1.292cm" svg:x="25.146cm" svg:y="5.72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draw:layer="layout" svg:width="4.318cm" svg:height="0.646cm" svg:x="23.114cm" svg:y="7.228cm">
          <text:p text:style-name="P3"><text:span text:style-name="T4">WPM Interface</text:span></text:p>
          <draw:enhanced-geometry svg:viewBox="0 0 21600 21600" draw:type="rectangle" draw:enhanced-path="M 0 0 L 21600 0 21600 21600 0 21600 0 0 Z N"/>
        </draw:custom-shape>
        <draw:custom-shape draw:style-name="gr11" draw:text-style-name="P9" draw:layer="layout" svg:width="4.826cm" svg:height="2.154cm" svg:x="1.016cm" svg:y="3.51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4cm" svg:y="3.257cm">
          <text:p text:style-name="P3"><text:span text:style-name="T3">MyWelc</text:span><text:span text:style-name="T3">ome </text:span><text:span text:style-name="T3">app</text:span><text:span text:style-name="T5">#1</text:span></text:p>
          <draw:enhanced-geometry svg:viewBox="0 0 21600 21600" draw:type="rectangle" draw:enhanced-path="M 0 0 L 21600 0 21600 21600 0 21600 0 0 Z N"/>
        </draw:custom-shape>
        <draw:custom-shape draw:style-name="gr5" draw:text-style-name="P5" draw:layer="layout" svg:width="2.286cm" svg:height="1.292cm" svg:x="1.27cm" svg:y="3.942cm">
          <text:p text:style-name="P3"><text:span text:style-name="T3">App-Logic</text:span></text:p>
          <draw:enhanced-geometry svg:viewBox="0 0 21600 21600" draw:type="rectangle" draw:enhanced-path="M 0 0 L 21600 0 21600 21600 0 21600 0 0 Z N"/>
        </draw:custom-shape>
        <draw:custom-shape draw:style-name="gr6" draw:text-style-name="P6" draw:layer="layout" svg:width="4.318cm" svg:height="0.646cm" svg:x="1.27cm" svg:y="5.45cm">
          <text:p text:style-name="P3"><text:span text:style-name="T4">App-Logic Interface</text:span></text:p>
          <draw:enhanced-geometry svg:viewBox="0 0 21600 21600" draw:type="rectangle" draw:enhanced-path="M 0 0 L 21600 0 21600 21600 0 21600 0 0 Z N"/>
        </draw:custom-shape>
        <draw:custom-shape draw:style-name="gr3" draw:text-style-name="P3" draw:layer="layout" svg:width="4.826cm" svg:height="2.154cm" svg:x="1.016cm" svg:y="8.59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4cm" svg:y="8.337cm">
          <text:p text:style-name="P3"><text:span text:style-name="T3">MyWelco</text:span><text:span text:style-name="T3">me app_1</text:span></text:p>
          <draw:enhanced-geometry svg:viewBox="0 0 21600 21600" draw:type="rectangle" draw:enhanced-path="M 0 0 L 21600 0 21600 21600 0 21600 0 0 Z N"/>
        </draw:custom-shape>
        <draw:custom-shape draw:style-name="gr5" draw:text-style-name="P5" draw:layer="layout" svg:width="2.286cm" svg:height="1.292cm" svg:x="1.27cm" svg:y="9.022cm">
          <text:p text:style-name="P3"><text:span text:style-name="T3">App-Logic</text:span></text:p>
          <draw:enhanced-geometry svg:viewBox="0 0 21600 21600" draw:type="rectangle" draw:enhanced-path="M 0 0 L 21600 0 21600 21600 0 21600 0 0 Z N"/>
        </draw:custom-shape>
        <draw:custom-shape draw:style-name="gr6" draw:text-style-name="P6" draw:layer="layout" svg:width="4.318cm" svg:height="0.646cm" svg:x="1.27cm" svg:y="10.53cm">
          <text:p text:style-name="P3"><text:span text:style-name="T4">App-Logic Interface</text:span></text:p>
          <draw:enhanced-geometry svg:viewBox="0 0 21600 21600" draw:type="rectangle" draw:enhanced-path="M 0 0 L 21600 0 21600 21600 0 21600 0 0 Z N"/>
        </draw:custom-shape>
        <draw:custom-shape draw:style-name="gr11" draw:text-style-name="P9" draw:layer="layout" svg:width="4.826cm" svg:height="2.154cm" svg:x="1.016cm" svg:y="8.59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4cm" svg:y="8.337cm">
          <text:p text:style-name="P3"><text:span text:style-name="T3">MyWelcome </text:span><text:span text:style-name="T3">app</text:span><text:span text:style-name="T5">#n</text:span></text:p>
          <draw:enhanced-geometry svg:viewBox="0 0 21600 21600" draw:type="rectangle" draw:enhanced-path="M 0 0 L 21600 0 21600 21600 0 21600 0 0 Z N"/>
        </draw:custom-shape>
        <draw:custom-shape draw:style-name="gr5" draw:text-style-name="P5" draw:layer="layout" svg:width="2.286cm" svg:height="1.292cm" svg:x="1.27cm" svg:y="9.022cm">
          <text:p text:style-name="P3"><text:span text:style-name="T3">App-Logic</text:span></text:p>
          <draw:enhanced-geometry svg:viewBox="0 0 21600 21600" draw:type="rectangle" draw:enhanced-path="M 0 0 L 21600 0 21600 21600 0 21600 0 0 Z N"/>
        </draw:custom-shape>
        <draw:custom-shape draw:style-name="gr6" draw:text-style-name="P6" draw:layer="layout" svg:width="4.318cm" svg:height="0.646cm" svg:x="1.27cm" svg:y="10.53cm">
          <text:p text:style-name="P3"><text:span text:style-name="T4">App-Logic </text:span><text:span text:style-name="T4">Interface</text:span></text:p>
          <draw:enhanced-geometry svg:viewBox="0 0 21600 21600" draw:type="rectangle" draw:enhanced-path="M 0 0 L 21600 0 21600 21600 0 21600 0 0 Z N"/>
        </draw:custom-shape>
        <draw:custom-shape draw:style-name="gr3" draw:text-style-name="P3" draw:layer="layout" svg:width="4.826cm" svg:height="2.154cm" svg:x="15.494cm" svg:y="3.51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5.878cm" svg:y="3.257cm">
          <text:p text:style-name="P3"><text:span text:style-name="T3">Agent</text:span><text:span text:style-name="T5">#n</text:span></text:p>
          <draw:enhanced-geometry svg:viewBox="0 0 21600 21600" draw:type="rectangle" draw:enhanced-path="M 0 0 L 21600 0 21600 21600 0 21600 0 0 Z N"/>
        </draw:custom-shape>
        <draw:custom-shape draw:style-name="gr8" draw:text-style-name="P6" xml:id="id2" draw:id="id2" draw:layer="layout" svg:width="4.318cm" svg:height="0.647cm" svg:x="15.748cm" svg:y="5.449cm">
          <text:p text:style-name="P3"><text:span text:style-name="T4">Agent </text:span><text:span text:style-name="T4">Interface</text:span></text:p>
          <draw:enhanced-geometry svg:viewBox="0 0 21600 21600" draw:type="rectangle" draw:enhanced-path="M 0 0 L 21600 0 21600 21600 0 21600 0 0 Z N"/>
        </draw:custom-shape>
        <draw:frame draw:style-name="gr12" draw:text-style-name="P10" draw:layer="layout" svg:width="0.65cm" svg:height="2.015cm" svg:x="3.048cm" svg:y="6.096cm">
          <draw:text-box>
            <text:p><text:span text:style-name="T6">.</text:span></text:p>
            <text:p><text:span text:style-name="T6">.</text:span></text:p>
            <text:p><text:span text:style-name="T6">.</text:span></text:p>
          </draw:text-box>
        </draw:frame>
        <draw:frame draw:style-name="gr13" draw:text-style-name="P10" draw:layer="layout" svg:width="1.391cm" svg:height="0.962cm" svg:x="13.97cm" svg:y="4.064cm">
          <draw:text-box>
            <text:p><text:span text:style-name="T7">. . .</text:span></text:p>
          </draw:text-box>
        </draw:frame>
        <draw:connector draw:style-name="gr14" draw:text-style-name="P11" draw:layer="layout" draw:type="curve" svg:x1="11.303cm" svg:y1="6.096cm" svg:x2="17.907cm" svg:y2="6.096cm" draw:start-shape="id1" draw:start-glue-point="2" draw:end-shape="id2" svg:d="M11303 6096c0 750 6604 750 6604 0" svg:viewBox="0 0 6605 564">
          <text:p/>
        </draw:connector>
        <draw:line draw:style-name="gr15" draw:text-style-name="P3" draw:layer="layout" svg:x1="4.826cm" svg:y1="6.096cm" svg:x2="10.668cm" svg:y2="11.938cm">
          <text:p/>
        </draw:line>
        <draw:line draw:style-name="gr15" draw:text-style-name="P3" draw:layer="layout" svg:x1="9.906cm" svg:y1="6.096cm" svg:x2="11.684cm" svg:y2="10.915cm">
          <text:p/>
        </draw:line>
        <draw:line draw:style-name="gr15" draw:text-style-name="P3" draw:layer="layout" svg:x1="19.304cm" svg:y1="6.096cm" svg:x2="18.288cm" svg:y2="10.922cm">
          <text:p/>
        </draw:line>
        <draw:line draw:style-name="gr15" draw:text-style-name="P3" draw:layer="layout" svg:x1="18.796cm" svg:y1="11.684cm" svg:x2="24.384cm" svg:y2="7.874cm">
          <text:p/>
        </draw:line>
        <draw:frame draw:style-name="gr16" draw:text-style-name="P12" draw:layer="layout" svg:width="4.316cm" svg:height="0.662cm" svg:x="4.591cm" svg:y="6.858cm">
          <draw:text-box>
            <text:p><text:span text:style-name="T8">1. Grades to dispatcher</text:span></text:p>
          </draw:text-box>
        </draw:frame>
        <draw:frame draw:style-name="gr17" draw:text-style-name="P12" draw:layer="layout" svg:width="3.537cm" svg:height="0.662cm" svg:x="9.417cm" svg:y="9.498cm">
          <draw:text-box>
            <text:p><text:span text:style-name="T8">2. Grades to agent</text:span></text:p>
          </draw:text-box>
        </draw:frame>
        <draw:frame draw:style-name="gr18" draw:text-style-name="P13" draw:layer="layout" svg:width="5.392cm" svg:height="1.073cm" svg:x="12.113cm" svg:y="6.547cm">
          <draw:text-box>
            <text:p text:style-name="P3"><text:span text:style-name="T8">3. Start coordination if agents</text:span><text:span text:style-name="T8"><text:line-break/></text:span><text:span text:style-name="T8">received the signal from WPM</text:span></text:p>
          </draw:text-box>
        </draw:frame>
        <draw:frame draw:style-name="gr19" draw:text-style-name="P12" draw:layer="layout" svg:width="3.923cm" svg:height="1.073cm" svg:x="17.291cm" svg:y="6.958cm">
          <draw:text-box>
            <text:p><text:span text:style-name="T8">4. Grouping proposal</text:span><text:span text:style-name="T8"><text:line-break/></text:span><text:span text:style-name="T8"> <text:s text:c="7"/>to dispatcher</text:span></text:p>
          </draw:text-box>
        </draw:frame>
        <draw:frame draw:style-name="gr20" draw:text-style-name="P12" draw:layer="layout" svg:width="4.066cm" svg:height="1.073cm" svg:x="18.683cm" svg:y="10.16cm">
          <draw:text-box>
            <text:p><text:span text:style-name="T8">5. Grouping </text:span><text:span text:style-name="T9">proposal</text:span><text:span text:style-name="T8"><text:line-break/></text:span><text:span text:style-name="T8"> <text:s text:c="7"/>to teacher</text:span></text:p>
          </draw:text-box>
        </draw:frame>
        <draw:frame draw:style-name="gr21" draw:text-style-name="P13" draw:layer="layout" svg:width="5.413cm" svg:height="1.073cm" svg:x="21.477cm" svg:y="8.325cm">
          <draw:text-box>
            <text:p text:style-name="P3"><text:span text:style-name="T8">6. </text:span><text:span text:style-name="T9">Accepted </text:span><text:span text:style-name="T8">grouping to </text:span><text:span text:style-name="T8"><text:line-break/></text:span><text:span text:style-name="T8">dispatcher or only an approval</text:span></text:p>
          </draw:text-box>
        </draw:frame>
        <draw:frame draw:style-name="gr22" draw:text-style-name="P13" draw:layer="layout" svg:width="4.185cm" svg:height="1.073cm" svg:x="16.51cm" svg:y="8.89cm">
          <draw:text-box>
            <text:p text:style-name="P3"><text:span text:style-name="T8">7. </text:span><text:span text:style-name="T9">Accepted </text:span><text:span text:style-name="T8">grouping </text:span><text:span text:style-name="T8"><text:line-break/></text:span><text:span text:style-name="T8">to agents</text:span></text:p>
          </draw:text-box>
        </draw:frame>
        <draw:frame draw:style-name="gr23" draw:text-style-name="P13" draw:layer="layout" svg:width="3.901cm" svg:height="1.073cm" svg:x="8.515cm" svg:y="7.366cm">
          <draw:text-box>
            <text:p text:style-name="P3"><text:span text:style-name="T8">8. Group of the TCN </text:span><text:span text:style-name="T8"><text:line-break/></text:span><text:span text:style-name="T8">to dispatcher</text:span></text:p>
          </draw:text-box>
        </draw:frame>
        <draw:frame draw:style-name="gr23" draw:text-style-name="P12" draw:layer="layout" svg:width="3.901cm" svg:height="1.073cm" svg:x="6.858cm" svg:y="10.103cm">
          <draw:text-box>
            <text:p><text:span text:style-name="T8">9. Group of the TCN </text:span><text:span text:style-name="T8"><text:line-break/></text:span><text:span text:style-name="T8"> <text:s text:c="12"/>to app</text:span></text:p>
          </draw:text-box>
        </draw:frame>
        <draw:line draw:style-name="gr15" draw:text-style-name="P3" draw:layer="layout" svg:x1="10.668cm" svg:y1="6.096cm" svg:x2="18.288cm" svg:y2="10.922cm">
          <text:p/>
        </draw:line>
        <draw:frame draw:style-name="gr22" draw:text-style-name="P13" draw:layer="layout" svg:width="4.185cm" svg:height="1.073cm" svg:x="12.7cm" svg:y="8.325cm">
          <draw:text-box>
            <text:p text:style-name="P3"><text:span text:style-name="T8">7. </text:span><text:span text:style-name="T9">Accepted </text:span><text:span text:style-name="T8">grouping </text:span><text:span text:style-name="T8"><text:line-break/></text:span><text:span text:style-name="T8">to agents</text:span></text:p>
          </draw:text-box>
        </draw:frame>
        <presentation:notes draw:style-name="dp2">
          <draw:page-thumbnail draw:style-name="gr1"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5" draw:layer="layout" svg:width="25.199cm" svg:height="2.629cm" svg:x="1.4cm" svg:y="0.628cm" presentation:class="title">
          <draw:text-box>
            <text:p><text:span text:style-name="T2">Questions</text:span></text:p>
          </draw:text-box>
        </draw:frame>
        <draw:frame presentation:style-name="pr5" draw:layer="layout" svg:width="25.199cm" svg:height="9.134cm" svg:x="1.4cm" svg:y="3.685cm" presentation:class="outline">
          <draw:text-box>
            <text:list text:style-name="L2">
              <text:list-header>
                <text:p text:style-name="P16"><text:span text:style-name="T10">1. </text:span><text:span text:style-name="T11">How the status of agents are updated in GAR? <text:s/></text:span></text:p>
                <text:p text:style-name="P16"><text:span text:style-name="T10">2. </text:span><text:span text:style-name="T11">How each agent is informed about its classmate agents?</text:span></text:p>
                <text:p><text:span text:style-name="T11">3. How the approved solution is sent to all agents?</text:span></text:p>
                <text:p><text:span text:style-name="T11">4. How the coordination is initialized in LCC scenario?</text:span></text:p>
                <text:p><text:span text:style-name="T10">5. </text:span><text:span text:style-name="T12"><text:s/></text:span><text:span text:style-name="T11">Which agent sends the grouping to WPM?</text:span></text:p>
              </text:list-header>
            </text:list>
          </draw:text-box>
        </draw:frame>
        <presentation:notes draw:style-name="dp2">
          <draw:page-thumbnail draw:style-name="gr1"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7" draw:layer="layout" svg:width="25.199cm" svg:height="2.629cm" svg:x="1.4cm" svg:y="0.628cm" presentation:class="title" presentation:user-transformed="true">
          <draw:text-box>
            <text:p><text:span text:style-name="T10">Q1.</text:span><text:span text:style-name="T12"> </text:span><text:span text:style-name="T13">How the status of agents are updated in GAR? <text:s/></text:span></text:p>
          </draw:text-box>
        </draw:frame>
        <draw:custom-shape draw:style-name="gr24" draw:text-style-name="P3" xml:id="id5" draw:id="id5" draw:layer="layout" svg:width="4.572cm" svg:height="2.154cm" svg:x="0.762cm" svg:y="3.434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113cm" svg:y="3.341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xml:id="id7" draw:id="id7" draw:layer="layout" svg:width="4.09cm" svg:height="0.647cm" svg:x="0.99cm" svg:y="5.195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9" draw:text-style-name="P7" xml:id="id3" draw:id="id3" draw:layer="layout" svg:width="4.826cm" svg:height="2.154cm" svg:x="10.668cm" svg:y="5.035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1.052cm" svg:y="4.781cm">
          <text:p text:style-name="P3"><text:span text:style-name="T3">WPM</text:span></text:p>
          <draw:enhanced-geometry svg:viewBox="0 0 21600 21600" draw:type="rectangle" draw:enhanced-path="M 0 0 L 21600 0 21600 21600 0 21600 0 0 Z N"/>
        </draw:custom-shape>
        <draw:custom-shape draw:style-name="gr6" draw:text-style-name="P6" xml:id="id8" draw:id="id8" draw:layer="layout" svg:width="4.318cm" svg:height="0.646cm" svg:x="10.922cm" svg:y="6.974cm">
          <text:p text:style-name="P3"><text:span text:style-name="T4">WPM </text:span><text:span text:style-name="T4">Interface</text:span></text:p>
          <draw:enhanced-geometry svg:viewBox="0 0 21600 21600" draw:type="rectangle" draw:enhanced-path="M 0 0 L 21600 0 21600 21600 0 21600 0 0 Z N"/>
        </draw:custom-shape>
        <draw:custom-shape draw:style-name="gr27" draw:text-style-name="P18" xml:id="id4" draw:id="id4" draw:layer="layout" svg:width="2.032cm" svg:height="2.286cm" svg:x="23.878cm" svg:y="3.895cm">
          <text:p text:style-name="P3"><text:span text:style-name="T14">WA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 draw:text-style-name="P4" draw:layer="layout" svg:width="4.359cm" svg:height="3.81cm" svg:x="23.116cm" svg:y="6.689cm">
          <text:p/>
          <draw:enhanced-geometry svg:viewBox="0 0 21600 21600" draw:type="rectangle" draw:enhanced-path="M 0 0 L 21600 0 21600 21600 0 21600 0 0 Z N"/>
        </draw:custom-shape>
        <draw:frame draw:style-name="gr29" draw:text-style-name="P19" draw:layer="layout" svg:width="4.359cm" svg:height="3.569cm" svg:x="23.116cm" svg:y="6.716cm">
          <draw:text-box>
            <text:p><text:span text:style-name="T15">Agents</text:span><text:span text:style-name="T16">:</text:span></text:p>
            <text:p><text:span text:style-name="T16">Agent_1 – active,</text:span></text:p>
            <text:p><text:span text:style-name="T16">.</text:span></text:p>
            <text:p><text:span text:style-name="T16">Agent_9 – active,</text:span></text:p>
            <text:p><text:span text:style-name="T16">Agent_10 – inactive,</text:span></text:p>
            <text:p><text:span text:style-name="T16">.</text:span></text:p>
            <text:p><text:span text:style-name="T16">Agent_n – inactive.</text:span></text:p>
          </draw:text-box>
        </draw:frame>
        <draw:frame draw:style-name="gr30" draw:text-style-name="P19" draw:layer="layout" svg:width="5.946cm" svg:height="2.471cm" svg:x="22.1cm" svg:y="11.007cm">
          <draw:text-box>
            <text:p><text:span text:style-name="T17">N agents are stored in </text:span><text:span text:style-name="T17"><text:line-break/></text:span><text:span text:style-name="T17">GAR. {agent_1, . , </text:span><text:span text:style-name="T17"><text:line-break/></text:span><text:span text:style-name="T17">agent_9} are active </text:span><text:span text:style-name="T17"><text:line-break/></text:span><text:span text:style-name="T17">and the rest are inactive.</text:span></text:p>
          </draw:text-box>
        </draw:frame>
        <draw:connector draw:style-name="gr31" draw:text-style-name="P11" draw:layer="layout" draw:type="line" svg:x1="15.494cm" svg:y1="6.112cm" svg:x2="23.878cm" svg:y2="5.038cm" draw:start-shape="id3" draw:start-glue-point="1" draw:end-shape="id4" draw:end-glue-point="6" svg:d="M15494 6112l8384-1074" svg:viewBox="0 0 8385 1075">
          <text:p/>
        </draw:connector>
        <draw:frame draw:style-name="gr32" draw:text-style-name="P19" draw:layer="layout" svg:width="5.586cm" svg:height="0.806cm" svg:x="16.51cm" svg:y="4.532cm">
          <draw:text-box>
            <text:p><text:span text:style-name="T17">1. Obtain active agents</text:span></text:p>
          </draw:text-box>
        </draw:frame>
        <draw:custom-shape draw:style-name="gr33" draw:text-style-name="P4" draw:layer="layout" svg:width="3.81cm" svg:height="2.286cm" svg:x="16.002cm" svg:y="7.366cm">
          <text:p/>
          <draw:enhanced-geometry svg:viewBox="0 0 21600 21600" draw:type="rectangle" draw:enhanced-path="M 0 0 L 21600 0 21600 21600 0 21600 0 0 Z N"/>
        </draw:custom-shape>
        <draw:frame draw:style-name="gr34" draw:text-style-name="P19" draw:layer="layout" svg:width="3.999cm" svg:height="3.569cm" svg:x="16.002cm" svg:y="7.393cm">
          <draw:text-box>
            <text:p><text:span text:style-name="T15">Agents</text:span><text:span text:style-name="T16">:</text:span></text:p>
            <text:p><text:span text:style-name="T16">Agent_1 – active,</text:span></text:p>
            <text:p><text:span text:style-name="T16">.</text:span></text:p>
            <text:p><text:span text:style-name="T16">Agent_9 – active,</text:span></text:p>
          </draw:text-box>
        </draw:frame>
        <draw:frame draw:style-name="gr35" draw:text-style-name="P19" draw:layer="layout" svg:width="0.68cm" svg:height="1.673cm" svg:x="2.622cm" svg:y="5.588cm">
          <draw:text-box>
            <text:p>.</text:p>
            <text:p>.</text:p>
          </draw:text-box>
        </draw:frame>
        <draw:frame draw:style-name="gr35" draw:text-style-name="P19" draw:layer="layout" svg:width="0.68cm" svg:height="1.673cm" svg:x="2.622cm" svg:y="10.519cm">
          <draw:text-box>
            <text:p>.</text:p>
            <text:p>.</text:p>
          </draw:text-box>
        </draw:frame>
        <draw:custom-shape draw:style-name="gr24" draw:text-style-name="P3" xml:id="id6" draw:id="id6" draw:layer="layout" svg:width="4.572cm" svg:height="2.154cm" svg:x="0.762cm" svg:y="7.713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113cm" svg:y="7.62cm">
          <text:p text:style-name="P3"><text:span text:style-name="T3">Agent</text:span><text:span text:style-name="T5">#9</text:span></text:p>
          <draw:enhanced-geometry svg:viewBox="0 0 21600 21600" draw:mirror-horizontal="false" draw:mirror-vertical="false" draw:type="rectangle" draw:enhanced-path="M 0 0 L 21600 0 21600 21600 0 21600 0 0 Z N"/>
        </draw:custom-shape>
        <draw:custom-shape draw:style-name="gr26" draw:text-style-name="P6" xml:id="id9" draw:id="id9" draw:layer="layout" svg:width="4.09cm" svg:height="0.647cm" svg:x="0.99cm" svg:y="9.474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0.762cm" svg:y="12.57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113cm" svg:y="12.485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0.99cm" svg:y="14.339cm">
          <text:p text:style-name="P3"><text:span text:style-name="T4">Agent Interface</text:span></text:p>
          <draw:enhanced-geometry svg:viewBox="0 0 21600 21600" draw:mirror-horizontal="false" draw:mirror-vertical="false" draw:type="rectangle" draw:enhanced-path="M 0 0 L 21600 0 21600 21600 0 21600 0 0 Z N"/>
        </draw:custom-shape>
        <draw:connector draw:style-name="gr36" draw:text-style-name="P11" draw:layer="layout" draw:type="lines" svg:x1="10.668cm" svg:y1="6.112cm" svg:x2="5.334cm" svg:y2="4.511cm" draw:start-shape="id3" draw:start-glue-point="3" draw:end-shape="id5" svg:d="M10668 6112h-501l-4332-1601h-501" svg:viewBox="0 0 5335 1602">
          <text:p/>
        </draw:connector>
        <draw:connector draw:style-name="gr36" draw:text-style-name="P11" draw:layer="layout" draw:type="lines" svg:x1="10.668cm" svg:y1="6.112cm" svg:x2="5.334cm" svg:y2="8.79cm" draw:start-shape="id3" draw:start-glue-point="3" draw:end-shape="id6" draw:end-glue-point="1" svg:d="M10668 6112h-501l-4332 2678h-501" svg:viewBox="0 0 5335 2679">
          <text:p/>
        </draw:connector>
        <draw:frame draw:style-name="gr37" draw:text-style-name="P19" draw:layer="layout" svg:width="3.762cm" svg:height="0.725cm" svg:x="6.096cm" svg:y="4.278cm">
          <draw:text-box>
            <text:p><text:span text:style-name="T16">2. Can I kill you? </text:span></text:p>
          </draw:text-box>
        </draw:frame>
        <draw:frame draw:style-name="gr37" draw:text-style-name="P19" draw:layer="layout" svg:width="3.762cm" svg:height="0.725cm" svg:x="5.588cm" svg:y="7.657cm">
          <draw:text-box>
            <text:p><text:span text:style-name="T16">2. Can I kill you? </text:span></text:p>
          </draw:text-box>
        </draw:frame>
        <draw:connector draw:style-name="gr36" draw:text-style-name="P11" draw:layer="layout" draw:type="lines" svg:x1="5.08cm" svg:y1="5.518cm" svg:x2="10.922cm" svg:y2="7.297cm" draw:start-shape="id7" draw:start-glue-point="1" draw:end-shape="id8" draw:end-glue-point="3" svg:d="M5080 5518h501l4840 1779h501" svg:viewBox="0 0 5843 1780">
          <text:p/>
        </draw:connector>
        <draw:frame draw:style-name="gr38" draw:text-style-name="P19" draw:layer="layout" svg:width="1.662cm" svg:height="0.725cm" svg:x="5.196cm" svg:y="5.879cm">
          <draw:text-box>
            <text:p><text:span text:style-name="T16">3. Yes</text:span></text:p>
          </draw:text-box>
        </draw:frame>
        <draw:connector draw:style-name="gr36" draw:text-style-name="P11" draw:layer="layout" draw:type="lines" svg:x1="5.08cm" svg:y1="9.797cm" svg:x2="13.081cm" svg:y2="7.62cm" draw:start-shape="id9" draw:start-glue-point="1" draw:end-shape="id8" draw:end-glue-point="2" svg:d="M5080 9797h501l7500-1676v-501" svg:viewBox="0 0 8002 2178">
          <text:p/>
        </draw:connector>
        <draw:frame draw:style-name="gr39" draw:text-style-name="P19" draw:layer="layout" svg:width="1.518cm" svg:height="0.725cm" svg:x="9.398cm" svg:y="8.89cm">
          <draw:text-box>
            <text:p><text:span text:style-name="T16">3. No</text:span></text:p>
          </draw:text-box>
        </draw:frame>
        <draw:frame draw:style-name="gr40" draw:text-style-name="P19" draw:layer="layout" svg:width="16.758cm" svg:height="3.323cm" svg:x="5.594cm" svg:y="11.684cm">
          <draw:text-box>
            <text:p><text:span text:style-name="T3">The </text:span><text:span text:style-name="T5">process</text:span><text:span text:style-name="T3"> starts with WPM fetching the list of active agents from GAR. Then </text:span><text:span text:style-name="T3"><text:line-break/></text:span><text:span text:style-name="T3">it sends a “Can I kill you” signal to all active agents. If agent answers “yes”, then </text:span><text:span text:style-name="T3"><text:line-break/></text:span><text:span text:style-name="T3">WPM kills the agent and updates its status. If agent answers “no”, then WPM </text:span><text:span text:style-name="T3"><text:line-break/></text:span><text:span text:style-name="T3">doesn’t kill the agent and the </text:span><text:span text:style-name="T5">process</text:span><text:span text:style-name="T3"> ends. </text:span></text:p>
            <text:p><text:span text:style-name="T3">The </text:span><text:span text:style-name="T5">process</text:span><text:span text:style-name="T3"> is started by WPM in each 30 or 60 minutes. In other words, </text:span><text:span text:style-name="T3"><text:line-break/></text:span><text:span text:style-name="T3">WPM controls the status of agents in each 30 or 60 minutes. <text:s/></text:span></text:p>
          </draw:text-box>
        </draw:frame>
        <presentation:notes draw:style-name="dp2">
          <draw:page-thumbnail draw:style-name="gr1" draw:layer="layout" svg:width="19.798cm" svg:height="11.136cm" svg:x="0.6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7" draw:layer="layout" svg:width="25.199cm" svg:height="2.629cm" svg:x="1.4cm" svg:y="0.626cm" presentation:class="title" presentation:user-transformed="true">
          <draw:text-box>
            <text:p><text:span text:style-name="T11">Q2.</text:span><text:span text:style-name="T13"> How each agent is informed about its classmate agents?</text:span></text:p>
          </draw:text-box>
        </draw:frame>
        <draw:frame draw:style-name="gr41" draw:text-style-name="P19" draw:layer="layout" svg:width="14.832cm" svg:height="2.384cm" svg:x="1.27cm" svg:y="3.81cm">
          <draw:text-box>
            <text:p><text:span text:style-name="T7">2 methods:</text:span></text:p>
            <text:p>1) Each <text:span text:style-name="T7">TCN </text:span>enters his/her class via Welcome app</text:p>
            <text:p>2) <text:span text:style-name="T7">Teacher</text:span> sends this information via WPM</text:p>
          </draw:text-box>
        </draw:frame>
        <presentation:notes draw:style-name="dp2">
          <draw:page-thumbnail draw:style-name="gr1"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42" draw:text-style-name="P3" draw:layer="layout" svg:width="4.572cm" svg:height="1.827cm" svg:x="2.794cm" svg:y="3.25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3.158cm" svg:y="3.044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3.035cm" svg:y="3.62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3.035cm" svg:y="4.904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794cm" svg:y="3.25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3.158cm" svg:y="3.044cm">
          <text:p text:style-name="P3"><text:span text:style-name="T3">MyWelcome app</text:span><text:span text:style-name="T5">#1</text:span></text:p>
          <draw:enhanced-geometry svg:viewBox="0 0 21600 21600" draw:type="rectangle" draw:enhanced-path="M 0 0 L 21600 0 21600 21600 0 21600 0 0 Z N"/>
        </draw:custom-shape>
        <draw:custom-shape draw:style-name="gr44" draw:text-style-name="P21" draw:layer="layout" svg:width="2.165cm" svg:height="1.096cm" svg:x="3.035cm" svg:y="3.625cm">
          <text:p text:style-name="P3"><text:span text:style-name="T3">App-Logic</text:span></text:p>
          <draw:enhanced-geometry svg:viewBox="0 0 21600 21600" draw:type="rectangle" draw:enhanced-path="M 0 0 L 21600 0 21600 21600 0 21600 0 0 Z N"/>
        </draw:custom-shape>
        <draw:custom-shape draw:style-name="gr45" draw:text-style-name="P22" xml:id="id14" draw:id="id14" draw:layer="layout" svg:width="4.09cm" svg:height="0.548cm" svg:x="3.035cm" svg:y="4.904cm">
          <text:p text:style-name="P3"><text:span text:style-name="T4">App-Logic Interface</text:span></text:p>
          <draw:enhanced-geometry svg:viewBox="0 0 21600 21600" draw:type="rectangle" draw:enhanced-path="M 0 0 L 21600 0 21600 21600 0 21600 0 0 Z N"/>
        </draw:custom-shape>
        <draw:custom-shape draw:style-name="gr42" draw:text-style-name="P3" draw:layer="layout" svg:width="4.572cm" svg:height="1.827cm" svg:x="19.812cm" svg:y="3.26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176cm" svg:y="3.054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0.053cm" svg:y="3.63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053cm" svg:y="4.914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9.812cm" svg:y="3.26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176cm" svg:y="3.054cm">
          <text:p text:style-name="P3"><text:span text:style-name="T3">MyWelcome app</text:span><text:span text:style-name="T5">#n</text:span></text:p>
          <draw:enhanced-geometry svg:viewBox="0 0 21600 21600" draw:type="rectangle" draw:enhanced-path="M 0 0 L 21600 0 21600 21600 0 21600 0 0 Z N"/>
        </draw:custom-shape>
        <draw:custom-shape draw:style-name="gr44" draw:text-style-name="P21" draw:layer="layout" svg:width="2.165cm" svg:height="1.096cm" svg:x="20.053cm" svg:y="3.635cm">
          <text:p text:style-name="P3"><text:span text:style-name="T3">App-Logic</text:span></text:p>
          <draw:enhanced-geometry svg:viewBox="0 0 21600 21600" draw:type="rectangle" draw:enhanced-path="M 0 0 L 21600 0 21600 21600 0 21600 0 0 Z N"/>
        </draw:custom-shape>
        <draw:custom-shape draw:style-name="gr45" draw:text-style-name="P22" xml:id="id16" draw:id="id16" draw:layer="layout" svg:width="4.09cm" svg:height="0.548cm" svg:x="20.053cm" svg:y="4.914cm">
          <text:p text:style-name="P3"><text:span text:style-name="T4">App-Logic Interface</text:span></text:p>
          <draw:enhanced-geometry svg:viewBox="0 0 21600 21600" draw:type="rectangle" draw:enhanced-path="M 0 0 L 21600 0 21600 21600 0 21600 0 0 Z N"/>
        </draw:custom-shape>
        <draw:frame draw:style-name="gr47" draw:text-style-name="P23" draw:layer="layout" svg:width="1.778cm" svg:height="1.47cm" svg:x="12.7cm" svg:y="3.806cm">
          <draw:text-box>
            <text:p><text:span text:style-name="T18">. . .</text:span></text:p>
          </draw:text-box>
        </draw:frame>
        <draw:frame draw:style-name="gr48" draw:text-style-name="P23" draw:layer="layout" svg:width="2.153cm" svg:height="1.199cm" svg:x="5.334cm" svg:y="5.909cm">
          <draw:text-box>
            <text:p><text:span text:style-name="T16">Class of </text:span><text:span text:style-name="T16"><text:line-break/></text:span><text:span text:style-name="T16">TCN_1</text:span></text:p>
          </draw:text-box>
        </draw:frame>
        <draw:frame draw:style-name="gr48" draw:text-style-name="P23" draw:layer="layout" svg:width="2.153cm" svg:height="1.199cm" svg:x="22.231cm" svg:y="5.97cm">
          <draw:text-box>
            <text:p><text:span text:style-name="T16">Class of </text:span><text:span text:style-name="T16"><text:line-break/></text:span><text:span text:style-name="T16">TCN_n</text:span></text:p>
          </draw:text-box>
        </draw:frame>
        <draw:connector draw:style-name="gr36" draw:text-style-name="P11" draw:layer="layout" svg:x1="4.559cm" svg:y1="10.16cm" svg:x2="22.339cm" svg:y2="10.121cm" draw:start-shape="id10" draw:start-glue-point="2" draw:end-shape="id11" draw:end-glue-point="2" svg:d="M4559 10160v500h17780v-539" svg:viewBox="0 0 17781 540">
          <text:p/>
        </draw:connector>
        <draw:frame draw:style-name="gr49" draw:text-style-name="P23" draw:layer="layout" svg:width="10.785cm" svg:height="0.806cm" svg:x="9.027cm" svg:y="8.128cm">
          <draw:text-box>
            <text:p><text:span text:style-name="T17">agent_n broadcast its class to all active agents</text:span></text:p>
          </draw:text-box>
        </draw:frame>
        <draw:frame draw:style-name="gr49" draw:text-style-name="P23" draw:layer="layout" svg:width="10.785cm" svg:height="0.806cm" svg:x="8.636cm" svg:y="10.878cm">
          <draw:text-box>
            <text:p><text:span text:style-name="T17">agent_1 broadcast its class to all active agents</text:span></text:p>
          </draw:text-box>
        </draw:frame>
        <draw:frame presentation:style-name="pr4" draw:text-style-name="P15" draw:layer="layout" svg:width="25.199cm" svg:height="2.629cm" svg:x="1.402cm" svg:y="0.628cm" presentation:class="title" presentation:user-transformed="true">
          <draw:text-box>
            <text:p><text:span text:style-name="T11">Q2_Approach 1: </text:span><text:span text:style-name="T13">Agents are informed by “TCNs”</text:span></text:p>
          </draw:text-box>
        </draw:frame>
        <draw:frame draw:style-name="gr50" draw:text-style-name="P25" draw:layer="layout" svg:width="27.092cm" svg:height="1.916cm" svg:x="0.508cm" svg:y="12.954cm">
          <draw:text-box>
            <text:p text:style-name="P24"><text:span text:style-name="T17">Each TCN enters his/her classroom name (the classroom where he/she is officially assigned) to MyWelcome app. </text:span><text:span text:style-name="T17"><text:line-break/></text:span><text:span text:style-name="T17">MyWelcome app sends this info to the respective agent. To determine which agents belong to the same classroom, each </text:span><text:span text:style-name="T17"><text:line-break/></text:span><text:span text:style-name="T17">agent broadcasts its classroom to all active agents. </text:span></text:p>
          </draw:text-box>
        </draw:frame>
        <draw:custom-shape draw:style-name="gr24" draw:text-style-name="P3" xml:id="id13" draw:id="id13" draw:layer="layout" svg:width="4.572cm" svg:height="2.154cm" svg:x="2.286cm" svg:y="7.752cm">
          <text:p/>
          <draw:enhanced-geometry svg:viewBox="0 0 21600 21600" draw:mirror-horizontal="false" draw:mirror-vertical="false" draw:type="rectangle" draw:enhanced-path="M 0 0 L 21600 0 21600 21600 0 21600 0 0 Z N"/>
        </draw:custom-shape>
        <draw:custom-shape draw:style-name="gr25" draw:text-style-name="P4" xml:id="id15" draw:id="id15" draw:layer="layout" svg:width="3.967cm" svg:height="0.469cm" svg:x="2.637cm" svg:y="7.659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xml:id="id10" draw:id="id10" draw:layer="layout" svg:width="4.09cm" svg:height="0.647cm" svg:x="2.514cm" svg:y="9.513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xml:id="id12" draw:id="id12" draw:layer="layout" svg:width="4.572cm" svg:height="2.154cm" svg:x="20.066cm" svg:y="7.713cm">
          <text:p/>
          <draw:enhanced-geometry svg:viewBox="0 0 21600 21600" draw:mirror-horizontal="false" draw:mirror-vertical="false" draw:type="rectangle" draw:enhanced-path="M 0 0 L 21600 0 21600 21600 0 21600 0 0 Z N"/>
        </draw:custom-shape>
        <draw:custom-shape draw:style-name="gr25" draw:text-style-name="P4" xml:id="id17" draw:id="id17" draw:layer="layout" svg:width="3.967cm" svg:height="0.469cm" svg:x="20.417cm" svg:y="7.62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xml:id="id11" draw:id="id11" draw:layer="layout" svg:width="4.09cm" svg:height="0.647cm" svg:x="20.294cm" svg:y="9.474cm">
          <text:p text:style-name="P3"><text:span text:style-name="T4">Agent Interface</text:span></text:p>
          <draw:enhanced-geometry svg:viewBox="0 0 21600 21600" draw:mirror-horizontal="false" draw:mirror-vertical="false" draw:type="rectangle" draw:enhanced-path="M 0 0 L 21600 0 21600 21600 0 21600 0 0 Z N"/>
        </draw:custom-shape>
        <draw:connector draw:style-name="gr36" draw:text-style-name="P11" draw:layer="layout" draw:type="lines" svg:x1="20.066cm" svg:y1="8.79cm" svg:x2="6.858cm" svg:y2="8.829cm" draw:start-shape="id12" draw:start-glue-point="3" draw:end-shape="id13" svg:d="M20066 8790h-501l-12206 39h-501" svg:viewBox="0 0 13209 40">
          <text:p/>
        </draw:connector>
        <draw:connector draw:style-name="gr36" draw:text-style-name="P11" draw:layer="layout" draw:type="lines" svg:x1="5.08cm" svg:y1="5.452cm" svg:x2="4.62cm" svg:y2="7.659cm" draw:start-shape="id14" draw:start-glue-point="2" draw:end-shape="id15" draw:end-glue-point="0" svg:d="M5080 5452v501l-460 1204v502" svg:viewBox="0 0 461 2208">
          <text:p/>
        </draw:connector>
        <draw:connector draw:style-name="gr36" draw:text-style-name="P11" draw:layer="layout" draw:type="lines" svg:x1="22.098cm" svg:y1="5.462cm" svg:x2="22.4cm" svg:y2="7.62cm" draw:start-shape="id16" draw:start-glue-point="2" draw:end-shape="id17" draw:end-glue-point="0" svg:d="M22098 5462v501l302 1155v502" svg:viewBox="0 0 303 2159">
          <text:p/>
        </draw:connector>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51" draw:text-style-name="P26" draw:layer="layout" svg:width="4.826cm" svg:height="2.154cm" svg:x="5.334cm" svg:y="3.765cm">
          <text:p/>
          <draw:enhanced-geometry svg:viewBox="0 0 21600 21600" draw:mirror-horizontal="false" draw:mirror-vertical="false" draw:type="rectangle" draw:enhanced-path="M 0 0 L 21600 0 21600 21600 0 21600 0 0 Z N"/>
        </draw:custom-shape>
        <draw:custom-shape draw:style-name="gr4" draw:text-style-name="P20" draw:layer="layout" svg:width="4.188cm" svg:height="0.469cm" svg:x="5.718cm" svg:y="3.511cm">
          <text:p text:style-name="P3"><text:span text:style-name="T3">WPM</text:span></text:p>
          <draw:enhanced-geometry svg:viewBox="0 0 21600 21600" draw:type="rectangle" draw:enhanced-path="M 0 0 L 21600 0 21600 21600 0 21600 0 0 Z N"/>
        </draw:custom-shape>
        <draw:custom-shape draw:style-name="gr10" draw:text-style-name="P27" xml:id="id18" draw:id="id18" draw:layer="layout" svg:width="2.286cm" svg:height="1.292cm" svg:x="7.62cm" svg:y="4.196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22" draw:layer="layout" svg:width="4.318cm" svg:height="0.646cm" svg:x="5.588cm" svg:y="5.704cm">
          <text:p text:style-name="P3"><text:span text:style-name="T4">WPM Interface</text:span></text:p>
          <draw:enhanced-geometry svg:viewBox="0 0 21600 21600" draw:type="rectangle" draw:enhanced-path="M 0 0 L 21600 0 21600 21600 0 21600 0 0 Z N"/>
        </draw:custom-shape>
        <draw:frame draw:style-name="gr52" draw:text-style-name="P23" draw:layer="layout" svg:width="12.055cm" svg:height="1.673cm" svg:x="11.43cm" svg:y="3.048cm">
          <draw:text-box>
            <text:p><text:span text:style-name="T16">Teacher panel displays the list of agents (active and inactive),</text:span><text:span text:style-name="T16"><text:line-break/></text:span><text:span text:style-name="T16">teacher sets a class to each agent and WPM stores the info </text:span><text:span text:style-name="T16"><text:line-break/></text:span><text:span text:style-name="T16">to GAR</text:span></text:p>
          </draw:text-box>
        </draw:frame>
        <draw:frame presentation:style-name="pr4" draw:text-style-name="P15" draw:layer="layout" svg:width="25.199cm" svg:height="2.629cm" svg:x="1.403cm" svg:y="0.629cm" presentation:class="title" presentation:user-transformed="true">
          <draw:text-box>
            <text:p><text:span text:style-name="T11">Q2_Approach 2: </text:span><text:span text:style-name="T13">Agents are informed by “Teacher”</text:span></text:p>
          </draw:text-box>
        </draw:frame>
        <draw:custom-shape draw:style-name="gr27" draw:text-style-name="P18" xml:id="id19" draw:id="id19" draw:layer="layout" svg:width="2.032cm" svg:height="2.286cm" svg:x="22.989cm" svg:y="4.446cm">
          <text:p text:style-name="P3"><text:span text:style-name="T14">WA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 draw:text-style-name="P4" draw:layer="layout" svg:width="5.875cm" svg:height="3.81cm" svg:x="20.669cm" svg:y="6.732cm">
          <text:p/>
          <draw:enhanced-geometry svg:viewBox="0 0 21600 21600" draw:type="rectangle" draw:enhanced-path="M 0 0 L 21600 0 21600 21600 0 21600 0 0 Z N"/>
        </draw:custom-shape>
        <draw:frame draw:style-name="gr54" draw:text-style-name="P19" draw:layer="layout" svg:width="6.018cm" svg:height="3.569cm" svg:x="20.628cm" svg:y="6.759cm">
          <draw:text-box>
            <text:p><text:span text:style-name="T15">Agents</text:span><text:span text:style-name="T16">:</text:span></text:p>
            <text:p><text:span text:style-name="T16">Agent_1 – active, </text:span><text:span text:style-name="T15">class_1</text:span></text:p>
            <text:p><text:span text:style-name="T16">.</text:span></text:p>
            <text:p><text:span text:style-name="T16">Agent_9 – active, </text:span><text:span text:style-name="T15">class_2,</text:span></text:p>
            <text:p><text:span text:style-name="T16">Agent_10 – inactive, </text:span><text:span text:style-name="T15">class_3</text:span></text:p>
            <text:p><text:span text:style-name="T16">.</text:span></text:p>
            <text:p><text:span text:style-name="T16">Agent_n – inactive. </text:span><text:span text:style-name="T15">class_1</text:span><text:span text:style-name="T16"> ,</text:span></text:p>
          </draw:text-box>
        </draw:frame>
        <draw:connector draw:style-name="gr31" draw:text-style-name="P11" draw:layer="layout" draw:type="line" svg:x1="9.906cm" svg:y1="4.842cm" svg:x2="22.989cm" svg:y2="5.589cm" draw:start-shape="id18" draw:start-glue-point="1" draw:end-shape="id19" draw:end-glue-point="6" svg:d="M9906 4842l13083 747" svg:viewBox="0 0 13084 748">
          <text:p/>
        </draw:connector>
        <draw:frame draw:style-name="gr55" draw:text-style-name="P19" draw:layer="layout" svg:width="6.082cm" svg:height="1.916cm" svg:x="20.574cm" svg:y="10.796cm">
          <draw:text-box>
            <text:p><text:span text:style-name="T17">GAR stores the agents </text:span><text:span text:style-name="T17"><text:line-break/></text:span><text:span text:style-name="T17">with their status and with </text:span><text:span text:style-name="T17"><text:line-break/></text:span><text:span text:style-name="T17">the class they are in</text:span></text:p>
          </draw:text-box>
        </draw:frame>
        <draw:frame draw:style-name="gr56" draw:text-style-name="P19" draw:layer="layout" svg:width="15.293cm" svg:height="1.361cm" svg:x="0.508cm" svg:y="7.112cm">
          <draw:text-box>
            <text:p><text:span text:style-name="T17">Since each agent populates the GAR when it is created (by WPM), </text:span></text:p>
            <text:p><text:span text:style-name="T17">it will know to which class it belongs to, when it is created. </text:span></text:p>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28" draw:layer="layout" svg:width="25.199cm" svg:height="2.629cm" svg:x="1.4cm" svg:y="0.628cm" presentation:class="title">
          <draw:text-box>
            <text:p><text:span text:style-name="T11">Q2_Implications</text:span></text:p>
          </draw:text-box>
        </draw:frame>
        <draw:frame draw:style-name="standard" draw:layer="layout" svg:width="26.163cm" svg:height="8.861cm" svg:x="1.522cm" svg:y="3.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9"><text:span text:style-name="T19">Approach</text:span></text:p>
              </table:table-cell>
              <table:table-cell>
                <text:p text:style-name="P29"><text:span text:style-name="T19">Pros</text:span></text:p>
              </table:table-cell>
              <table:table-cell>
                <text:p text:style-name="P29"><text:span text:style-name="T19">Cons</text:span></text:p>
              </table:table-cell>
            </table:table-row>
            <table:table-row table:style-name="ro2" table:default-cell-style-name="ce1">
              <table:table-cell>
                <text:p text:style-name="P29"><text:span text:style-name="T19">By </text:span><text:span text:style-name="T20">TCNs</text:span></text:p>
              </table:table-cell>
              <table:table-cell>
                <text:p text:style-name="P29"><text:span text:style-name="T21">1)</text:span><text:span text:style-name="T22"> Teacher is not included in this specific process (less work for her) </text:span></text:p>
              </table:table-cell>
              <table:table-cell>
                <text:p text:style-name="P29"><text:span text:style-name="T21">1)</text:span><text:span text:style-name="T22"> TCNs might enter incorrect class</text:span></text:p>
                <text:p text:style-name="P29"><text:span text:style-name="T21">2)</text:span><text:span text:style-name="T22"> n*(n-1) number of communications for n agents</text:span></text:p>
                <text:p text:style-name="P29"><text:span text:style-name="T21">3)</text:span><text:span text:style-name="T22"> Application should provide a UI to enter class and app should get the name of classrooms from somewhere</text:span></text:p>
                <text:p text:style-name="P29"><text:span text:style-name="T22"/></text:p>
              </table:table-cell>
            </table:table-row>
            <table:table-row table:style-name="ro3" table:default-cell-style-name="ce1">
              <table:table-cell>
                <text:p text:style-name="P29"><text:span text:style-name="T19">By </text:span><text:span text:style-name="T20">Teacher</text:span></text:p>
              </table:table-cell>
              <table:table-cell>
                <text:p text:style-name="P29"><text:span text:style-name="T21">1)</text:span><text:span text:style-name="T22"> Info can be stored in GLAR as well </text:span></text:p>
                <text:p text:style-name="P29"><text:span text:style-name="T22"/></text:p>
              </table:table-cell>
              <table:table-cell>
                <text:p text:style-name="P29"><text:span text:style-name="T21">1)</text:span><text:span text:style-name="T22"> WPM should provide a UI/functionality for teacher to enter the respective classes of TCNs</text:span></text:p>
              </table:table-cell>
            </table:table-row>
          </table:table>
          <draw:image xlink:href="Pictures/TablePreview1.svm" xlink:type="simple" xlink:show="embed" xlink:actuate="onLoad"/>
        </draw:frame>
        <draw:frame draw:style-name="gr57" draw:text-style-name="P19" draw:layer="layout" svg:width="23.159cm" svg:height="0.962cm" svg:x="2.032cm" svg:y="14.224cm">
          <draw:text-box>
            <text:p>* Pros and cons of a method is, respectively, cons and pros of the other method. </text:p>
          </draw:text-box>
        </draw:frame>
        <presentation:notes draw:style-name="dp2">
          <draw:page-thumbnail draw:style-name="gr1"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2.629cm" svg:x="1.471cm" svg:y="5.499cm" presentation:class="title" presentation:user-transformed="true">
          <draw:text-box>
            <text:p>LCC Process Workflow</text:p>
          </draw:text-box>
        </draw:frame>
        <presentation:notes draw:style-name="dp2">
          <draw:page-thumbnail draw:style-name="gr1"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42" draw:text-style-name="P3" draw:layer="layout" svg:width="4.572cm" svg:height="1.827cm" svg:x="1.778cm" svg:y="6.697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142cm" svg:y="6.482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019cm" svg:y="7.063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19cm" svg:y="8.342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778cm" svg:y="6.697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142cm" svg:y="6.482cm">
          <text:p text:style-name="P3"><text:span text:style-name="T3">MyWelcome app</text:span><text:span text:style-name="T5">#1</text:span></text:p>
          <draw:enhanced-geometry svg:viewBox="0 0 21600 21600" draw:type="rectangle" draw:enhanced-path="M 0 0 L 21600 0 21600 21600 0 21600 0 0 Z N"/>
        </draw:custom-shape>
        <draw:custom-shape draw:style-name="gr44" draw:text-style-name="P21" draw:layer="layout" svg:width="2.165cm" svg:height="1.096cm" svg:x="2.019cm" svg:y="7.063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19cm" svg:y="8.342cm">
          <text:p text:style-name="P3"><text:span text:style-name="T4">App-Logic Interface</text:span></text:p>
          <draw:enhanced-geometry svg:viewBox="0 0 21600 21600" draw:type="rectangle" draw:enhanced-path="M 0 0 L 21600 0 21600 21600 0 21600 0 0 Z N"/>
        </draw:custom-shape>
        <draw:frame draw:style-name="gr47" draw:text-style-name="P23" draw:layer="layout" svg:width="1.778cm" svg:height="1.47cm" svg:x="11.43cm" svg:y="11.684cm">
          <draw:text-box>
            <text:p><text:span text:style-name="T18">. . .</text:span></text:p>
          </draw:text-box>
        </draw:frame>
        <draw:frame draw:style-name="gr47" draw:text-style-name="P23" draw:layer="layout" svg:width="1.778cm" svg:height="1.47cm" svg:x="11.684cm" svg:y="6.912cm">
          <draw:text-box>
            <text:p><text:span text:style-name="T18">. . .</text:span></text:p>
          </draw:text-box>
        </draw:frame>
        <draw:line draw:style-name="gr36" draw:text-style-name="P11" draw:layer="layout" svg:x1="4.064cm" svg:y1="8.89cm" svg:x2="4.064cm" svg:y2="11.308cm">
          <text:p/>
        </draw:line>
        <draw:frame presentation:style-name="pr6" draw:text-style-name="P15" draw:layer="layout" svg:width="25.199cm" svg:height="2.121cm" svg:x="1.402cm" svg:y="-0.089cm" presentation:class="title" presentation:user-transformed="true">
          <draw:text-box>
            <text:p><text:span text:style-name="T11">App-Agent communication: </text:span><text:span text:style-name="T11"><text:line-break/></text:span><text:span text:style-name="T13">TCN solves evaluation exercises</text:span></text:p>
          </draw:text-box>
        </draw:frame>
        <draw:custom-shape draw:style-name="gr58" draw:text-style-name="P30" draw:layer="layout" svg:width="5.334cm" svg:height="1.485cm" svg:x="3.048cm" svg:y="3.556cm">
          <text:p text:style-name="P3"><text:span text:style-name="T3">TCN is solving evaluation </text:span><text:span text:style-name="T3"><text:line-break/></text:span><text:span text:style-name="T3">exercises</text:span></text:p>
          <draw:enhanced-geometry svg:viewBox="0 0 21600 21600" draw:text-areas="800 800 20800 20800" draw:type="round-rectangular-callout" draw:modifiers="-1987.92877225867 41630.14804845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6" draw:text-style-name="P11" draw:layer="layout" svg:x1="4.064cm" svg:y1="11.308cm" svg:x2="4.064cm" svg:y2="9.022cm">
          <text:p/>
        </draw:line>
        <draw:custom-shape draw:style-name="gr42" draw:text-style-name="P3" draw:layer="layout" svg:width="4.572cm" svg:height="1.827cm" svg:x="19.05cm" svg:y="6.44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9.414cm" svg:y="6.228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19.291cm" svg:y="6.809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19.291cm" svg:y="8.088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9.05cm" svg:y="6.44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9.414cm" svg:y="6.228cm">
          <text:p text:style-name="P3"><text:span text:style-name="T3">MyWelcome app</text:span><text:span text:style-name="T5">#n</text:span></text:p>
          <draw:enhanced-geometry svg:viewBox="0 0 21600 21600" draw:type="rectangle" draw:enhanced-path="M 0 0 L 21600 0 21600 21600 0 21600 0 0 Z N"/>
        </draw:custom-shape>
        <draw:custom-shape draw:style-name="gr44" draw:text-style-name="P21" draw:layer="layout" svg:width="2.165cm" svg:height="1.096cm" svg:x="19.291cm" svg:y="6.809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19.291cm" svg:y="8.088cm">
          <text:p text:style-name="P3"><text:span text:style-name="T4">App-Logic Interface</text:span></text:p>
          <draw:enhanced-geometry svg:viewBox="0 0 21600 21600" draw:type="rectangle" draw:enhanced-path="M 0 0 L 21600 0 21600 21600 0 21600 0 0 Z N"/>
        </draw:custom-shape>
        <draw:line draw:style-name="gr36" draw:text-style-name="P11" draw:layer="layout" svg:x1="21.336cm" svg:y1="8.636cm" svg:x2="21.336cm" svg:y2="11.054cm">
          <text:p/>
        </draw:line>
        <draw:custom-shape draw:style-name="gr58" draw:text-style-name="P30" draw:layer="layout" svg:width="5.334cm" svg:height="1.485cm" svg:x="20.32cm" svg:y="3.302cm">
          <text:p text:style-name="P3"><text:span text:style-name="T3">TCN is solving evaluation </text:span><text:span text:style-name="T3"><text:line-break/></text:span><text:span text:style-name="T3">exercises</text:span></text:p>
          <draw:enhanced-geometry svg:viewBox="0 0 21600 21600" draw:text-areas="800 800 20800 20800" draw:type="round-rectangular-callout" draw:modifiers="-1987.92877225867 41630.14804845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6" draw:text-style-name="P11" draw:layer="layout" svg:x1="21.336cm" svg:y1="11.054cm" svg:x2="21.336cm" svg:y2="8.768cm">
          <text:p/>
        </draw:line>
        <draw:frame draw:style-name="gr59" draw:text-style-name="P19" draw:layer="layout" svg:width="19.721cm" svg:height="0.806cm" svg:x="0.762cm" svg:y="14.438cm">
          <draw:text-box>
            <text:p><text:span text:style-name="T17">* At the end of each lesson, each TCN solves evaluation exercises in MyWelcome app. </text:span></text:p>
          </draw:text-box>
        </draw:frame>
        <draw:custom-shape draw:style-name="gr24" draw:text-style-name="P3" draw:layer="layout" svg:width="4.572cm" svg:height="2.154cm" svg:x="1.778cm" svg:y="11.30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129cm" svg:y="11.215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006cm" svg:y="13.069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9.05cm" svg:y="11.269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401cm" svg:y="11.176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278cm" svg:y="13.03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2" draw:text-style-name="P3" draw:layer="layout" svg:width="4.572cm" svg:height="1.827cm" svg:x="2.794cm" svg:y="3.64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3.158cm" svg:y="3.434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3.035cm" svg:y="4.01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3.035cm" svg:y="5.294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794cm" svg:y="3.64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3.158cm" svg:y="3.434cm">
          <text:p text:style-name="P3"><text:span text:style-name="T3">MyWelcome app</text:span><text:span text:style-name="T5">#1</text:span></text:p>
          <draw:enhanced-geometry svg:viewBox="0 0 21600 21600" draw:type="rectangle" draw:enhanced-path="M 0 0 L 21600 0 21600 21600 0 21600 0 0 Z N"/>
        </draw:custom-shape>
        <draw:custom-shape draw:style-name="gr44" draw:text-style-name="P21" draw:layer="layout" svg:width="2.165cm" svg:height="1.096cm" svg:x="3.035cm" svg:y="4.015cm">
          <text:p text:style-name="P3"><text:span text:style-name="T3">App-Logic</text:span></text:p>
          <draw:enhanced-geometry svg:viewBox="0 0 21600 21600" draw:type="rectangle" draw:enhanced-path="M 0 0 L 21600 0 21600 21600 0 21600 0 0 Z N"/>
        </draw:custom-shape>
        <draw:custom-shape draw:style-name="gr45" draw:text-style-name="P22" xml:id="id20" draw:id="id20" draw:layer="layout" svg:width="4.09cm" svg:height="0.548cm" svg:x="3.035cm" svg:y="5.294cm">
          <text:p text:style-name="P3"><text:span text:style-name="T4">App-Logic Interface</text:span></text:p>
          <draw:enhanced-geometry svg:viewBox="0 0 21600 21600" draw:type="rectangle" draw:enhanced-path="M 0 0 L 21600 0 21600 21600 0 21600 0 0 Z N"/>
        </draw:custom-shape>
        <draw:custom-shape draw:style-name="gr42" draw:text-style-name="P3" draw:layer="layout" svg:width="4.572cm" svg:height="1.827cm" svg:x="19.812cm" svg:y="3.65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176cm" svg:y="3.444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0.053cm" svg:y="4.02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053cm" svg:y="5.304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9.812cm" svg:y="3.65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176cm" svg:y="3.444cm">
          <text:p text:style-name="P3"><text:span text:style-name="T3">MyWelcome app</text:span><text:span text:style-name="T5">#n</text:span></text:p>
          <draw:enhanced-geometry svg:viewBox="0 0 21600 21600" draw:type="rectangle" draw:enhanced-path="M 0 0 L 21600 0 21600 21600 0 21600 0 0 Z N"/>
        </draw:custom-shape>
        <draw:custom-shape draw:style-name="gr44" draw:text-style-name="P21" draw:layer="layout" svg:width="2.165cm" svg:height="1.096cm" svg:x="20.053cm" svg:y="4.025cm">
          <text:p text:style-name="P3"><text:span text:style-name="T3">App-Logic</text:span></text:p>
          <draw:enhanced-geometry svg:viewBox="0 0 21600 21600" draw:type="rectangle" draw:enhanced-path="M 0 0 L 21600 0 21600 21600 0 21600 0 0 Z N"/>
        </draw:custom-shape>
        <draw:custom-shape draw:style-name="gr45" draw:text-style-name="P22" xml:id="id21" draw:id="id21" draw:layer="layout" svg:width="4.09cm" svg:height="0.548cm" svg:x="20.053cm" svg:y="5.304cm">
          <text:p text:style-name="P3"><text:span text:style-name="T4">App-Logic Interface</text:span></text:p>
          <draw:enhanced-geometry svg:viewBox="0 0 21600 21600" draw:type="rectangle" draw:enhanced-path="M 0 0 L 21600 0 21600 21600 0 21600 0 0 Z N"/>
        </draw:custom-shape>
        <draw:frame draw:style-name="gr47" draw:text-style-name="P23" draw:layer="layout" svg:width="1.778cm" svg:height="1.47cm" svg:x="12.446cm" svg:y="11.362cm">
          <draw:text-box>
            <text:p><text:span text:style-name="T18">. . .</text:span></text:p>
          </draw:text-box>
        </draw:frame>
        <draw:frame draw:style-name="gr47" draw:text-style-name="P23" draw:layer="layout" svg:width="1.778cm" svg:height="1.47cm" svg:x="12.7cm" svg:y="4.196cm">
          <draw:text-box>
            <text:p><text:span text:style-name="T18">. . .</text:span></text:p>
          </draw:text-box>
        </draw:frame>
        <draw:frame presentation:style-name="pr6" draw:layer="layout" svg:width="25.199cm" svg:height="2.121cm" svg:x="1.016cm" svg:y="-0.089cm" presentation:class="title" presentation:user-transformed="true">
          <draw:text-box>
            <text:p><text:span text:style-name="T11">App-Agent communication: </text:span><text:span text:style-name="T11"><text:line-break/></text:span><text:span text:style-name="T13">Evaluation exercise results</text:span></text:p>
          </draw:text-box>
        </draw:frame>
        <draw:custom-shape draw:style-name="gr60" draw:text-style-name="P30" draw:layer="layout" svg:width="5.334cm" svg:height="1.231cm" svg:x="1.016cm" svg:y="1.187cm">
          <text:p text:style-name="P3"><text:span text:style-name="T3">Evaluation exercises are</text:span></text:p>
          <text:p text:style-name="P3"><text:span text:style-name="T3">solved</text:span></text:p>
          <draw:enhanced-geometry svg:viewBox="0 0 21600 21600" draw:text-areas="800 800 20800 20800" draw:type="round-rectangular-callout" draw:modifiers="9348.52858481724 3788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32" draw:layer="layout" svg:width="5.334cm" svg:height="1.27cm" svg:x="22.352cm" svg:y="1.402cm">
          <text:p text:style-name="P31"><text:span text:style-name="T3">Evaluation exercises are</text:span></text:p>
          <text:p text:style-name="P3"><text:span text:style-name="T3">solved</text:span></text:p>
          <draw:enhanced-geometry svg:viewBox="0 0 21600 21600" draw:text-areas="800 800 20800 20800" draw:type="round-rectangular-callout" draw:modifiers="5498.18181818182 34141.935483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 draw:layer="layout" svg:width="3.81cm" svg:height="3.81cm" svg:x="5.588cm" svg:y="6.99cm">
          <text:p/>
          <draw:enhanced-geometry svg:viewBox="0 0 21600 21600" draw:type="rectangle" draw:enhanced-path="M 0 0 L 21600 0 21600 21600 0 21600 0 0 Z N"/>
        </draw:custom-shape>
        <draw:frame draw:style-name="gr34" draw:text-style-name="P19" draw:layer="layout" svg:width="3.999cm" svg:height="3.569cm" svg:x="5.588cm" svg:y="7.017cm">
          <draw:text-box>
            <text:p><text:span text:style-name="T15">Score_lesson_m</text:span><text:span text:style-name="T16">:</text:span></text:p>
            <text:p><text:span text:style-name="T16">Reading: _</text:span></text:p>
            <text:p><text:span text:style-name="T16">Writing: _</text:span></text:p>
            <text:p><text:span text:style-name="T16">Grammar: _</text:span></text:p>
            <text:p><text:span text:style-name="T16">Vocabulary: _</text:span></text:p>
            <text:p><text:span text:style-name="T16">Lesson Progress</text:span><text:span text:style-name="T16"><text:line-break/></text:span><text:span text:style-name="T16">level: _ </text:span></text:p>
          </draw:text-box>
        </draw:frame>
        <draw:custom-shape draw:style-name="gr63" draw:text-style-name="P4" draw:layer="layout" svg:width="3.81cm" svg:height="3.81cm" svg:x="23.043cm" svg:y="6.99cm">
          <text:p/>
          <draw:enhanced-geometry svg:viewBox="0 0 21600 21600" draw:type="rectangle" draw:enhanced-path="M 0 0 L 21600 0 21600 21600 0 21600 0 0 Z N"/>
        </draw:custom-shape>
        <draw:frame draw:style-name="gr34" draw:text-style-name="P19" draw:layer="layout" svg:width="3.999cm" svg:height="3.569cm" svg:x="23.043cm" svg:y="7.017cm">
          <draw:text-box>
            <text:p><text:span text:style-name="T15">Score_lesson_m</text:span><text:span text:style-name="T16">:</text:span></text:p>
            <text:p><text:span text:style-name="T16">Reading: _</text:span></text:p>
            <text:p><text:span text:style-name="T16">Writing: _</text:span></text:p>
            <text:p><text:span text:style-name="T16">Grammar: _</text:span></text:p>
            <text:p><text:span text:style-name="T16">Vocabulary: _</text:span></text:p>
            <text:p><text:span text:style-name="T16">Lesson Progress</text:span><text:span text:style-name="T16"><text:line-break/></text:span><text:span text:style-name="T16">level: _ </text:span></text:p>
          </draw:text-box>
        </draw:frame>
        <draw:frame draw:style-name="gr64" draw:text-style-name="P19" draw:layer="layout" svg:width="3.118cm" svg:height="0.763cm" svg:x="23.368cm" svg:y="6.227cm">
          <draw:text-box>
            <text:p><text:span text:style-name="T3">Info package</text:span></text:p>
          </draw:text-box>
        </draw:frame>
        <draw:frame draw:style-name="gr64" draw:text-style-name="P19" draw:layer="layout" svg:width="3.118cm" svg:height="0.763cm" svg:x="6.026cm" svg:y="6.227cm">
          <draw:text-box>
            <text:p><text:span text:style-name="T3">Info package</text:span></text:p>
          </draw:text-box>
        </draw:frame>
        <draw:frame draw:style-name="gr65" draw:text-style-name="P19" draw:layer="layout" svg:width="3.302cm" svg:height="2.811cm" svg:x="1.778cm" svg:y="6.99cm">
          <draw:text-box>
            <text:p><text:span text:style-name="T3">1. App-logic </text:span><text:span text:style-name="T3"><text:line-break/></text:span><text:span text:style-name="T3">calculates and sends scores to agent</text:span></text:p>
          </draw:text-box>
        </draw:frame>
        <draw:frame draw:style-name="gr65" draw:text-style-name="P19" draw:layer="layout" svg:width="3.302cm" svg:height="2.811cm" svg:x="18.796cm" svg:y="6.736cm">
          <draw:text-box>
            <text:p><text:span text:style-name="T3">1. App-logic </text:span><text:span text:style-name="T3"><text:line-break/></text:span><text:span text:style-name="T3">calculates and sends scores to agent</text:span></text:p>
          </draw:text-box>
        </draw:frame>
        <draw:frame draw:style-name="gr66" draw:text-style-name="P19" draw:layer="layout" svg:width="27.515cm" svg:height="1.361cm" svg:x="-0.015cm" svg:y="13.879cm">
          <draw:text-box>
            <text:p><text:span text:style-name="T17">* Once a TCN finishes solving evaluation exercises, app-logic calculates grades (reading, grammar, writing, </text:span><text:span text:style-name="T17"><text:line-break/></text:span><text:span text:style-name="T17">vocabulary and lesson progress level) and sends it to the respective agent. </text:span></text:p>
          </draw:text-box>
        </draw:frame>
        <draw:connector draw:style-name="gr36" draw:text-style-name="P11" draw:layer="layout" draw:type="line" svg:x1="5.08cm" svg:y1="5.842cm" svg:x2="5.093cm" svg:y2="10.932cm" draw:start-shape="id20" draw:start-glue-point="2" svg:d="M5080 5842l13 5090" svg:viewBox="0 0 14 5091">
          <text:p/>
        </draw:connector>
        <draw:connector draw:style-name="gr36" draw:text-style-name="P11" draw:layer="layout" draw:type="line" svg:x1="22.098cm" svg:y1="5.852cm" svg:x2="22.111cm" svg:y2="11.054cm" draw:start-shape="id21" draw:start-glue-point="2" svg:d="M22098 5852l13 5202" svg:viewBox="0 0 14 5203">
          <text:p/>
        </draw:connector>
        <draw:custom-shape draw:style-name="gr24" draw:text-style-name="P3" draw:layer="layout" svg:width="4.572cm" svg:height="2.154cm" svg:x="2.794cm" svg:y="11.015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3.145cm" svg:y="10.922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3.022cm" svg:y="12.776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9.812cm" svg:y="11.054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0.163cm" svg:y="10.961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0.04cm" svg:y="12.815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2" draw:text-style-name="P3" draw:layer="layout" svg:width="4.572cm" svg:height="1.827cm" svg:x="2.317cm" svg:y="1.73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681cm" svg:y="1.524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558cm" svg:y="2.10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558cm" svg:y="3.384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317cm" svg:y="1.739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681cm" svg:y="1.524cm">
          <text:p text:style-name="P3"><text:span text:style-name="T3">MyWelcome app</text:span><text:span text:style-name="T5">#1</text:span></text:p>
          <draw:enhanced-geometry svg:viewBox="0 0 21600 21600" draw:type="rectangle" draw:enhanced-path="M 0 0 L 21600 0 21600 21600 0 21600 0 0 Z N"/>
        </draw:custom-shape>
        <draw:custom-shape draw:style-name="gr44" draw:text-style-name="P21" draw:layer="layout" svg:width="2.165cm" svg:height="1.096cm" svg:x="2.558cm" svg:y="2.105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558cm" svg:y="3.384cm">
          <text:p text:style-name="P3"><text:span text:style-name="T4">App-Logic Interface</text:span></text:p>
          <draw:enhanced-geometry svg:viewBox="0 0 21600 21600" draw:type="rectangle" draw:enhanced-path="M 0 0 L 21600 0 21600 21600 0 21600 0 0 Z N"/>
        </draw:custom-shape>
        <draw:custom-shape draw:style-name="gr42" draw:text-style-name="P3" draw:layer="layout" svg:width="4.572cm" svg:height="1.827cm" svg:x="20.097cm" svg:y="1.99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461cm" svg:y="1.778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0.338cm" svg:y="2.359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338cm" svg:y="3.638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0.097cm" svg:y="1.99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0.461cm" svg:y="1.778cm">
          <text:p text:style-name="P3"><text:span text:style-name="T3">MyWelcome app</text:span><text:span text:style-name="T5">#n</text:span></text:p>
          <draw:enhanced-geometry svg:viewBox="0 0 21600 21600" draw:type="rectangle" draw:enhanced-path="M 0 0 L 21600 0 21600 21600 0 21600 0 0 Z N"/>
        </draw:custom-shape>
        <draw:custom-shape draw:style-name="gr44" draw:text-style-name="P21" draw:layer="layout" svg:width="2.165cm" svg:height="1.096cm" svg:x="20.338cm" svg:y="2.359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0.338cm" svg:y="3.638cm">
          <text:p text:style-name="P3"><text:span text:style-name="T4">App-Logic Interface</text:span></text:p>
          <draw:enhanced-geometry svg:viewBox="0 0 21600 21600" draw:type="rectangle" draw:enhanced-path="M 0 0 L 21600 0 21600 21600 0 21600 0 0 Z N"/>
        </draw:custom-shape>
        <draw:frame draw:style-name="gr47" draw:text-style-name="P23" draw:layer="layout" svg:width="1.778cm" svg:height="1.47cm" svg:x="12.731cm" svg:y="9.96cm">
          <draw:text-box>
            <text:p><text:span text:style-name="T18">. . .</text:span></text:p>
          </draw:text-box>
        </draw:frame>
        <draw:frame draw:style-name="gr47" draw:text-style-name="P23" draw:layer="layout" svg:width="1.778cm" svg:height="1.47cm" svg:x="12.985cm" svg:y="2.032cm">
          <draw:text-box>
            <text:p><text:span text:style-name="T18">. . .</text:span></text:p>
          </draw:text-box>
        </draw:frame>
        <draw:line draw:style-name="gr36" draw:text-style-name="P11" draw:layer="layout" svg:x1="4.603cm" svg:y1="3.932cm" svg:x2="4.603cm" svg:y2="9.022cm">
          <text:p/>
        </draw:line>
        <draw:line draw:style-name="gr36" draw:text-style-name="P11" draw:layer="layout" svg:x1="22.383cm" svg:y1="4.054cm" svg:x2="22.383cm" svg:y2="9.388cm">
          <text:p/>
        </draw:line>
        <draw:frame presentation:style-name="pr7" draw:layer="layout" svg:width="25.199cm" svg:height="1.889cm" svg:x="1.402cm" svg:y="0cm" presentation:class="title" presentation:user-transformed="true">
          <draw:text-box>
            <text:p><text:span text:style-name="T11">App-Agent communication: </text:span><text:span text:style-name="T11"><text:line-break/></text:span><text:span text:style-name="T13">Saving evaluation exercise results</text:span></text:p>
          </draw:text-box>
        </draw:frame>
        <draw:custom-shape draw:style-name="gr63" draw:text-style-name="P4" draw:layer="layout" svg:width="3.81cm" svg:height="3.81cm" svg:x="5.365cm" svg:y="4.318cm">
          <text:p/>
          <draw:enhanced-geometry svg:viewBox="0 0 21600 21600" draw:type="rectangle" draw:enhanced-path="M 0 0 L 21600 0 21600 21600 0 21600 0 0 Z N"/>
        </draw:custom-shape>
        <draw:frame draw:style-name="gr34" draw:text-style-name="P19" draw:layer="layout" svg:width="3.999cm" svg:height="3.569cm" svg:x="5.365cm" svg:y="4.345cm">
          <draw:text-box>
            <text:p><text:span text:style-name="T15">Score_lesson_m</text:span><text:span text:style-name="T16">:</text:span></text:p>
            <text:p><text:span text:style-name="T16">Reading: _</text:span></text:p>
            <text:p><text:span text:style-name="T16">Writing: _</text:span></text:p>
            <text:p><text:span text:style-name="T16">Grammar: _</text:span></text:p>
            <text:p><text:span text:style-name="T16">Vocabulary: _</text:span></text:p>
            <text:p><text:span text:style-name="T16">Lesson Progress</text:span><text:span text:style-name="T16"><text:line-break/></text:span><text:span text:style-name="T16">level: _ </text:span></text:p>
          </draw:text-box>
        </draw:frame>
        <draw:custom-shape draw:style-name="gr63" draw:text-style-name="P4" draw:layer="layout" svg:width="3.81cm" svg:height="3.81cm" svg:x="23.328cm" svg:y="4.816cm">
          <text:p/>
          <draw:enhanced-geometry svg:viewBox="0 0 21600 21600" draw:type="rectangle" draw:enhanced-path="M 0 0 L 21600 0 21600 21600 0 21600 0 0 Z N"/>
        </draw:custom-shape>
        <draw:frame draw:style-name="gr34" draw:text-style-name="P19" draw:layer="layout" svg:width="3.999cm" svg:height="3.569cm" svg:x="23.328cm" svg:y="4.843cm">
          <draw:text-box>
            <text:p><text:span text:style-name="T15">Score_lesson_m</text:span><text:span text:style-name="T16">:</text:span></text:p>
            <text:p><text:span text:style-name="T16">Reading: _</text:span></text:p>
            <text:p><text:span text:style-name="T16">Writing: _</text:span></text:p>
            <text:p><text:span text:style-name="T16">Grammar: _</text:span></text:p>
            <text:p><text:span text:style-name="T16">Vocabulary: _</text:span></text:p>
            <text:p><text:span text:style-name="T16">Lesson Progress</text:span><text:span text:style-name="T16"><text:line-break/></text:span><text:span text:style-name="T16">level: _ </text:span></text:p>
          </draw:text-box>
        </draw:frame>
        <draw:custom-shape draw:style-name="gr67" draw:text-style-name="P30" draw:layer="layout" svg:width="5.588cm" svg:height="1.524cm" svg:x="7.397cm" svg:y="8.89cm">
          <text:p text:style-name="P3"><text:span text:style-name="T3">Agent_1 calculates </text:span></text:p>
          <text:p text:style-name="P3"><text:span text:style-name="T3">Course Progress Level</text:span></text:p>
          <draw:enhanced-geometry svg:viewBox="0 0 21600 21600" draw:text-areas="800 800 20800 20800" draw:type="round-rectangular-callout" draw:modifiers="-1588.40579710145 28087.0819672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30" draw:layer="layout" svg:width="5.588cm" svg:height="1.524cm" svg:x="14.255cm" svg:y="8.89cm">
          <text:p text:style-name="P3"><text:span text:style-name="T17">Agent_n calculates</text:span><text:span text:style-name="T17"><text:line-break/></text:span><text:span text:style-name="T17">Course Progress Level</text:span></text:p>
          <draw:enhanced-geometry svg:viewBox="0 0 21600 21600" draw:text-areas="800 800 20800 20800" draw:type="round-rectangular-callout" draw:modifiers="22504.347826087 31982.16393442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8" xml:id="id22" draw:id="id22" draw:layer="layout" svg:width="2.032cm" svg:height="2.286cm" svg:x="0cm" svg:y="11.176cm">
          <text:p text:style-name="P3"><text:span text:style-name="T14">LAKR_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8" draw:text-style-name="P33" draw:layer="layout" svg:width="0.762cm" svg:height="1.27cm" svg:x="2.54cm" svg:y="11.43cm">
          <text:p text:style-name="P3"><text:span text:style-name="T23">Score</text:span></text:p>
          <text:p text:style-name="P3"><text:span text:style-name="T23">.</text:span></text:p>
          <text:p text:style-name="P3"><text:span text:style-name="T23">.</text:span></text:p>
          <draw:enhanced-geometry svg:viewBox="0 0 21600 21600" draw:mirror-horizontal="false" draw:mirror-vertical="false" draw:type="rectangle" draw:enhanced-path="M 0 0 L 21600 0 21600 21600 0 21600 0 0 Z N"/>
        </draw:custom-shape>
        <draw:connector draw:style-name="gr36" draw:text-style-name="P11" draw:layer="layout" draw:type="lines" svg:x1="4.603cm" svg:y1="11.43cm" svg:x2="2.032cm" svg:y2="12.319cm" draw:end-shape="id22" draw:end-glue-point="8" svg:d="M4603 11430l-2069 889h-502" svg:viewBox="0 0 2572 890">
          <text:p/>
        </draw:connector>
        <draw:custom-shape draw:style-name="gr27" draw:text-style-name="P18" xml:id="id23" draw:id="id23" draw:layer="layout" svg:width="2.032cm" svg:height="2.286cm" svg:x="17.526cm" svg:y="11.43cm">
          <text:p text:style-name="P3"><text:span text:style-name="T14">LAKR_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9" draw:text-style-name="P33" draw:layer="layout" svg:width="0.793cm" svg:height="1.412cm" svg:x="20.284cm" svg:y="11.796cm">
          <text:p text:style-name="P3"><text:span text:style-name="T23">Score</text:span></text:p>
          <text:p text:style-name="P3"><text:span text:style-name="T23">.</text:span></text:p>
          <text:p text:style-name="P3"><text:span text:style-name="T23">.</text:span></text:p>
          <draw:enhanced-geometry svg:viewBox="0 0 21600 21600" draw:mirror-horizontal="true" draw:mirror-vertical="false" draw:type="rectangle" draw:enhanced-path="M 0 0 L 21600 0 21600 21600 0 21600 0 0 Z N"/>
        </draw:custom-shape>
        <draw:connector draw:style-name="gr36" draw:text-style-name="P11" draw:layer="layout" draw:type="lines" svg:x1="22.383cm" svg:y1="11.796cm" svg:x2="19.558cm" svg:y2="12.573cm" draw:end-shape="id23" draw:end-glue-point="8" svg:d="M22383 11796l-2323 777h-502" svg:viewBox="0 0 2826 778">
          <text:p/>
        </draw:connector>
        <draw:frame draw:style-name="gr70" draw:text-style-name="P19" draw:layer="layout" svg:width="4.795cm" svg:height="1.275cm" svg:x="4.572cm" svg:y="11.683cm">
          <draw:text-box>
            <text:p><text:span text:style-name="T3">1. Save CPL</text:span><text:span text:style-name="T3"><text:line-break/></text:span><text:span text:style-name="T3">and Score_lesson_m</text:span></text:p>
          </draw:text-box>
        </draw:frame>
        <draw:frame draw:style-name="gr71" draw:text-style-name="P19" draw:layer="layout" svg:width="4.795cm" svg:height="1.291cm" svg:x="21.621cm" svg:y="12.192cm">
          <draw:text-box>
            <text:p><text:span text:style-name="T3">1. Save CPL</text:span><text:span text:style-name="T3"><text:line-break/></text:span><text:span text:style-name="T3">and Score_lesson_m</text:span></text:p>
          </draw:text-box>
        </draw:frame>
        <draw:frame draw:style-name="gr72" draw:text-style-name="P19" draw:layer="layout" svg:width="27.842cm" svg:height="1.916cm" svg:x="0.158cm" svg:y="13.887cm">
          <draw:text-box>
            <text:p><text:span text:style-name="T17">* Once agent receives the grading info from app-logic, it calculates course progress level based on the previous </text:span><text:span text:style-name="T17"><text:line-break/></text:span><text:span text:style-name="T17">lesson progress levels (if exists) which are stored in its LAKR. Then agent saves all the grading info (which came</text:span><text:span text:style-name="T17"><text:line-break/></text:span><text:span text:style-name="T17">from app-logic) to LAKR. </text:span></text:p>
          </draw:text-box>
        </draw:frame>
        <draw:custom-shape draw:style-name="gr24" draw:text-style-name="P3" draw:layer="layout" svg:width="4.572cm" svg:height="2.154cm" svg:x="2.286cm" svg:y="8.983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637cm" svg:y="8.89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514cm" svg:y="10.744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20.066cm" svg:y="9.38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0.417cm" svg:y="9.295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0.294cm" svg:y="11.149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47" draw:text-style-name="P23" draw:layer="layout" svg:width="1.778cm" svg:height="1.47cm" svg:x="7.481cm" svg:y="13.262cm">
          <draw:text-box>
            <text:p><text:span text:style-name="T18">. . .</text:span></text:p>
          </draw:text-box>
        </draw:frame>
        <draw:frame presentation:style-name="pr4" draw:layer="layout" svg:width="25.199cm" svg:height="2.629cm" svg:x="1.402cm" svg:y="0cm" presentation:class="title" presentation:user-transformed="true">
          <draw:text-box>
            <text:p><text:span text:style-name="T11">LCC Process: </text:span><text:span text:style-name="T11"><text:line-break/></text:span><text:span text:style-name="T13">Teacher requests grouping proposal</text:span></text:p>
          </draw:text-box>
        </draw:frame>
        <draw:custom-shape draw:style-name="gr9" draw:text-style-name="P7" draw:layer="layout" svg:width="4.826cm" svg:height="2.154cm" svg:x="10.922cm" svg:y="3.003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1.306cm" svg:y="2.749cm">
          <text:p text:style-name="P3"><text:span text:style-name="T3">WPM</text:span></text:p>
          <draw:enhanced-geometry svg:viewBox="0 0 21600 21600" draw:type="rectangle" draw:enhanced-path="M 0 0 L 21600 0 21600 21600 0 21600 0 0 Z N"/>
        </draw:custom-shape>
        <draw:custom-shape draw:style-name="gr10" draw:text-style-name="P8" xml:id="id24" draw:id="id24" draw:layer="layout" svg:width="2.286cm" svg:height="1.292cm" svg:x="13.208cm" svg:y="3.434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xml:id="id25" draw:id="id25" draw:layer="layout" svg:width="4.318cm" svg:height="0.646cm" svg:x="11.176cm" svg:y="4.942cm">
          <text:p text:style-name="P3"><text:span text:style-name="T4">WPM Interface</text:span></text:p>
          <draw:enhanced-geometry svg:viewBox="0 0 21600 21600" draw:type="rectangle" draw:enhanced-path="M 0 0 L 21600 0 21600 21600 0 21600 0 0 Z N"/>
        </draw:custom-shape>
        <draw:connector draw:style-name="gr36" draw:text-style-name="P11" draw:layer="layout" draw:type="curve" svg:x1="15.494cm" svg:y1="4.08cm" svg:x2="13.335cm" svg:y2="5.588cm" draw:start-shape="id24" draw:start-glue-point="1" draw:end-shape="id25" draw:end-glue-point="2" svg:d="M15494 4080c751 0 627 1005-101 1570s-2058 689-2058-62" svg:viewBox="0 0 2667 2034">
          <text:p/>
        </draw:connector>
        <draw:frame draw:style-name="gr73" draw:text-style-name="P19" draw:layer="layout" svg:width="4.845cm" svg:height="2.299cm" svg:x="15.494cm" svg:y="4.942cm">
          <draw:text-box>
            <text:p><text:span text:style-name="T3">2. Ensure list of </text:span><text:span text:style-name="T3"><text:line-break/></text:span><text:span text:style-name="T3">agents are active</text:span><text:span text:style-name="T3"><text:line-break/></text:span><text:span text:style-name="T3">before sending signal</text:span><text:span text:style-name="T3"><text:line-break/></text:span><text:span text:style-name="T3">to each agent</text:span></text:p>
          </draw:text-box>
        </draw:frame>
        <draw:connector draw:style-name="gr36" draw:text-style-name="P11" draw:layer="layout" svg:x1="13.208cm" svg:y1="4.08cm" svg:x2="4.366cm" svg:y2="12.231cm" draw:start-shape="id24" draw:start-glue-point="3" draw:end-shape="id26" draw:end-glue-point="0" svg:d="M13208 4080h-8842v8151" svg:viewBox="0 0 8843 8152">
          <text:p/>
        </draw:connector>
        <draw:custom-shape draw:style-name="gr74" draw:text-style-name="P4" draw:layer="layout" svg:width="3.119cm" svg:height="3.302cm" svg:x="0.762cm" svg:y="4.594cm">
          <text:p/>
          <draw:enhanced-geometry svg:viewBox="0 0 21600 21600" draw:type="rectangle" draw:enhanced-path="M 0 0 L 21600 0 21600 21600 0 21600 0 0 Z N"/>
        </draw:custom-shape>
        <draw:frame draw:style-name="gr75" draw:text-style-name="P19" draw:layer="layout" svg:width="3.601cm" svg:height="0.763cm" svg:x="4.572cm" svg:y="4.317cm">
          <draw:text-box>
            <text:p><text:span text:style-name="T3">3. Form groups</text:span></text:p>
          </draw:text-box>
        </draw:frame>
        <draw:frame draw:style-name="gr75" draw:text-style-name="P19" draw:layer="layout" svg:width="3.601cm" svg:height="0.763cm" svg:x="10.877cm" svg:y="8.128cm">
          <draw:text-box>
            <text:p><text:span text:style-name="T3">3. Form groups</text:span></text:p>
          </draw:text-box>
        </draw:frame>
        <draw:frame draw:style-name="gr76" draw:text-style-name="P19" draw:layer="layout" svg:width="3.093cm" svg:height="3.323cm" svg:x="0.788cm" svg:y="4.573cm">
          <draw:text-box>
            <text:p><text:span text:style-name="T3">Form groups</text:span><text:span text:style-name="T3"><text:line-break/></text:span><text:span text:style-name="T5">with</text:span><text:span text:style-name="T3">: </text:span></text:p>
            <text:p><text:span text:style-name="T3">Agent_1,</text:span></text:p>
            <text:p><text:span text:style-name="T3">.</text:span></text:p>
            <text:p><text:span text:style-name="T3">.</text:span></text:p>
            <text:p><text:span text:style-name="T3">Agent_20</text:span></text:p>
          </draw:text-box>
        </draw:frame>
        <draw:custom-shape draw:style-name="gr77" draw:text-style-name="P4" draw:layer="layout" svg:width="2.382cm" svg:height="2.811cm" svg:x="16.504cm" svg:y="8.111cm">
          <text:p/>
          <draw:enhanced-geometry svg:viewBox="0 0 21600 21600" draw:type="rectangle" draw:enhanced-path="M 0 0 L 21600 0 21600 21600 0 21600 0 0 Z N"/>
        </draw:custom-shape>
        <draw:frame draw:style-name="gr78" draw:text-style-name="P19" draw:layer="layout" svg:width="2.534cm" svg:height="2.811cm" svg:x="16.504cm" svg:y="8.111cm">
          <draw:text-box>
            <text:p><text:span text:style-name="T5">Agents</text:span><text:span text:style-name="T3">: </text:span></text:p>
            <text:p><text:span text:style-name="T3">Agent_1,</text:span></text:p>
            <text:p><text:span text:style-name="T3">.</text:span></text:p>
            <text:p><text:span text:style-name="T3">.</text:span></text:p>
            <text:p><text:span text:style-name="T3">Agent_20</text:span></text:p>
          </draw:text-box>
        </draw:frame>
        <draw:custom-shape draw:style-name="gr74" draw:text-style-name="P4" draw:layer="layout" svg:width="3.119cm" svg:height="3.302cm" svg:x="7.746cm" svg:y="7.366cm">
          <text:p/>
          <draw:enhanced-geometry svg:viewBox="0 0 21600 21600" draw:type="rectangle" draw:enhanced-path="M 0 0 L 21600 0 21600 21600 0 21600 0 0 Z N"/>
        </draw:custom-shape>
        <draw:frame draw:style-name="gr76" draw:text-style-name="P19" draw:layer="layout" svg:width="3.093cm" svg:height="3.323cm" svg:x="7.772cm" svg:y="7.345cm">
          <draw:text-box>
            <text:p><text:span text:style-name="T3">Form groups</text:span><text:span text:style-name="T3"><text:line-break/></text:span><text:span text:style-name="T5">with</text:span><text:span text:style-name="T3">: </text:span></text:p>
            <text:p><text:span text:style-name="T3">Agent_1,</text:span></text:p>
            <text:p><text:span text:style-name="T3">.</text:span></text:p>
            <text:p><text:span text:style-name="T3">.</text:span></text:p>
            <text:p><text:span text:style-name="T3">Agent_20</text:span></text:p>
          </draw:text-box>
        </draw:frame>
        <draw:connector draw:style-name="gr36" draw:text-style-name="P11" draw:layer="layout" svg:x1="13.208cm" svg:y1="4.08cm" svg:x2="12.494cm" svg:y2="12.192cm" draw:start-shape="id24" draw:start-glue-point="3" draw:end-shape="id27" draw:end-glue-point="0" svg:d="M13208 4080h-714v8112" svg:viewBox="0 0 715 8113">
          <text:p/>
        </draw:connector>
        <draw:frame draw:style-name="gr79" draw:text-style-name="P19" draw:layer="layout" svg:width="3.626cm" svg:height="0.763cm" svg:x="0.508cm" svg:y="3.809cm">
          <draw:text-box>
            <text:p><text:span text:style-name="T3">3. Info package</text:span></text:p>
          </draw:text-box>
        </draw:frame>
        <draw:frame draw:style-name="gr80" draw:text-style-name="P19" draw:layer="layout" svg:width="3.499cm" svg:height="0.763cm" svg:x="7.366cm" svg:y="6.58cm">
          <draw:text-box>
            <text:p><text:span text:style-name="T3">3.Info package</text:span></text:p>
          </draw:text-box>
        </draw:frame>
        <draw:frame draw:style-name="gr79" draw:text-style-name="P19" draw:layer="layout" svg:width="3.626cm" svg:height="0.763cm" svg:x="15.748cm" svg:y="7.348cm">
          <draw:text-box>
            <text:p><text:span text:style-name="T3">2. Info package</text:span></text:p>
          </draw:text-box>
        </draw:frame>
        <draw:custom-shape draw:style-name="gr27" draw:text-style-name="P18" xml:id="id28" draw:id="id28" draw:layer="layout" svg:width="2.032cm" svg:height="2.286cm" svg:x="25.654cm" svg:y="3.048cm">
          <text:p text:style-name="P3"><text:span text:style-name="T14">WA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1" draw:text-style-name="P11" draw:layer="layout" draw:type="lines" svg:x1="15.494cm" svg:y1="4.08cm" svg:x2="25.654cm" svg:y2="4.191cm" draw:start-shape="id24" draw:start-glue-point="1" draw:end-shape="id28" draw:end-glue-point="6" svg:d="M15494 4080h501l9158 111h501" svg:viewBox="0 0 10161 112">
          <text:p/>
        </draw:connector>
        <draw:custom-shape draw:style-name="gr81" draw:text-style-name="P4" draw:layer="layout" svg:width="4.572cm" svg:height="3.827cm" svg:x="20.828cm" svg:y="5.055cm">
          <text:p/>
          <draw:enhanced-geometry svg:viewBox="0 0 21600 21600" draw:type="rectangle" draw:enhanced-path="M 0 0 L 21600 0 21600 21600 0 21600 0 0 Z N"/>
        </draw:custom-shape>
        <draw:frame draw:style-name="gr82" draw:text-style-name="P19" draw:layer="layout" svg:width="4.82cm" svg:height="3.835cm" svg:x="20.828cm" svg:y="5.055cm">
          <draw:text-box>
            <text:p><text:span text:style-name="T5">Agents</text:span><text:span text:style-name="T3">: </text:span></text:p>
            <text:p><text:span text:style-name="T3">Agent_1 - </text:span><text:span text:style-name="T5">active</text:span><text:span text:style-name="T3">,</text:span></text:p>
            <text:p><text:span text:style-name="T3">.</text:span></text:p>
            <text:p><text:span text:style-name="T3">Agent_10 - </text:span><text:span text:style-name="T5">active</text:span><text:span text:style-name="T3">,</text:span></text:p>
            <text:p><text:span text:style-name="T3">Agent_11 - </text:span><text:span text:style-name="T5">inactive</text:span><text:span text:style-name="T3">,</text:span></text:p>
            <text:p><text:span text:style-name="T3">.</text:span></text:p>
            <text:p><text:span text:style-name="T3">Agent_20 - </text:span><text:span text:style-name="T5">inactive</text:span><text:span text:style-name="T3">. </text:span></text:p>
          </draw:text-box>
        </draw:frame>
        <draw:frame draw:style-name="gr83" draw:text-style-name="P19" draw:layer="layout" svg:width="9.087cm" svg:height="1.275cm" svg:x="16.465cm" svg:y="2.916cm">
          <draw:text-box>
            <text:p><text:span text:style-name="T3">1. Obtain list of agents which are selected </text:span><text:span text:style-name="T3"><text:line-break/></text:span><text:span text:style-name="T3">by teacher, with their status</text:span></text:p>
          </draw:text-box>
        </draw:frame>
        <draw:frame draw:style-name="gr79" draw:text-style-name="P19" draw:layer="layout" svg:width="3.626cm" svg:height="0.763cm" svg:x="21.266cm" svg:y="4.292cm">
          <draw:text-box>
            <text:p><text:span text:style-name="T3">1. Info package</text:span></text:p>
          </draw:text-box>
        </draw:frame>
        <draw:custom-shape draw:style-name="gr24" draw:text-style-name="P3" draw:layer="layout" svg:width="4.572cm" svg:height="2.154cm" svg:x="2.032cm" svg:y="12.324cm">
          <text:p/>
          <draw:enhanced-geometry svg:viewBox="0 0 21600 21600" draw:mirror-horizontal="false" draw:mirror-vertical="false" draw:type="rectangle" draw:enhanced-path="M 0 0 L 21600 0 21600 21600 0 21600 0 0 Z N"/>
        </draw:custom-shape>
        <draw:custom-shape draw:style-name="gr25" draw:text-style-name="P4" xml:id="id26" draw:id="id26" draw:layer="layout" svg:width="3.967cm" svg:height="0.469cm" svg:x="2.383cm" svg:y="12.231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26cm" svg:y="14.085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0.16cm" svg:y="12.285cm">
          <text:p/>
          <draw:enhanced-geometry svg:viewBox="0 0 21600 21600" draw:mirror-horizontal="false" draw:mirror-vertical="false" draw:type="rectangle" draw:enhanced-path="M 0 0 L 21600 0 21600 21600 0 21600 0 0 Z N"/>
        </draw:custom-shape>
        <draw:custom-shape draw:style-name="gr25" draw:text-style-name="P4" xml:id="id27" draw:id="id27" draw:layer="layout" svg:width="3.967cm" svg:height="0.469cm" svg:x="10.511cm" svg:y="12.192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0.388cm" svg:y="14.046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8.542cm" svg:y="12.324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8.893cm" svg:y="12.231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8.77cm" svg:y="14.085cm">
          <text:p text:style-name="P3"><text:span text:style-name="T4">Agent Interface</text:span></text:p>
          <draw:enhanced-geometry svg:viewBox="0 0 21600 21600" draw:mirror-horizontal="false" draw:mirror-vertical="false" draw:type="rectangle" draw:enhanced-path="M 0 0 L 21600 0 21600 21600 0 21600 0 0 Z N"/>
        </draw:custom-shape>
        <draw:frame draw:style-name="gr47" draw:text-style-name="P23" draw:layer="layout" svg:width="1.778cm" svg:height="1.47cm" svg:x="15.494cm" svg:y="12.7cm">
          <draw:text-box>
            <text:p><text:span text:style-name="T18">. . .</text:span></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15" draw:layer="layout" svg:width="25.199cm" svg:height="1.889cm" svg:x="1.402cm" svg:y="-0.055cm" presentation:class="title" presentation:user-transformed="true">
          <draw:text-box>
            <text:p><text:span text:style-name="T11">LCC Process: </text:span><text:span text:style-name="T11"><text:line-break/></text:span><text:span text:style-name="T13">Teacher requests grouping proposal - </text:span><text:span text:style-name="T11">Explanation</text:span></text:p>
          </draw:text-box>
        </draw:frame>
        <draw:frame draw:style-name="gr84" draw:text-style-name="P34" draw:layer="layout" svg:width="27.842cm" svg:height="13.479cm" svg:x="0.158cm" svg:y="2.179cm">
          <draw:text-box>
            <text:p text:style-name="P24"><text:span text:style-name="T24">* Slide 13 doesn’t have to happen right after slide 12. Teacher can request “</text:span><text:span text:style-name="T25">form groups</text:span><text:span text:style-name="T26">” anytime </text:span><text:span text:style-name="T27">she wants (e.g. Saturday midnight, during a lesson, etc.). If teacher selects a classroom which contains, for example, TCN_1 to TCN_20, then WPM needs to ensure that agent_1 to agent_20 are active such that they can start coordination process. </text:span></text:p>
            <text:p text:style-name="P24"><text:span text:style-name="T27"/></text:p>
            <text:p text:style-name="P24"><text:span text:style-name="T27">Here it’s assumed that teacher selects only a classroom (a set of students) and she doesn’t select a lesson number. Therefore, agents form groups with the information they have. In other words, if agent_1 to agent_19 have received the grades for lesson_1 to lesson_4, but agent_20 has received grades for lesson_1 to lesson_3, then agent_20 will proceed with the information for 3 lessons.</text:span></text:p>
            <text:p text:style-name="P24"><text:span text:style-name="T27"/></text:p>
            <text:p text:style-name="P24"><text:span text:style-name="T27">Some suggestions to overcome the issue of not receiving the grades for all lessons from TCNs: </text:span></text:p>
            <text:p text:style-name="P24"><text:span text:style-name="T27"/></text:p>
            <text:p text:style-name="P24"><text:span text:style-name="T27">1) Teacher selects a classroom (set of students) and a lesson number (e.g. 4). WPM sends signal to all agents in the classroom whether they are ready to form groups for lesson_4. They respond back to WPM about their status. If all of them are ready, then WPM sends another signal to start coordination. If some agents haven’t received the grades for lesson_3, then agents might send a push notification to MyWelcome app. Since it is not guaranteed that the TCN will solve exercises, teacher could be given two options if every agent is not ready: 1) don’t start to form groups and 2) start to form groups with what you have. </text:span></text:p>
            <text:p text:style-name="P24"><text:span text:style-name="T27">2) Teacher selects a classroom (set of students) and a lesson number (e.g. 4). WPM sends signal to 20 agents to start to form groups for lesson_4. Let’s assume that agents select agent_1 as leader agent based on a protocol without voting. Then each agent sends a signal to agent_1 whether they have received all grades or not. If all agents are ready, then agent_1 sends other agents to start the coordination. If some agents are not ready then agent_1 informs WPM about it. And then teacher is given the last word to say whether it is ok to start or not as in (1).</text:span></text:p>
            <text:p text:style-name="P24"><text:span text:style-name="T27">3) More suggestions?</text:span></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7" draw:text-style-name="P23" draw:layer="layout" svg:width="1.778cm" svg:height="1.47cm" svg:x="6.858cm" svg:y="7.112cm">
          <draw:text-box>
            <text:p><text:span text:style-name="T18">. . .</text:span></text:p>
          </draw:text-box>
        </draw:frame>
        <draw:frame presentation:style-name="pr7" draw:text-style-name="P15" draw:layer="layout" svg:width="25.199cm" svg:height="1.889cm" svg:x="1.402cm" svg:y="0.072cm" presentation:class="title" presentation:user-transformed="true">
          <draw:text-box>
            <text:p><text:span text:style-name="T10">LCC </text:span><text:span text:style-name="T11">Process: </text:span><text:span text:style-name="T11"><text:line-break/></text:span><text:span text:style-name="T13">Agents share info</text:span></text:p>
          </draw:text-box>
        </draw:frame>
        <draw:frame draw:style-name="gr47" draw:text-style-name="P23" draw:layer="layout" svg:width="1.778cm" svg:height="1.47cm" svg:x="16.764cm" svg:y="6.912cm">
          <draw:text-box>
            <text:p><text:span text:style-name="T18">. . .</text:span></text:p>
          </draw:text-box>
        </draw:frame>
        <draw:custom-shape draw:style-name="gr85" draw:text-style-name="P30" draw:layer="layout" svg:width="4.826cm" svg:height="1.655cm" svg:x="0.254cm" svg:y="2.54cm">
          <text:p text:style-name="P3"><text:span text:style-name="T16">Got signal from WPM to </text:span><text:span text:style-name="T16"><text:line-break/></text:span><text:span text:style-name="T16">start Coordination with </text:span><text:span text:style-name="T16"><text:line-break/></text:span><text:span text:style-name="T16">certain agents</text:span></text:p>
          <draw:enhanced-geometry svg:viewBox="0 0 21600 21600" draw:text-areas="800 800 20800 20800" draw:type="round-rectangular-callout" draw:modifiers="4613.54878806712 49786.95652173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svg:x1="3.289cm" svg:y1="8.982cm" svg:x2="12.433cm" svg:y2="8.758cm" draw:start-shape="id29" draw:start-glue-point="2" draw:end-shape="id30" draw:end-glue-point="2" svg:d="M3289 8982v500h9144v-724" svg:viewBox="0 0 9145 725">
          <text:p/>
        </draw:connector>
        <draw:connector draw:style-name="gr36" draw:text-style-name="P11" draw:layer="layout" draw:line-skew="1.44cm" svg:x1="3.289cm" svg:y1="8.982cm" svg:x2="21.323cm" svg:y2="8.89cm" draw:start-shape="id29" draw:start-glue-point="2" draw:end-shape="id31" draw:end-glue-point="2" svg:d="M3289 8982v1940h18034v-2032" svg:viewBox="0 0 18035 2033">
          <text:p/>
        </draw:connector>
        <draw:frame draw:style-name="gr86" draw:text-style-name="P19" draw:layer="layout" svg:width="8.274cm" svg:height="0.763cm" svg:x="4.476cm" svg:y="9.397cm">
          <draw:text-box>
            <text:p><text:span text:style-name="T3">2. Share the whole info with agent_10 </text:span></text:p>
          </draw:text-box>
        </draw:frame>
        <draw:frame draw:style-name="gr86" draw:text-style-name="P19" draw:layer="layout" svg:width="8.274cm" svg:height="0.763cm" svg:x="4.73cm" svg:y="10.922cm">
          <draw:text-box>
            <text:p><text:span text:style-name="T28">2. Share the whole </text:span><text:span text:style-name="T3">info with agent_20 </text:span></text:p>
          </draw:text-box>
        </draw:frame>
        <draw:frame draw:style-name="gr87" draw:text-style-name="P19" draw:layer="layout" svg:width="5.938cm" svg:height="0.763cm" svg:x="7.016cm" svg:y="3.301cm">
          <draw:text-box>
            <text:p><text:span text:style-name="T28">1. Share </text:span><text:span text:style-name="T3">info with agent_1 </text:span></text:p>
          </draw:text-box>
        </draw:frame>
        <draw:connector draw:style-name="gr36" draw:text-style-name="P11" draw:layer="layout" svg:x1="21.384cm" svg:y1="6.389cm" svg:x2="3.35cm" svg:y2="6.481cm" draw:start-shape="id32" draw:start-glue-point="0" draw:end-shape="id33" draw:end-glue-point="0" svg:d="M21384 6389v-502h-18034v594" svg:viewBox="0 0 18035 595">
          <text:p/>
        </draw:connector>
        <draw:custom-shape draw:style-name="gr88" draw:text-style-name="P4" draw:layer="layout" svg:width="3.373cm" svg:height="3.302cm" svg:x="22.098cm" svg:y="2.308cm">
          <text:p/>
          <draw:enhanced-geometry svg:viewBox="0 0 21600 21600" draw:type="rectangle" draw:enhanced-path="M 0 0 L 21600 0 21600 21600 0 21600 0 0 Z N"/>
        </draw:custom-shape>
        <draw:frame draw:style-name="gr89" draw:text-style-name="P19" draw:layer="layout" svg:width="3.474cm" svg:height="3.323cm" svg:x="22.124cm" svg:y="2.287cm">
          <draw:text-box>
            <text:p><text:span text:style-name="T5">Info</text:span><text:span text:style-name="T3">:</text:span></text:p>
            <text:p><text:span text:style-name="T3">Preferences: _</text:span></text:p>
            <text:p><text:span text:style-name="T3">Gender: _</text:span></text:p>
            <text:p><text:span text:style-name="T3">Nationality: _</text:span></text:p>
            <text:p><text:span text:style-name="T3">CPL: _</text:span></text:p>
            <text:p><text:span text:style-name="T3">Attendance: _</text:span></text:p>
          </draw:text-box>
        </draw:frame>
        <draw:frame draw:style-name="gr90" draw:text-style-name="P19" draw:layer="layout" svg:width="5.201cm" svg:height="1.275cm" svg:x="21.469cm" svg:y="1.011cm">
          <draw:text-box>
            <text:p><text:span text:style-name="T3">Info package for</text:span><text:span text:style-name="T3"><text:line-break/></text:span><text:span text:style-name="T3">{agent_2,…, agent_20}</text:span></text:p>
          </draw:text-box>
        </draw:frame>
        <draw:custom-shape draw:style-name="gr85" draw:text-style-name="P30" draw:layer="layout" svg:width="4.826cm" svg:height="1.655cm" svg:x="12.446cm" svg:y="11.553cm">
          <text:p text:style-name="P3"><text:span text:style-name="T16">Got signal from WPM to </text:span><text:span text:style-name="T16"><text:line-break/></text:span><text:span text:style-name="T16">start Coordination with </text:span><text:span text:style-name="T16"><text:line-break/></text:span><text:span text:style-name="T16">certain agents</text:span></text:p>
          <draw:enhanced-geometry svg:viewBox="0 0 21600 21600" draw:text-areas="800 800 20800 20800" draw:type="round-rectangular-callout" draw:modifiers="3503.79117464264 -34604.347826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30" draw:layer="layout" svg:width="4.826cm" svg:height="1.655cm" svg:x="22.86cm" svg:y="9.144cm">
          <text:p text:style-name="P3"><text:span text:style-name="T16">Got signal from WPM to </text:span><text:span text:style-name="T16"><text:line-break/></text:span><text:span text:style-name="T16">start Coordination with </text:span><text:span text:style-name="T16"><text:line-break/></text:span><text:span text:style-name="T16">certain agents</text:span></text:p>
          <draw:enhanced-geometry svg:viewBox="0 0 21600 21600" draw:text-areas="800 800 20800 20800" draw:type="round-rectangular-callout" draw:modifiers="3342.69732753263 -20204.347826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30" draw:layer="layout" svg:width="4.826cm" svg:height="1.147cm" svg:x="17.78cm" svg:y="12.061cm">
          <text:p text:style-name="P3"><text:span text:style-name="T16">NO signal from WPM to </text:span><text:span text:style-name="T16"><text:line-break/></text:span><text:span text:style-name="T16">start Coordination </text:span></text:p>
          <draw:enhanced-geometry svg:viewBox="0 0 21600 21600" draw:text-areas="800 800 20800 20800" draw:type="round-rectangular-callout" draw:modifiers="24535.4878806712 -1279.44250871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draw:line-skew="-1.691cm" svg:x1="12.494cm" svg:y1="6.257cm" svg:x2="3.35cm" svg:y2="6.481cm" draw:start-shape="id34" draw:start-glue-point="0" draw:end-shape="id33" draw:end-glue-point="0" svg:d="M12494 6257v-2193h-9144v2417" svg:viewBox="0 0 9145 2418">
          <text:p/>
        </draw:connector>
        <draw:frame draw:style-name="gr87" draw:text-style-name="P19" draw:layer="layout" svg:width="5.938cm" svg:height="0.763cm" svg:x="5.238cm" svg:y="5.081cm">
          <draw:text-box>
            <text:p><text:span text:style-name="T28">1. Share </text:span><text:span text:style-name="T3">info with agent_1 </text:span></text:p>
          </draw:text-box>
        </draw:frame>
        <draw:frame draw:style-name="gr92" draw:text-style-name="P36" draw:layer="layout" svg:width="28.078cm" svg:height="1.787cm" svg:x="0.116cm" svg:y="13.707cm">
          <draw:text-box>
            <text:p text:style-name="P35"><text:span text:style-name="T3">* When an agent receives the signal from WPM, it selects a leader agent (agent_1 in this example) based on a protocol.Then </text:span><text:span text:style-name="T3"><text:line-break/></text:span><text:span text:style-name="T3">all agents ({agent_2, . . agent_20}) send their info to agent_1. Once agent_1 has the info from all agents, it shares the whole</text:span><text:span text:style-name="T3"><text:line-break/></text:span><text:span text:style-name="T3">info with {agent_2, . . agent_20}, such that they all have the same info. <text:s/></text:span></text:p>
          </draw:text-box>
        </draw:frame>
        <draw:custom-shape draw:style-name="gr24" draw:text-style-name="P3" draw:layer="layout" svg:width="4.572cm" svg:height="2.154cm" svg:x="1.016cm" svg:y="6.574cm">
          <text:p/>
          <draw:enhanced-geometry svg:viewBox="0 0 21600 21600" draw:mirror-horizontal="false" draw:mirror-vertical="false" draw:type="rectangle" draw:enhanced-path="M 0 0 L 21600 0 21600 21600 0 21600 0 0 Z N"/>
        </draw:custom-shape>
        <draw:custom-shape draw:style-name="gr25" draw:text-style-name="P4" xml:id="id33" draw:id="id33" draw:layer="layout" svg:width="3.967cm" svg:height="0.469cm" svg:x="1.367cm" svg:y="6.481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xml:id="id29" draw:id="id29" draw:layer="layout" svg:width="4.09cm" svg:height="0.647cm" svg:x="1.244cm" svg:y="8.335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0.16cm" svg:y="6.35cm">
          <text:p/>
          <draw:enhanced-geometry svg:viewBox="0 0 21600 21600" draw:mirror-horizontal="false" draw:mirror-vertical="false" draw:type="rectangle" draw:enhanced-path="M 0 0 L 21600 0 21600 21600 0 21600 0 0 Z N"/>
        </draw:custom-shape>
        <draw:custom-shape draw:style-name="gr25" draw:text-style-name="P4" xml:id="id34" draw:id="id34" draw:layer="layout" svg:width="3.967cm" svg:height="0.469cm" svg:x="10.511cm" svg:y="6.257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xml:id="id30" draw:id="id30" draw:layer="layout" svg:width="4.09cm" svg:height="0.647cm" svg:x="10.388cm" svg:y="8.111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9.05cm" svg:y="6.482cm">
          <text:p/>
          <draw:enhanced-geometry svg:viewBox="0 0 21600 21600" draw:mirror-horizontal="false" draw:mirror-vertical="false" draw:type="rectangle" draw:enhanced-path="M 0 0 L 21600 0 21600 21600 0 21600 0 0 Z N"/>
        </draw:custom-shape>
        <draw:custom-shape draw:style-name="gr25" draw:text-style-name="P4" xml:id="id32" draw:id="id32" draw:layer="layout" svg:width="3.967cm" svg:height="0.469cm" svg:x="19.401cm" svg:y="6.389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xml:id="id31" draw:id="id31" draw:layer="layout" svg:width="4.09cm" svg:height="0.647cm" svg:x="19.278cm" svg:y="8.243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23.368cm" svg:y="11.269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3.719cm" svg:y="11.176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3.596cm" svg:y="13.03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7" draw:text-style-name="P23" draw:layer="layout" svg:width="1.778cm" svg:height="1.47cm" svg:x="6.858cm" svg:y="7.112cm">
          <draw:text-box>
            <text:p><text:span text:style-name="T18">. . .</text:span></text:p>
          </draw:text-box>
        </draw:frame>
        <draw:frame presentation:style-name="pr7" draw:text-style-name="P37" draw:layer="layout" svg:width="25.199cm" svg:height="1.889cm" svg:x="1.471cm" svg:y="-0.055cm" presentation:class="title" presentation:user-transformed="true">
          <draw:text-box>
            <text:p><text:span text:style-name="T29">LCC </text:span><text:span text:style-name="T30">Process: </text:span><text:span text:style-name="T30"><text:line-break/></text:span><text:span text:style-name="T31">Agents find grouping</text:span></text:p>
          </draw:text-box>
        </draw:frame>
        <draw:frame draw:style-name="gr47" draw:text-style-name="P23" draw:layer="layout" svg:width="1.778cm" svg:height="1.47cm" svg:x="16.764cm" svg:y="6.912cm">
          <draw:text-box>
            <text:p><text:span text:style-name="T18">. . .</text:span></text:p>
          </draw:text-box>
        </draw:frame>
        <draw:custom-shape draw:style-name="gr85" draw:text-style-name="P30" draw:layer="layout" svg:width="4.826cm" svg:height="1.655cm" svg:x="0.254cm" svg:y="2.54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4613.54878806712 49786.95652173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30" draw:layer="layout" svg:width="4.826cm" svg:height="1.655cm" svg:x="10.16cm" svg:y="2.794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1897.32753262896 46030.4347826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30" draw:layer="layout" svg:width="4.826cm" svg:height="1.655cm" svg:x="19.304cm" svg:y="2.663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800.994406463642 47295.6521739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19" draw:layer="layout" svg:width="0.68cm" svg:height="1.673cm" svg:x="24.892cm" svg:y="8.382cm">
          <draw:text-box>
            <text:p>.</text:p>
            <text:p>.</text:p>
          </draw:text-box>
        </draw:frame>
        <draw:connector draw:style-name="gr36" draw:text-style-name="P11" draw:layer="layout" draw:type="curve" draw:line-skew="0cm 4.685cm" svg:x1="5.08cm" svg:y1="7.598cm" svg:x2="0.508cm" svg:y2="7.598cm" draw:start-shape="id35" draw:start-glue-point="1" draw:end-shape="id35" draw:end-glue-point="3" svg:d="M5080 7598c751 0 501 3107-2286 3107s-3037-3107-2286-3107" svg:viewBox="0 0 5301 3108">
          <text:p/>
        </draw:connector>
        <draw:frame draw:style-name="gr93" draw:text-style-name="P19" draw:layer="layout" svg:width="6.314cm" svg:height="0.725cm" svg:x="0.254cm" svg:y="10.705cm">
          <draw:text-box>
            <text:p><text:span text:style-name="T16">1. Run algorithm to find groups</text:span></text:p>
          </draw:text-box>
        </draw:frame>
        <draw:frame draw:style-name="gr94" draw:text-style-name="P19" draw:layer="layout" svg:width="26.969cm" svg:height="1.275cm" svg:x="0.254cm" svg:y="13.208cm">
          <draw:text-box>
            <text:p><text:span text:style-name="T3">* Since agent_1 is chosen as leader based on the protocol, {agent_2, . . , agent_20} will wait to receive the grouping proposal</text:span><text:span text:style-name="T3"><text:line-break/></text:span><text:span text:style-name="T3"> from agent_1. </text:span></text:p>
          </draw:text-box>
        </draw:frame>
        <draw:custom-shape draw:style-name="gr24" draw:text-style-name="P3" xml:id="id35" draw:id="id35" draw:layer="layout" svg:width="4.572cm" svg:height="2.154cm" svg:x="0.508cm" svg:y="6.521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0.859cm" svg:y="6.428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0.736cm" svg:y="8.282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9.906cm" svg:y="6.443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0.257cm" svg:y="6.35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0.134cm" svg:y="8.204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8.796cm" svg:y="6.443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147cm" svg:y="6.35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024cm" svg:y="8.204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23.114cm" svg:y="10.50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3.465cm" svg:y="10.414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3.342cm" svg:y="12.268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8" draw:text-style-name="P15" draw:layer="layout" svg:width="25.199cm" svg:height="2.032cm" svg:x="1.524cm" svg:y="0cm" presentation:class="title" presentation:user-transformed="true">
          <draw:text-box>
            <text:p><text:span text:style-name="T10">LCC </text:span><text:span text:style-name="T11">Process: </text:span><text:span text:style-name="T11"><text:line-break/></text:span><text:span text:style-name="T13">Agents share grouping result with Teacher</text:span></text:p>
          </draw:text-box>
        </draw:frame>
        <draw:custom-shape draw:style-name="gr91" draw:text-style-name="P30" draw:layer="layout" svg:width="4.826cm" svg:height="1.147cm" svg:x="0.254cm" svg:y="2.795cm">
          <text:p text:style-name="P3"><text:span text:style-name="T16">Found a grouping </text:span><text:span text:style-name="T16"><text:line-break/></text:span><text:span text:style-name="T16">solution</text:span></text:p>
          <draw:enhanced-geometry svg:viewBox="0 0 21600 21600" draw:text-areas="800 800 20800 20800" draw:type="round-rectangular-callout" draw:modifiers="5016.28340584214 40528.2229965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19" draw:layer="layout" svg:width="0.68cm" svg:height="1.673cm" svg:x="21.59cm" svg:y="7.486cm">
          <draw:text-box>
            <text:p>.</text:p>
            <text:p>.</text:p>
          </draw:text-box>
        </draw:frame>
        <draw:custom-shape draw:style-name="gr91" draw:text-style-name="P30" draw:layer="layout" svg:width="4.826cm" svg:height="1.147cm" svg:x="9.144cm" svg:y="3.048cm">
          <text:p text:style-name="P3"><text:span text:style-name="T16">Have been waiting for </text:span><text:span text:style-name="T16"><text:line-break/></text:span><text:span text:style-name="T16">agent_1</text:span></text:p>
          <draw:enhanced-geometry svg:viewBox="0 0 21600 21600" draw:text-areas="800 800 20800 20800" draw:type="round-rectangular-callout" draw:modifiers="6595.89807333748 34469.6864111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30" draw:layer="layout" svg:width="4.826cm" svg:height="1.147cm" svg:x="18.542cm" svg:y="3.048cm">
          <text:p text:style-name="P3"><text:span text:style-name="T16">Have been waiting for </text:span><text:span text:style-name="T16"><text:line-break/></text:span><text:span text:style-name="T16">agent_1</text:span></text:p>
          <draw:enhanced-geometry svg:viewBox="0 0 21600 21600" draw:text-areas="800 800 20800 20800" draw:type="round-rectangular-callout" draw:modifiers="4671.72156619018 35128.2229965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xml:id="id37" draw:id="id37" draw:layer="layout" svg:width="4.826cm" svg:height="2.154cm" svg:x="9.906cm" svg:y="11.131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0.29cm" svg:y="10.877cm">
          <text:p text:style-name="P3"><text:span text:style-name="T3">WPM</text:span></text:p>
          <draw:enhanced-geometry svg:viewBox="0 0 21600 21600" draw:type="rectangle" draw:enhanced-path="M 0 0 L 21600 0 21600 21600 0 21600 0 0 Z N"/>
        </draw:custom-shape>
        <draw:custom-shape draw:style-name="gr10" draw:text-style-name="P8" draw:layer="layout" svg:width="2.286cm" svg:height="1.292cm" svg:x="12.192cm" svg:y="11.562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draw:layer="layout" svg:width="4.318cm" svg:height="0.646cm" svg:x="10.16cm" svg:y="13.07cm">
          <text:p text:style-name="P3"><text:span text:style-name="T4">WPM Interface</text:span></text:p>
          <draw:enhanced-geometry svg:viewBox="0 0 21600 21600" draw:type="rectangle" draw:enhanced-path="M 0 0 L 21600 0 21600 21600 0 21600 0 0 Z N"/>
        </draw:custom-shape>
        <draw:frame draw:style-name="gr95" draw:text-style-name="P19" draw:layer="layout" svg:width="6.877cm" svg:height="1.787cm" svg:x="3.283cm" svg:y="10.16cm">
          <draw:text-box>
            <text:p><text:span text:style-name="T3">2. Send grouping proposal and </text:span><text:span text:style-name="T3"><text:line-break/></text:span><text:span text:style-name="T3">coordination_phase_1_ended</text:span><text:span text:style-name="T3"><text:line-break/></text:span><text:span text:style-name="T3">to WPM </text:span></text:p>
          </draw:text-box>
        </draw:frame>
        <draw:connector draw:style-name="gr36" draw:text-style-name="P11" draw:layer="layout" svg:x1="3.289cm" svg:y1="7.366cm" svg:x2="9.906cm" svg:y2="12.208cm" draw:start-shape="id36" draw:start-glue-point="2" draw:end-shape="id37" draw:end-glue-point="3" svg:d="M3289 7366v4842h6617" svg:viewBox="0 0 6618 4843">
          <text:p/>
        </draw:connector>
        <draw:connector draw:style-name="gr36" draw:text-style-name="P11" draw:layer="layout" draw:line-skew="1.532cm" svg:x1="3.289cm" svg:y1="7.366cm" svg:x2="21.336cm" svg:y2="7.249cm" draw:start-shape="id36" draw:start-glue-point="2" svg:d="M3289 7366v2032h18047v-2149" svg:viewBox="0 0 18048 2150">
          <text:p/>
        </draw:connector>
        <draw:frame draw:style-name="gr96" draw:text-style-name="P19" draw:layer="layout" svg:width="11.499cm" svg:height="0.763cm" svg:x="3.41cm" svg:y="7.75cm">
          <draw:text-box>
            <text:p><text:span text:style-name="T3">1. Send grouping solution to agent_10</text:span></text:p>
          </draw:text-box>
        </draw:frame>
        <draw:frame draw:style-name="gr96" draw:text-style-name="P19" draw:layer="layout" svg:width="11.499cm" svg:height="0.763cm" svg:x="12.554cm" svg:y="8.651cm">
          <draw:text-box>
            <text:p><text:span text:style-name="T3">1. Send grouping solution to agent_20</text:span></text:p>
          </draw:text-box>
        </draw:frame>
        <draw:frame draw:style-name="gr97" draw:text-style-name="P19" draw:layer="layout" svg:width="27.748cm" svg:height="1.275cm" svg:x="0.255cm" svg:y="13.972cm">
          <draw:text-box>
            <text:p><text:span text:style-name="T3">* Once agent_1 finds a grouping solution, it lets all other agents to know about the grouping. Then agent_1 sends the </text:span><text:span text:style-name="T3"><text:line-break/></text:span><text:span text:style-name="T3">grouping solution to WPM and lets WPM know that coordination_phase_1 has ended for the agents in grouping solution. <text:s/></text:span></text:p>
          </draw:text-box>
        </draw:frame>
        <draw:custom-shape draw:style-name="gr98" draw:text-style-name="P4" draw:layer="layout" svg:width="2.433cm" svg:height="1.248cm" svg:x="0.254cm" svg:y="9.928cm">
          <text:p/>
          <draw:enhanced-geometry svg:viewBox="0 0 21600 21600" draw:type="rectangle" draw:enhanced-path="M 0 0 L 21600 0 21600 21600 0 21600 0 0 Z N"/>
        </draw:custom-shape>
        <draw:frame draw:style-name="gr99" draw:text-style-name="P10" draw:layer="layout" svg:width="2.559cm" svg:height="1.275cm" svg:x="0.28cm" svg:y="9.907cm">
          <draw:text-box>
            <text:p><text:span text:style-name="T5">Grouping</text:span><text:span text:style-name="T5"><text:line-break/></text:span><text:span text:style-name="T5">proposal</text:span></text:p>
          </draw:text-box>
        </draw:frame>
        <draw:frame draw:style-name="gr64" draw:text-style-name="P19" draw:layer="layout" svg:width="3.118cm" svg:height="0.763cm" svg:x="0cm" svg:y="9.144cm">
          <draw:text-box>
            <text:p><text:span text:style-name="T3">Info package</text:span></text:p>
          </draw:text-box>
        </draw:frame>
        <draw:frame draw:style-name="gr47" draw:text-style-name="P23" draw:layer="layout" svg:width="1.778cm" svg:height="1.47cm" svg:x="7.366cm" svg:y="5.549cm">
          <draw:text-box>
            <text:p><text:span text:style-name="T18">. . .</text:span></text:p>
          </draw:text-box>
        </draw:frame>
        <draw:frame draw:style-name="gr47" draw:text-style-name="P23" draw:layer="layout" svg:width="1.778cm" svg:height="1.47cm" svg:x="17.272cm" svg:y="5.349cm">
          <draw:text-box>
            <text:p><text:span text:style-name="T18">. . .</text:span></text:p>
          </draw:text-box>
        </draw:frame>
        <draw:custom-shape draw:style-name="gr24" draw:text-style-name="P3" draw:layer="layout" svg:width="4.572cm" svg:height="2.154cm" svg:x="1.016cm" svg:y="4.95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367cm" svg:y="4.865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xml:id="id36" draw:id="id36" draw:layer="layout" svg:width="4.09cm" svg:height="0.647cm" svg:x="1.244cm" svg:y="6.719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0.414cm" svg:y="4.8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0.765cm" svg:y="4.787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xml:id="id38" draw:id="id38" draw:layer="layout" svg:width="4.09cm" svg:height="0.647cm" svg:x="10.642cm" svg:y="6.641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9.304cm" svg:y="4.8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655cm" svg:y="4.787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532cm" svg:y="6.641cm">
          <text:p text:style-name="P3"><text:span text:style-name="T4">Agent Interface</text:span></text:p>
          <draw:enhanced-geometry svg:viewBox="0 0 21600 21600" draw:mirror-horizontal="false" draw:mirror-vertical="false" draw:type="rectangle" draw:enhanced-path="M 0 0 L 21600 0 21600 21600 0 21600 0 0 Z N"/>
        </draw:custom-shape>
        <draw:connector draw:style-name="gr36" draw:text-style-name="P11" draw:layer="layout" draw:line-skew="0.647cm" svg:x1="3.289cm" svg:y1="7.366cm" svg:x2="12.687cm" svg:y2="7.288cm" draw:start-shape="id36" draw:start-glue-point="2" draw:end-shape="id38" draw:end-glue-point="2" svg:d="M3289 7366v1147h9398v-1225" svg:viewBox="0 0 9399 1226">
          <text:p/>
        </draw:connector>
        <draw:custom-shape draw:style-name="gr24" draw:text-style-name="P3" draw:layer="layout" svg:width="4.572cm" svg:height="2.154cm" svg:x="20.828cm" svg:y="10.50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1.179cm" svg:y="10.414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1.056cm" svg:y="12.268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47" draw:text-style-name="P23" draw:layer="layout" svg:width="1.778cm" svg:height="1.47cm" svg:x="6.858cm" svg:y="10.668cm">
          <draw:text-box>
            <text:p><text:span text:style-name="T18">. . .</text:span></text:p>
          </draw:text-box>
        </draw:frame>
        <draw:frame presentation:style-name="pr7" draw:text-style-name="P15" draw:layer="layout" svg:width="25.199cm" svg:height="1.889cm" svg:x="1.524cm" svg:y="-0.055cm" presentation:class="title" presentation:user-transformed="true">
          <draw:text-box>
            <text:p><text:span text:style-name="T10">LCC </text:span><text:span text:style-name="T11">Process: </text:span><text:span text:style-name="T11"><text:line-break/></text:span><text:span text:style-name="T13">Send final grouping to agents</text:span><text:span text:style-name="T11"> </text:span></text:p>
          </draw:text-box>
        </draw:frame>
        <draw:custom-shape draw:style-name="gr9" draw:text-style-name="P7" draw:layer="layout" svg:width="4.826cm" svg:height="2.154cm" svg:x="10.922cm" svg:y="3.003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11.306cm" svg:y="2.749cm">
          <text:p text:style-name="P3"><text:span text:style-name="T3">WPM</text:span></text:p>
          <draw:enhanced-geometry svg:viewBox="0 0 21600 21600" draw:type="rectangle" draw:enhanced-path="M 0 0 L 21600 0 21600 21600 0 21600 0 0 Z N"/>
        </draw:custom-shape>
        <draw:custom-shape draw:style-name="gr10" draw:text-style-name="P8" xml:id="id39" draw:id="id39" draw:layer="layout" svg:width="2.286cm" svg:height="1.292cm" svg:x="13.208cm" svg:y="3.434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xml:id="id40" draw:id="id40" draw:layer="layout" svg:width="4.318cm" svg:height="0.646cm" svg:x="11.176cm" svg:y="4.942cm">
          <text:p text:style-name="P3"><text:span text:style-name="T4">WPM Interface</text:span></text:p>
          <draw:enhanced-geometry svg:viewBox="0 0 21600 21600" draw:type="rectangle" draw:enhanced-path="M 0 0 L 21600 0 21600 21600 0 21600 0 0 Z N"/>
        </draw:custom-shape>
        <draw:connector draw:style-name="gr36" draw:text-style-name="P11" draw:layer="layout" draw:type="curve" svg:x1="15.494cm" svg:y1="4.08cm" svg:x2="13.335cm" svg:y2="5.588cm" draw:start-shape="id39" draw:start-glue-point="1" draw:end-shape="id40" draw:end-glue-point="2" svg:d="M15494 4080c751 0 627 1005-101 1570s-2058 689-2058-62" svg:viewBox="0 0 2667 2034">
          <text:p/>
        </draw:connector>
        <draw:frame draw:style-name="gr100" draw:text-style-name="P19" draw:layer="layout" svg:width="4.287cm" svg:height="3.323cm" svg:x="15.697cm" svg:y="4.572cm">
          <draw:text-box>
            <text:p><text:span text:style-name="T3">1. Ensure that the</text:span><text:span text:style-name="T3"><text:line-break/></text:span><text:span text:style-name="T3">agents in the </text:span><text:span text:style-name="T3"><text:line-break/></text:span><text:span text:style-name="T3">grouping proposal </text:span><text:span text:style-name="T3"><text:line-break/></text:span><text:span text:style-name="T3">are active before </text:span><text:span text:style-name="T3"><text:line-break/></text:span><text:span text:style-name="T3">sending signal to </text:span><text:span text:style-name="T3"><text:line-break/></text:span><text:span text:style-name="T3">each agent</text:span></text:p>
          </draw:text-box>
        </draw:frame>
        <draw:connector draw:style-name="gr36" draw:text-style-name="P11" draw:layer="layout" svg:x1="13.208cm" svg:y1="4.08cm" svg:x2="4.112cm" svg:y2="10.453cm" draw:start-shape="id39" draw:start-glue-point="3" draw:end-shape="id41" draw:end-glue-point="0" svg:d="M13208 4080h-9096v6373" svg:viewBox="0 0 9097 6374">
          <text:p/>
        </draw:connector>
        <draw:frame draw:style-name="gr101" draw:text-style-name="P19" draw:layer="layout" svg:width="6.471cm" svg:height="1.787cm" svg:x="4.331cm" svg:y="4.08cm">
          <draw:text-box>
            <text:p><text:span text:style-name="T5">2.b)</text:span><text:span text:style-name="T3"> If teacher only approves</text:span><text:span text:style-name="T3"><text:line-break/></text:span><text:span text:style-name="T3">the proposal, then send </text:span><text:span text:style-name="T3"><text:line-break/></text:span><text:span text:style-name="T3">”approved” message to agent</text:span></text:p>
          </draw:text-box>
        </draw:frame>
        <draw:frame draw:style-name="gr47" draw:text-style-name="P23" draw:layer="layout" svg:width="1.778cm" svg:height="1.47cm" svg:x="14.732cm" svg:y="10.922cm">
          <draw:text-box>
            <text:p><text:span text:style-name="T18">. . .</text:span></text:p>
          </draw:text-box>
        </draw:frame>
        <draw:connector draw:style-name="gr36" draw:text-style-name="P11" draw:layer="layout" svg:x1="13.208cm" svg:y1="4.08cm" svg:x2="11.986cm" svg:y2="10.453cm" draw:start-shape="id39" draw:start-glue-point="3" draw:end-shape="id42" svg:d="M13208 4080h-1222v6373" svg:viewBox="0 0 1223 6374">
          <text:p/>
        </draw:connector>
        <draw:connector draw:style-name="gr36" draw:text-style-name="P11" draw:layer="layout" svg:x1="15.494cm" svg:y1="4.08cm" svg:x2="23.114cm" svg:y2="11.623cm" draw:start-shape="id39" draw:start-glue-point="1" draw:end-shape="id43" draw:end-glue-point="3" svg:d="M15494 4080h3810v7543h3810" svg:viewBox="0 0 7621 7544">
          <text:p/>
        </draw:connector>
        <draw:custom-shape draw:style-name="gr102" draw:text-style-name="P30" draw:layer="layout" svg:width="4.826cm" svg:height="1.524cm" svg:x="2.54cm" svg:y="1.27cm">
          <text:p text:style-name="P3"><text:span text:style-name="T16">1. Teacher has received</text:span><text:span text:style-name="T16"><text:line-break/></text:span><text:span text:style-name="T16">the grouping proposal</text:span><text:span text:style-name="T16"><text:line-break/></text:span><text:span text:style-name="T16">for a certain classroom</text:span></text:p>
          <draw:enhanced-geometry svg:viewBox="0 0 21600 21600" draw:text-areas="800 800 20800 20800" draw:type="round-rectangular-callout" draw:modifiers="37378.2473586078 31656.393442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4" draw:layer="layout" svg:width="2.433cm" svg:height="1.787cm" svg:x="0.946cm" svg:y="7.865cm">
          <text:p/>
          <draw:enhanced-geometry svg:viewBox="0 0 21600 21600" draw:type="rectangle" draw:enhanced-path="M 0 0 L 21600 0 21600 21600 0 21600 0 0 Z N"/>
        </draw:custom-shape>
        <draw:frame draw:style-name="gr104" draw:text-style-name="P10" draw:layer="layout" svg:width="2.559cm" svg:height="1.787cm" svg:x="0.82cm" svg:y="7.865cm">
          <draw:text-box>
            <text:p><text:span text:style-name="T5">New</text:span><text:span text:style-name="T5"><text:line-break/></text:span><text:span text:style-name="T5">grouping</text:span><text:span text:style-name="T5"><text:line-break/></text:span><text:span text:style-name="T5">proposal</text:span></text:p>
          </draw:text-box>
        </draw:frame>
        <draw:frame draw:style-name="gr64" draw:text-style-name="P19" draw:layer="layout" svg:width="3.118cm" svg:height="0.763cm" svg:x="0.692cm" svg:y="7.081cm">
          <draw:text-box>
            <text:p><text:span text:style-name="T3">Info package</text:span></text:p>
          </draw:text-box>
        </draw:frame>
        <draw:custom-shape draw:style-name="gr103" draw:text-style-name="P4" draw:layer="layout" svg:width="2.433cm" svg:height="1.787cm" svg:x="8.833cm" svg:y="8.404cm">
          <text:p/>
          <draw:enhanced-geometry svg:viewBox="0 0 21600 21600" draw:type="rectangle" draw:enhanced-path="M 0 0 L 21600 0 21600 21600 0 21600 0 0 Z N"/>
        </draw:custom-shape>
        <draw:frame draw:style-name="gr104" draw:text-style-name="P10" draw:layer="layout" svg:width="2.559cm" svg:height="1.787cm" svg:x="8.707cm" svg:y="8.404cm">
          <draw:text-box>
            <text:p><text:span text:style-name="T5">New</text:span><text:span text:style-name="T5"><text:line-break/></text:span><text:span text:style-name="T5">grouping</text:span><text:span text:style-name="T5"><text:line-break/></text:span><text:span text:style-name="T5">proposal</text:span></text:p>
          </draw:text-box>
        </draw:frame>
        <draw:frame draw:style-name="gr64" draw:text-style-name="P19" draw:layer="layout" svg:width="3.118cm" svg:height="0.763cm" svg:x="8.579cm" svg:y="7.62cm">
          <draw:text-box>
            <text:p><text:span text:style-name="T3">Info package</text:span></text:p>
          </draw:text-box>
        </draw:frame>
        <draw:custom-shape draw:style-name="gr103" draw:text-style-name="P4" draw:layer="layout" svg:width="2.433cm" svg:height="1.787cm" svg:x="16.948cm" svg:y="9.897cm">
          <text:p/>
          <draw:enhanced-geometry svg:viewBox="0 0 21600 21600" draw:type="rectangle" draw:enhanced-path="M 0 0 L 21600 0 21600 21600 0 21600 0 0 Z N"/>
        </draw:custom-shape>
        <draw:frame draw:style-name="gr104" draw:text-style-name="P10" draw:layer="layout" svg:width="2.559cm" svg:height="1.787cm" svg:x="16.822cm" svg:y="9.897cm">
          <draw:text-box>
            <text:p><text:span text:style-name="T5">New</text:span><text:span text:style-name="T5"><text:line-break/></text:span><text:span text:style-name="T5">grouping</text:span><text:span text:style-name="T5"><text:line-break/></text:span><text:span text:style-name="T5">proposal</text:span></text:p>
          </draw:text-box>
        </draw:frame>
        <draw:frame draw:style-name="gr64" draw:text-style-name="P19" draw:layer="layout" svg:width="3.118cm" svg:height="0.763cm" svg:x="16.694cm" svg:y="9.113cm">
          <draw:text-box>
            <text:p><text:span text:style-name="T3">Info package</text:span></text:p>
          </draw:text-box>
        </draw:frame>
        <draw:custom-shape draw:style-name="gr102" draw:text-style-name="P30" draw:layer="layout" svg:width="4.826cm" svg:height="1.524cm" svg:x="19.812cm" svg:y="2.286cm">
          <text:p text:style-name="P3"><text:span text:style-name="T16">2. Teacher needs to </text:span><text:span text:style-name="T16"><text:line-break/></text:span><text:span text:style-name="T16">approve a proposal. </text:span><text:span text:style-name="T16"><text:line-break/></text:span><text:span text:style-name="T16">Next slide for details </text:span></text:p>
          <draw:enhanced-geometry svg:viewBox="0 0 21600 21600" draw:text-areas="800 800 20800 20800" draw:type="round-rectangular-callout" draw:modifiers="-17617.4021131137 13852.3278688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19" draw:layer="layout" svg:width="4.82cm" svg:height="3.323cm" svg:x="-0.159cm" svg:y="4.043cm">
          <draw:text-box>
            <text:p><text:span text:style-name="T5">2.a)</text:span><text:span text:style-name="T3"> Send new </text:span><text:span text:style-name="T3"><text:line-break/></text:span><text:span text:style-name="T3">grouping proposal</text:span><text:span text:style-name="T3"><text:line-break/></text:span><text:span text:style-name="T3">only if teacher </text:span><text:span text:style-name="T3"><text:line-break/></text:span><text:span text:style-name="T3">modified or selected </text:span><text:span text:style-name="T3"><text:line-break/></text:span><text:span text:style-name="T3">a proposal from rank </text:span><text:span text:style-name="T3"><text:line-break/></text:span><text:span text:style-name="T3">list</text:span></text:p>
          </draw:text-box>
        </draw:frame>
        <draw:frame draw:style-name="gr106" draw:text-style-name="P19" draw:layer="layout" svg:width="3.525cm" svg:height="1.275cm" svg:x="7.905cm" svg:y="6.345cm">
          <draw:text-box>
            <text:p><text:span text:style-name="T5">2.a)</text:span><text:span text:style-name="T3"> Same as </text:span><text:span text:style-name="T3"><text:line-break/></text:span><text:span text:style-name="T3">agent_1. </text:span></text:p>
          </draw:text-box>
        </draw:frame>
        <draw:frame draw:style-name="gr106" draw:text-style-name="P19" draw:layer="layout" svg:width="3.525cm" svg:height="1.275cm" svg:x="11.938cm" svg:y="7.361cm">
          <draw:text-box>
            <text:p><text:span text:style-name="T5">2.b)</text:span><text:span text:style-name="T3"> Same as </text:span><text:span text:style-name="T3"><text:line-break/></text:span><text:span text:style-name="T3">agent_1. </text:span></text:p>
          </draw:text-box>
        </draw:frame>
        <draw:frame draw:style-name="gr106" draw:text-style-name="P19" draw:layer="layout" svg:width="3.525cm" svg:height="1.275cm" svg:x="19.589cm" svg:y="9.652cm">
          <draw:text-box>
            <text:p><text:span text:style-name="T5">2.b)</text:span><text:span text:style-name="T3"> Same as </text:span><text:span text:style-name="T3"><text:line-break/></text:span><text:span text:style-name="T3">agent_1. </text:span></text:p>
          </draw:text-box>
        </draw:frame>
        <draw:frame draw:style-name="gr106" draw:text-style-name="P19" draw:layer="layout" svg:width="3.525cm" svg:height="1.275cm" svg:x="16.541cm" svg:y="7.895cm">
          <draw:text-box>
            <text:p><text:span text:style-name="T5">2.a)</text:span><text:span text:style-name="T3"> Same as </text:span><text:span text:style-name="T3"><text:line-break/></text:span><text:span text:style-name="T3">agent_1. </text:span></text:p>
          </draw:text-box>
        </draw:frame>
        <draw:frame draw:style-name="gr107" draw:text-style-name="P19" draw:layer="layout" svg:width="18.147cm" svg:height="0.763cm" svg:x="0.243cm" svg:y="14.736cm">
          <draw:text-box>
            <text:p><text:span text:style-name="T3">* Teacher is free to submit final grouping or approve the proposal whenever she wants. </text:span></text:p>
          </draw:text-box>
        </draw:frame>
        <draw:custom-shape draw:style-name="gr24" draw:text-style-name="P3" draw:layer="layout" svg:width="4.572cm" svg:height="2.154cm" svg:x="1.778cm" svg:y="10.546cm">
          <text:p/>
          <draw:enhanced-geometry svg:viewBox="0 0 21600 21600" draw:mirror-horizontal="false" draw:mirror-vertical="false" draw:type="rectangle" draw:enhanced-path="M 0 0 L 21600 0 21600 21600 0 21600 0 0 Z N"/>
        </draw:custom-shape>
        <draw:custom-shape draw:style-name="gr25" draw:text-style-name="P4" xml:id="id41" draw:id="id41" draw:layer="layout" svg:width="3.967cm" svg:height="0.469cm" svg:x="2.129cm" svg:y="10.453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006cm" svg:y="12.307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9.652cm" svg:y="10.546cm">
          <text:p/>
          <draw:enhanced-geometry svg:viewBox="0 0 21600 21600" draw:mirror-horizontal="false" draw:mirror-vertical="false" draw:type="rectangle" draw:enhanced-path="M 0 0 L 21600 0 21600 21600 0 21600 0 0 Z N"/>
        </draw:custom-shape>
        <draw:custom-shape draw:style-name="gr25" draw:text-style-name="P4" xml:id="id42" draw:id="id42" draw:layer="layout" svg:width="3.967cm" svg:height="0.469cm" svg:x="10.003cm" svg:y="10.453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9.88cm" svg:y="12.307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5.494cm" svg:y="12.285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5.845cm" svg:y="12.192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5.722cm" svg:y="14.046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xml:id="id43" draw:id="id43" draw:layer="layout" svg:width="4.572cm" svg:height="2.154cm" svg:x="23.114cm" svg:y="10.546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3.465cm" svg:y="10.453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3.342cm" svg:y="12.307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8" draw:text-style-name="P37" draw:layer="layout" svg:width="25.199cm" svg:height="2.032cm" svg:x="1.524cm" svg:y="0cm" presentation:class="title" presentation:user-transformed="true">
          <draw:text-box>
            <text:p><text:span text:style-name="T29">LCC </text:span><text:span text:style-name="T30">Process: </text:span><text:span text:style-name="T30"><text:line-break/></text:span><text:span text:style-name="T31">Send final grouping to agents</text:span><text:span text:style-name="T30"> - Explanation</text:span></text:p>
          </draw:text-box>
        </draw:frame>
        <draw:frame draw:style-name="gr108" draw:text-style-name="P38" draw:layer="layout" svg:width="27.337cm" svg:height="6.65cm" svg:x="0.508cm" svg:y="3.302cm">
          <draw:text-box>
            <text:p text:style-name="P24"><text:span text:style-name="T17">Agents might send only one or a rank list of groupings to teacher. Therefore, there will be 3 possibilities on teacher side: </text:span></text:p>
            <text:p text:style-name="P24"><text:span text:style-name="T17"/></text:p>
            <text:p text:style-name="P24"><text:span text:style-name="T32">1)</text:span><text:span text:style-name="T17"> If teacher received a rank list, she needs to select one grouping and submit. She can modify </text:span><text:span text:style-name="T17"><text:line-break/></text:span><text:span text:style-name="T17">the grouping she selected.</text:span></text:p>
            <text:p text:style-name="P24"><text:span text:style-name="T32">2)</text:span><text:span text:style-name="T17"> If teacher received only 1 grouping proposal, she can modify and submit.</text:span></text:p>
            <text:p text:style-name="P24"><text:span text:style-name="T33">3)</text:span><text:span text:style-name="T34"> </text:span><text:span text:style-name="T17">If teacher received only 1 grouping proposal, she can approve it. </text:span></text:p>
            <text:p text:style-name="P24"><text:span text:style-name="T17"/></text:p>
            <text:p text:style-name="P24"><text:span text:style-name="T17">What do agents expect under each condition?</text:span></text:p>
            <text:p text:style-name="P24"><text:span text:style-name="T17">For (1) and (2), agents expect the new grouping. For (3), agents don’t expect any grouping <text:s/>because they already know it. </text:span></text:p>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42" draw:text-style-name="P3" draw:layer="layout" svg:width="4.572cm" svg:height="1.827cm" svg:x="2.54cm" svg:y="3.302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904cm" svg:y="3.087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781cm" svg:y="3.668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781cm" svg:y="4.947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54cm" svg:y="3.302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904cm" svg:y="3.087cm">
          <text:p text:style-name="P3"><text:span text:style-name="T3">MyWelcome app</text:span><text:span text:style-name="T5">#1</text:span></text:p>
          <draw:enhanced-geometry svg:viewBox="0 0 21600 21600" draw:type="rectangle" draw:enhanced-path="M 0 0 L 21600 0 21600 21600 0 21600 0 0 Z N"/>
        </draw:custom-shape>
        <draw:custom-shape draw:style-name="gr44" draw:text-style-name="P21" draw:layer="layout" svg:width="2.165cm" svg:height="1.096cm" svg:x="2.781cm" svg:y="3.668cm">
          <text:p text:style-name="P3"><text:span text:style-name="T3">App-Logic</text:span></text:p>
          <draw:enhanced-geometry svg:viewBox="0 0 21600 21600" draw:type="rectangle" draw:enhanced-path="M 0 0 L 21600 0 21600 21600 0 21600 0 0 Z N"/>
        </draw:custom-shape>
        <draw:custom-shape draw:style-name="gr45" draw:text-style-name="P22" xml:id="id44" draw:id="id44" draw:layer="layout" svg:width="4.09cm" svg:height="0.548cm" svg:x="2.781cm" svg:y="4.947cm">
          <text:p text:style-name="P3"><text:span text:style-name="T4">App-Logic Interface</text:span></text:p>
          <draw:enhanced-geometry svg:viewBox="0 0 21600 21600" draw:type="rectangle" draw:enhanced-path="M 0 0 L 21600 0 21600 21600 0 21600 0 0 Z N"/>
        </draw:custom-shape>
        <draw:frame draw:style-name="gr47" draw:text-style-name="P23" draw:layer="layout" svg:width="1.778cm" svg:height="1.47cm" svg:x="8.382cm" svg:y="3.341cm">
          <draw:text-box>
            <text:p><text:span text:style-name="T18">. . .</text:span></text:p>
          </draw:text-box>
        </draw:frame>
        <draw:frame presentation:style-name="pr7" draw:text-style-name="P15" draw:layer="layout" svg:width="25.199cm" svg:height="1.889cm" svg:x="1.402cm" svg:y="0.259cm" presentation:class="title" presentation:user-transformed="true">
          <draw:text-box>
            <text:p><text:span text:style-name="T10">LCC </text:span><text:span text:style-name="T11">Process: </text:span><text:span text:style-name="T11"><text:line-break/></text:span><text:span text:style-name="T13">Send final grouping to TCNs</text:span></text:p>
          </draw:text-box>
        </draw:frame>
        <draw:custom-shape draw:style-name="gr109" draw:text-style-name="P30" draw:layer="layout" svg:width="5.334cm" svg:height="1.27cm" svg:x="0cm" svg:y="12.739cm">
          <text:p text:style-name="P3"><text:span text:style-name="T3">Got final grouping </text:span><text:span text:style-name="T3"><text:line-break/></text:span><text:span text:style-name="T3">result</text:span></text:p>
          <draw:enhanced-geometry svg:viewBox="0 0 21600 21600" draw:text-areas="800 800 20800 20800" draw:type="round-rectangular-callout" draw:modifiers="11911.3776944705 -19016.8371361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draw:type="line" svg:x1="4.839cm" svg:y1="9.183cm" svg:x2="4.826cm" svg:y2="5.495cm" draw:end-shape="id44" draw:end-glue-point="2" svg:d="M4839 9183l-13-3688" svg:viewBox="0 0 14 3689">
          <text:p/>
        </draw:connector>
        <draw:custom-shape draw:style-name="gr110" draw:text-style-name="P4" draw:layer="layout" svg:width="2.433cm" svg:height="1.717cm" svg:x="1.962cm" svg:y="6.958cm">
          <text:p/>
          <draw:enhanced-geometry svg:viewBox="0 0 21600 21600" draw:type="rectangle" draw:enhanced-path="M 0 0 L 21600 0 21600 21600 0 21600 0 0 Z N"/>
        </draw:custom-shape>
        <draw:frame draw:style-name="gr111" draw:text-style-name="P10" draw:layer="layout" svg:width="2.686cm" svg:height="1.971cm" svg:x="1.962cm" svg:y="6.958cm">
          <draw:text-box>
            <text:p><text:span text:style-name="T35">TCN_1 is</text:span></text:p>
            <text:p><text:span text:style-name="T35">member of</text:span></text:p>
            <text:p><text:span text:style-name="T15">GROUP_1</text:span></text:p>
          </draw:text-box>
        </draw:frame>
        <draw:frame draw:style-name="gr64" draw:text-style-name="P19" draw:layer="layout" svg:width="3.118cm" svg:height="0.763cm" svg:x="1.708cm" svg:y="6.174cm">
          <draw:text-box>
            <text:p><text:span text:style-name="T3">Info package</text:span></text:p>
          </draw:text-box>
        </draw:frame>
        <draw:frame draw:style-name="gr112" draw:text-style-name="P19" draw:layer="layout" svg:width="3.499cm" svg:height="1.275cm" svg:x="4.967cm" svg:y="7.151cm">
          <draw:text-box>
            <text:p><text:span text:style-name="T3">1. Send group </text:span><text:span text:style-name="T3"><text:line-break/></text:span><text:span text:style-name="T3"> <text:s text:c="4"/>of TCN</text:span></text:p>
          </draw:text-box>
        </draw:frame>
        <draw:custom-shape draw:style-name="gr42" draw:text-style-name="P3" draw:layer="layout" svg:width="4.572cm" svg:height="1.827cm" svg:x="11.6cm" svg:y="3.26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1.964cm" svg:y="3.048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11.841cm" svg:y="3.629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11.841cm" svg:y="4.908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1.6cm" svg:y="3.263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1.964cm" svg:y="3.048cm">
          <text:p text:style-name="P3"><text:span text:style-name="T3">MyWelcome app</text:span><text:span text:style-name="T5">#5</text:span></text:p>
          <draw:enhanced-geometry svg:viewBox="0 0 21600 21600" draw:type="rectangle" draw:enhanced-path="M 0 0 L 21600 0 21600 21600 0 21600 0 0 Z N"/>
        </draw:custom-shape>
        <draw:custom-shape draw:style-name="gr44" draw:text-style-name="P21" draw:layer="layout" svg:width="2.165cm" svg:height="1.096cm" svg:x="11.841cm" svg:y="3.629cm">
          <text:p text:style-name="P3"><text:span text:style-name="T3">App-Logic</text:span></text:p>
          <draw:enhanced-geometry svg:viewBox="0 0 21600 21600" draw:type="rectangle" draw:enhanced-path="M 0 0 L 21600 0 21600 21600 0 21600 0 0 Z N"/>
        </draw:custom-shape>
        <draw:custom-shape draw:style-name="gr45" draw:text-style-name="P22" xml:id="id45" draw:id="id45" draw:layer="layout" svg:width="4.09cm" svg:height="0.548cm" svg:x="11.841cm" svg:y="4.908cm">
          <text:p text:style-name="P3"><text:span text:style-name="T4">App-Logic Interface</text:span></text:p>
          <draw:enhanced-geometry svg:viewBox="0 0 21600 21600" draw:type="rectangle" draw:enhanced-path="M 0 0 L 21600 0 21600 21600 0 21600 0 0 Z N"/>
        </draw:custom-shape>
        <draw:custom-shape draw:style-name="gr109" draw:text-style-name="P30" draw:layer="layout" svg:width="5.334cm" svg:height="1.27cm" svg:x="9.06cm" svg:y="12.7cm">
          <text:p text:style-name="P3"><text:span text:style-name="T3">Got final grouping </text:span><text:span text:style-name="T3"><text:line-break/></text:span><text:span text:style-name="T3">result</text:span></text:p>
          <draw:enhanced-geometry svg:viewBox="0 0 21600 21600" draw:text-areas="800 800 20800 20800" draw:type="round-rectangular-callout" draw:modifiers="11911.3776944705 -19016.8371361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draw:type="line" svg:x1="13.899cm" svg:y1="9.144cm" svg:x2="13.886cm" svg:y2="5.456cm" draw:end-shape="id45" draw:end-glue-point="2" svg:d="M13899 9144l-13-3688" svg:viewBox="0 0 14 3689">
          <text:p/>
        </draw:connector>
        <draw:custom-shape draw:style-name="gr110" draw:text-style-name="P4" draw:layer="layout" svg:width="2.433cm" svg:height="1.717cm" svg:x="11.022cm" svg:y="6.919cm">
          <text:p/>
          <draw:enhanced-geometry svg:viewBox="0 0 21600 21600" draw:type="rectangle" draw:enhanced-path="M 0 0 L 21600 0 21600 21600 0 21600 0 0 Z N"/>
        </draw:custom-shape>
        <draw:frame draw:style-name="gr111" draw:text-style-name="P10" draw:layer="layout" svg:width="2.686cm" svg:height="1.971cm" svg:x="11.022cm" svg:y="6.919cm">
          <draw:text-box>
            <text:p><text:span text:style-name="T35">TCN_5 is</text:span></text:p>
            <text:p><text:span text:style-name="T35">member of</text:span></text:p>
            <text:p><text:span text:style-name="T15">GROUP_1</text:span></text:p>
          </draw:text-box>
        </draw:frame>
        <draw:frame draw:style-name="gr64" draw:text-style-name="P19" draw:layer="layout" svg:width="3.118cm" svg:height="0.763cm" svg:x="10.768cm" svg:y="6.135cm">
          <draw:text-box>
            <text:p><text:span text:style-name="T3">Info package</text:span></text:p>
          </draw:text-box>
        </draw:frame>
        <draw:frame draw:style-name="gr112" draw:text-style-name="P19" draw:layer="layout" svg:width="3.499cm" svg:height="1.275cm" svg:x="14.027cm" svg:y="7.112cm">
          <draw:text-box>
            <text:p><text:span text:style-name="T3">1. Send group </text:span><text:span text:style-name="T3"><text:line-break/></text:span><text:span text:style-name="T3"> <text:s text:c="4"/>of TCN</text:span></text:p>
          </draw:text-box>
        </draw:frame>
        <draw:custom-shape draw:style-name="gr42" draw:text-style-name="P3" draw:layer="layout" svg:width="4.572cm" svg:height="1.827cm" svg:x="21.506cm" svg:y="3.302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1.87cm" svg:y="3.087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1.747cm" svg:y="3.668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1.747cm" svg:y="4.947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21.506cm" svg:y="3.302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1.87cm" svg:y="3.087cm">
          <text:p text:style-name="P3"><text:span text:style-name="T3">MyWelcome app</text:span><text:span text:style-name="T5">#20</text:span></text:p>
          <draw:enhanced-geometry svg:viewBox="0 0 21600 21600" draw:type="rectangle" draw:enhanced-path="M 0 0 L 21600 0 21600 21600 0 21600 0 0 Z N"/>
        </draw:custom-shape>
        <draw:custom-shape draw:style-name="gr44" draw:text-style-name="P21" draw:layer="layout" svg:width="2.165cm" svg:height="1.096cm" svg:x="21.747cm" svg:y="3.668cm">
          <text:p text:style-name="P3"><text:span text:style-name="T3">App-Logic</text:span></text:p>
          <draw:enhanced-geometry svg:viewBox="0 0 21600 21600" draw:type="rectangle" draw:enhanced-path="M 0 0 L 21600 0 21600 21600 0 21600 0 0 Z N"/>
        </draw:custom-shape>
        <draw:custom-shape draw:style-name="gr45" draw:text-style-name="P22" xml:id="id46" draw:id="id46" draw:layer="layout" svg:width="4.09cm" svg:height="0.548cm" svg:x="21.747cm" svg:y="4.947cm">
          <text:p text:style-name="P3"><text:span text:style-name="T4">App-Logic Interface</text:span></text:p>
          <draw:enhanced-geometry svg:viewBox="0 0 21600 21600" draw:type="rectangle" draw:enhanced-path="M 0 0 L 21600 0 21600 21600 0 21600 0 0 Z N"/>
        </draw:custom-shape>
        <draw:custom-shape draw:style-name="gr109" draw:text-style-name="P30" draw:layer="layout" svg:width="5.334cm" svg:height="1.27cm" svg:x="18.966cm" svg:y="12.739cm">
          <text:p text:style-name="P3"><text:span text:style-name="T3">Got final grouping </text:span><text:span text:style-name="T3"><text:line-break/></text:span><text:span text:style-name="T3">result</text:span></text:p>
          <draw:enhanced-geometry svg:viewBox="0 0 21600 21600" draw:text-areas="800 800 20800 20800" draw:type="round-rectangular-callout" draw:modifiers="11911.3776944705 -19016.8371361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draw:type="line" svg:x1="23.805cm" svg:y1="9.183cm" svg:x2="23.792cm" svg:y2="5.495cm" draw:end-shape="id46" draw:end-glue-point="2" svg:d="M23805 9183l-13-3688" svg:viewBox="0 0 14 3689">
          <text:p/>
        </draw:connector>
        <draw:custom-shape draw:style-name="gr110" draw:text-style-name="P4" draw:layer="layout" svg:width="2.433cm" svg:height="1.717cm" svg:x="20.928cm" svg:y="6.958cm">
          <text:p/>
          <draw:enhanced-geometry svg:viewBox="0 0 21600 21600" draw:type="rectangle" draw:enhanced-path="M 0 0 L 21600 0 21600 21600 0 21600 0 0 Z N"/>
        </draw:custom-shape>
        <draw:frame draw:style-name="gr111" draw:text-style-name="P10" draw:layer="layout" svg:width="2.686cm" svg:height="1.971cm" svg:x="20.928cm" svg:y="6.958cm">
          <draw:text-box>
            <text:p><text:span text:style-name="T35">TCN_20 is</text:span></text:p>
            <text:p><text:span text:style-name="T35">member of</text:span></text:p>
            <text:p><text:span text:style-name="T15">GROUP_4</text:span></text:p>
          </draw:text-box>
        </draw:frame>
        <draw:frame draw:style-name="gr64" draw:text-style-name="P19" draw:layer="layout" svg:width="3.118cm" svg:height="0.763cm" svg:x="20.674cm" svg:y="6.174cm">
          <draw:text-box>
            <text:p><text:span text:style-name="T3">Info package</text:span></text:p>
          </draw:text-box>
        </draw:frame>
        <draw:frame draw:style-name="gr112" draw:text-style-name="P19" draw:layer="layout" svg:width="3.499cm" svg:height="1.275cm" svg:x="23.933cm" svg:y="7.151cm">
          <draw:text-box>
            <text:p><text:span text:style-name="T3">1. Send group </text:span><text:span text:style-name="T3"><text:line-break/></text:span><text:span text:style-name="T3"> <text:s text:c="4"/>of TCN</text:span></text:p>
          </draw:text-box>
        </draw:frame>
        <draw:frame draw:style-name="gr47" draw:text-style-name="P23" draw:layer="layout" svg:width="1.778cm" svg:height="1.47cm" svg:x="18.034cm" svg:y="3.395cm">
          <draw:text-box>
            <text:p><text:span text:style-name="T18">. . .</text:span></text:p>
          </draw:text-box>
        </draw:frame>
        <draw:frame draw:style-name="gr47" draw:text-style-name="P23" draw:layer="layout" svg:width="1.778cm" svg:height="1.47cm" svg:x="8.382cm" svg:y="9.691cm">
          <draw:text-box>
            <text:p><text:span text:style-name="T18">. . .</text:span></text:p>
          </draw:text-box>
        </draw:frame>
        <draw:frame draw:style-name="gr47" draw:text-style-name="P23" draw:layer="layout" svg:width="1.778cm" svg:height="1.47cm" svg:x="18.034cm" svg:y="9.745cm">
          <draw:text-box>
            <text:p><text:span text:style-name="T18">. . .</text:span></text:p>
          </draw:text-box>
        </draw:frame>
        <draw:custom-shape draw:style-name="gr24" draw:text-style-name="P3" draw:layer="layout" svg:width="4.572cm" svg:height="2.154cm" svg:x="2.54cm" svg:y="9.23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891cm" svg:y="9.144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768cm" svg:y="10.998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1.684cm" svg:y="9.23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2.035cm" svg:y="9.144cm">
          <text:p text:style-name="P3"><text:span text:style-name="T3">Agent</text:span><text:span text:style-name="T5">#5</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1.912cm" svg:y="10.998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21.59cm" svg:y="9.23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21.941cm" svg:y="9.144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21.818cm" svg:y="10.998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9" draw:text-style-name="P37" draw:layer="layout" svg:width="25.199cm" svg:height="2.166cm" svg:x="1.402cm" svg:y="0.628cm" presentation:class="title" presentation:user-transformed="true">
          <draw:text-box>
            <text:p><text:span text:style-name="T29">LCC </text:span><text:span text:style-name="T30">Process: </text:span><text:span text:style-name="T30"><text:line-break/></text:span><text:span text:style-name="T31">Send final grouping to TCNs - </text:span><text:span text:style-name="T30">Explanation</text:span></text:p>
          </draw:text-box>
        </draw:frame>
        <draw:frame draw:style-name="gr113" draw:text-style-name="P39" draw:layer="layout" svg:width="28cm" svg:height="11.684cm" svg:x="0cm" svg:y="3.81cm">
          <draw:text-box>
            <text:p text:style-name="P24"><text:span text:style-name="T3">Once an agent receives the final grouping or an approve from the WPM, it needs to inform its TCN. An agent cannot inform a TCN about the identities of his/her group members because the agent doesn’t have this information. <text:s/>Therefore, each agent will send the name of the group (e.g. GROUP_1) to its TCN such that TCNs who are <text:s/>members of the same group can find each others. There are 3 possibilities to happen while informing the TCN:</text:span></text:p>
            <text:p text:style-name="P24"><text:span text:style-name="T3"/></text:p>
            <text:p text:style-name="P24"><text:span text:style-name="T3">1) agent sends the group, app-logic receives the group but TCN doesn’t approve </text:span></text:p>
            <text:p text:style-name="P24"><text:span text:style-name="T3">2) agent sends the group, app logic doesn’t receive the group because TCN is logged out</text:span></text:p>
            <text:p text:style-name="P24"><text:span text:style-name="T3">3) agent sends the group, app-logic receives the group, TCN approves the group right away</text:span></text:p>
            <text:p text:style-name="P24"><text:span text:style-name="T3"/></text:p>
            <text:p text:style-name="P24"><text:span text:style-name="T3">The approval from TCN can take hours if he/she is busy to open the app. Therefore, it would make sense to consider the coordination process as complete if app-logic receives the group information/notification. <text:s/></text:span></text:p>
            <text:p text:style-name="P24"><text:span text:style-name="T3"/></text:p>
            <text:p text:style-name="P24"><text:span text:style-name="T3">Obviously, (3) is the ideal case but agent will send the “</text:span><text:span text:style-name="T36">coordination ended</text:span><text:span text:style-name="T3">” message (slide 22) to WPM if (1) or (3) happens. <text:s/>If (2) happens, then agent will save a flag to LAKR. This flag would represent that app-logic hasn’t received the group info of TCN. So when TCN logs in again, agent will send a notification to app-logic about group info. But to do so, agent needs to be informed by WPM when TCN logs in. </text:span></text:p>
            <text:p text:style-name="P24"><text:span text:style-name="T3">Agent is (re)created if it is dead when TCN logs in. But if agent is not dead when TCN is logging in (e.g. in_coordination or a BT is running), then agent needs to be informed. <text:s/></text:span></text:p>
            <text:p text:style-name="P24"><text:span text:style-name="T3"><text:s/></text:span></text:p>
            <text:p text:style-name="P24"><text:span text:style-name="T3"/></text:p>
            <text:p text:style-name="P24"><text:span text:style-name="T3"/></text:p>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47" draw:text-style-name="P23" draw:layer="layout" svg:width="1.778cm" svg:height="1.47cm" svg:x="6.604cm" svg:y="6.858cm">
          <draw:text-box>
            <text:p><text:span text:style-name="T18">. . .</text:span></text:p>
          </draw:text-box>
        </draw:frame>
        <draw:frame presentation:style-name="pr7" draw:text-style-name="P37" draw:layer="layout" svg:width="25.199cm" svg:height="1.889cm" svg:x="1.402cm" svg:y="0.154cm" presentation:class="title" presentation:user-transformed="true">
          <draw:text-box>
            <text:p><text:span text:style-name="T29">LCC </text:span><text:span text:style-name="T30">Process:</text:span><text:span text:style-name="T30"><text:line-break/></text:span><text:span text:style-name="T31">End of coordination signal</text:span></text:p>
          </draw:text-box>
        </draw:frame>
        <draw:frame draw:style-name="gr47" draw:text-style-name="P23" draw:layer="layout" svg:width="1.778cm" svg:height="1.47cm" svg:x="15.748cm" svg:y="6.658cm">
          <draw:text-box>
            <text:p><text:span text:style-name="T18">. . .</text:span></text:p>
          </draw:text-box>
        </draw:frame>
        <draw:custom-shape draw:style-name="gr91" draw:text-style-name="P30" draw:layer="layout" svg:width="4.826cm" svg:height="1.147cm" svg:x="0.254cm" svg:y="2.795cm">
          <text:p text:style-name="P3"><text:span text:style-name="T16">Sent the final result</text:span><text:span text:style-name="T16"><text:line-break/></text:span><text:span text:style-name="T16">to TCN</text:span></text:p>
          <draw:enhanced-geometry svg:viewBox="0 0 21600 21600" draw:text-areas="800 800 20800 20800" draw:type="round-rectangular-callout" draw:modifiers="4613.54878806712 62259.93031358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19" draw:layer="layout" svg:width="0.68cm" svg:height="1.673cm" svg:x="21.59cm" svg:y="8.995cm">
          <draw:text-box>
            <text:p>.</text:p>
            <text:p>.</text:p>
          </draw:text-box>
        </draw:frame>
        <draw:custom-shape draw:style-name="gr91" draw:text-style-name="P30" draw:layer="layout" svg:width="4.826cm" svg:height="1.147cm" svg:x="9.144cm" svg:y="3.048cm">
          <text:p text:style-name="P3"><text:span text:style-name="T16">Sent the final result</text:span><text:span text:style-name="T16"><text:line-break/></text:span><text:span text:style-name="T16">to TCN</text:span></text:p>
          <draw:enhanced-geometry svg:viewBox="0 0 21600 21600" draw:text-areas="800 800 20800 20800" draw:type="round-rectangular-callout" draw:modifiers="4613.54878806712 62259.93031358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30" draw:layer="layout" svg:width="4.826cm" svg:height="1.147cm" svg:x="18.542cm" svg:y="3.048cm">
          <text:p text:style-name="P3"><text:span text:style-name="T16">Sent the final result</text:span><text:span text:style-name="T16"><text:line-break/></text:span><text:span text:style-name="T16">to TCN</text:span></text:p>
          <draw:enhanced-geometry svg:viewBox="0 0 21600 21600" draw:text-areas="800 800 20800 20800" draw:type="round-rectangular-callout" draw:modifiers="4613.54878806712 62259.93031358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xml:id="id48" draw:id="id48" draw:layer="layout" svg:width="4.826cm" svg:height="2.154cm" svg:x="9.906cm" svg:y="12.64cm">
          <text:p/>
          <draw:enhanced-geometry svg:viewBox="0 0 21600 21600" draw:mirror-horizontal="false" draw:mirror-vertical="false" draw:type="rectangle" draw:enhanced-path="M 0 0 L 21600 0 21600 21600 0 21600 0 0 Z N"/>
        </draw:custom-shape>
        <draw:custom-shape draw:style-name="gr4" draw:text-style-name="P4" xml:id="id50" draw:id="id50" draw:layer="layout" svg:width="4.188cm" svg:height="0.469cm" svg:x="10.29cm" svg:y="12.386cm">
          <text:p text:style-name="P3"><text:span text:style-name="T3">WPM</text:span></text:p>
          <draw:enhanced-geometry svg:viewBox="0 0 21600 21600" draw:type="rectangle" draw:enhanced-path="M 0 0 L 21600 0 21600 21600 0 21600 0 0 Z N"/>
        </draw:custom-shape>
        <draw:custom-shape draw:style-name="gr10" draw:text-style-name="P8" draw:layer="layout" svg:width="2.286cm" svg:height="1.292cm" svg:x="12.192cm" svg:y="13.071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draw:layer="layout" svg:width="4.318cm" svg:height="0.646cm" svg:x="10.16cm" svg:y="14.579cm">
          <text:p text:style-name="P3"><text:span text:style-name="T4">WPM Interface</text:span></text:p>
          <draw:enhanced-geometry svg:viewBox="0 0 21600 21600" draw:type="rectangle" draw:enhanced-path="M 0 0 L 21600 0 21600 21600 0 21600 0 0 Z N"/>
        </draw:custom-shape>
        <draw:connector draw:style-name="gr36" draw:text-style-name="P11" draw:layer="layout" svg:x1="2.527cm" svg:y1="8.436cm" svg:x2="9.906cm" svg:y2="13.717cm" draw:start-shape="id47" draw:start-glue-point="2" draw:end-shape="id48" draw:end-glue-point="3" svg:d="M2527 8436v5281h7379" svg:viewBox="0 0 7380 5282">
          <text:p/>
        </draw:connector>
        <draw:frame draw:style-name="gr114" draw:text-style-name="P19" draw:layer="layout" svg:width="3.728cm" svg:height="1.275cm" svg:x="2.019cm" svg:y="9.398cm">
          <draw:text-box>
            <text:p><text:span text:style-name="T3">1. Coordination </text:span></text:p>
            <text:p><text:span text:style-name="T3">ended</text:span></text:p>
          </draw:text-box>
        </draw:frame>
        <draw:connector draw:style-name="gr36" draw:text-style-name="P11" draw:layer="layout" svg:x1="11.925cm" svg:y1="8.343cm" svg:x2="12.384cm" svg:y2="12.386cm" draw:start-shape="id49" draw:start-glue-point="2" draw:end-shape="id50" draw:end-glue-point="0" svg:d="M11925 8343v2021h459v2022" svg:viewBox="0 0 460 4044">
          <text:p/>
        </draw:connector>
        <draw:frame draw:style-name="gr114" draw:text-style-name="P19" draw:layer="layout" svg:width="3.728cm" svg:height="1.275cm" svg:x="12.192cm" svg:y="8.89cm">
          <draw:text-box>
            <text:p text:style-name="P40"><text:span text:style-name="T3">1. Coordination </text:span></text:p>
            <text:p><text:span text:style-name="T3">ended</text:span></text:p>
          </draw:text-box>
        </draw:frame>
        <draw:connector draw:style-name="gr36" draw:text-style-name="P11" draw:layer="layout" svg:x1="19.558cm" svg:y1="7.266cm" svg:x2="14.732cm" svg:y2="13.717cm" draw:start-shape="id51" draw:start-glue-point="3" draw:end-shape="id48" draw:end-glue-point="1" svg:d="M19558 7266h-2413v6451h-2413" svg:viewBox="0 0 4827 6452">
          <text:p/>
        </draw:connector>
        <draw:frame draw:style-name="gr114" draw:text-style-name="P19" draw:layer="layout" svg:width="3.728cm" svg:height="1.275cm" svg:x="16.764cm" svg:y="9.139cm">
          <draw:text-box>
            <text:p text:style-name="P40"><text:span text:style-name="T3">1. Coordination </text:span></text:p>
            <text:p><text:span text:style-name="T3">ended</text:span></text:p>
          </draw:text-box>
        </draw:frame>
        <draw:custom-shape draw:style-name="gr24" draw:text-style-name="P3" draw:layer="layout" svg:width="4.572cm" svg:height="2.154cm" svg:x="0.254cm" svg:y="6.028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0.605cm" svg:y="5.935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xml:id="id47" draw:id="id47" draw:layer="layout" svg:width="4.09cm" svg:height="0.647cm" svg:x="0.482cm" svg:y="7.789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9.652cm" svg:y="5.935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0.003cm" svg:y="5.842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xml:id="id49" draw:id="id49" draw:layer="layout" svg:width="4.09cm" svg:height="0.647cm" svg:x="9.88cm" svg:y="7.696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xml:id="id51" draw:id="id51" draw:layer="layout" svg:width="4.572cm" svg:height="2.154cm" svg:x="19.558cm" svg:y="6.189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909cm" svg:y="6.096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786cm" svg:y="7.95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9.558cm" svg:y="11.523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909cm" svg:y="11.43cm">
          <text:p text:style-name="P3"><text:span text:style-name="T3">Agent</text:span><text:span text:style-name="T5">#n</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786cm" svg:y="13.284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15" draw:layer="layout" svg:width="25.199cm" svg:height="1.889cm" svg:x="1.471cm" svg:y="-0.055cm" presentation:class="title" presentation:user-transformed="true">
          <draw:text-box>
            <text:p><text:span text:style-name="T10">LCC </text:span><text:span text:style-name="T11">Process: </text:span><text:span text:style-name="T11"><text:line-break/></text:span><text:span text:style-name="T13">Agents find grouping – </text:span><text:span text:style-name="T11">Why would agents wait</text:span><text:span text:style-name="T13">?</text:span></text:p>
          </draw:text-box>
        </draw:frame>
        <draw:custom-shape draw:style-name="gr85" draw:text-style-name="P41" draw:layer="layout" svg:width="4.826cm" svg:height="1.655cm" svg:x="0.254cm" svg:y="2.3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5168.42759477937 34565.2173913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41" draw:layer="layout" svg:width="4.826cm" svg:height="1.655cm" svg:x="10.16cm" svg:y="2.554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4201.86451211933 29008.695652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41" draw:layer="layout" svg:width="4.826cm" svg:height="1.655cm" svg:x="19.304cm" svg:y="2.423cm">
          <text:p text:style-name="P3"><text:span text:style-name="T16">Got info about all other </text:span><text:span text:style-name="T16"><text:line-break/></text:span><text:span text:style-name="T16">agents</text:span></text:p>
          <draw:enhanced-geometry svg:viewBox="0 0 21600 21600" draw:text-areas="800 800 20800 20800" draw:type="round-rectangular-callout" draw:modifiers="2801.24300807955 31160.869565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11" draw:layer="layout" draw:type="curve" draw:line-skew="0cm 4.14cm" svg:x1="0.618cm" svg:y1="6.074cm" svg:x2="5.19cm" svg:y2="6.074cm" draw:start-shape="id52" draw:start-glue-point="3" draw:end-shape="id52" draw:end-glue-point="1" svg:d="M618 6074c-751 0-501 2562 2286 2562s3037-2562 2286-2562" svg:viewBox="0 0 5301 2563">
          <text:p/>
        </draw:connector>
        <draw:frame draw:style-name="gr93" draw:text-style-name="P23" draw:layer="layout" svg:width="6.314cm" svg:height="0.725cm" svg:x="0.254cm" svg:y="9.158cm">
          <draw:text-box>
            <text:p><text:span text:style-name="T16">1. Run algorithm to find groups</text:span></text:p>
          </draw:text-box>
        </draw:frame>
        <draw:frame draw:style-name="gr115" draw:text-style-name="P42" draw:layer="layout" svg:width="27.849cm" svg:height="4.347cm" svg:x="0.185cm" svg:y="10.665cm">
          <draw:text-box>
            <text:p text:style-name="P35"><text:span text:style-name="T3">One might ask </text:span><text:span text:style-name="T5">why would {agent_2, . . , agent_20} wait </text:span><text:span text:style-name="T3">while agent_1 is forming the groups (Slide 16). A suggestion to overcome </text:span><text:span text:style-name="T3"><text:line-break/></text:span><text:span text:style-name="T3">this is below:</text:span></text:p>
            <text:p text:style-name="P35"><text:span text:style-name="T3">In slide 15, when {agent_2, . . , agent_20} receive the whole info from agent_1 (leader agent), they can send a signal to WPM that </text:span><text:span text:style-name="T3"><text:line-break/></text:span><text:span text:style-name="T3">coordination_phase_1 has ended for them. WPM can even kill them if they don’t run any other BT. Then in slide 17, when agent_1 finds</text:span><text:span text:style-name="T3"><text:line-break/></text:span><text:span text:style-name="T3">a grouping solution, it would send the grouping and coordination_phase_1 ended message to WPM and WPM can kill agent_1 as well</text:span><text:span text:style-name="T3"><text:line-break/></text:span><text:span text:style-name="T3">if it doesn’t run any other BT. Other agents wouldn’t know about the proposal yet. Then in slide 18, when teacher accepts a proposal, </text:span><text:span text:style-name="T3"><text:line-break/></text:span><text:span text:style-name="T3">WPM can wake up all necessary agents and inform them about the final grouping decision. The rest would be same as in slide </text:span><text:span text:style-name="T3"><text:line-break/></text:span><text:span text:style-name="T3">20 <text:s/>and 22. </text:span></text:p>
          </draw:text-box>
        </draw:frame>
        <draw:frame draw:style-name="gr47" draw:text-style-name="P23" draw:layer="layout" svg:width="1.778cm" svg:height="1.47cm" svg:x="6.968cm" svg:y="5.588cm">
          <draw:text-box>
            <text:p><text:span text:style-name="T18">. . .</text:span></text:p>
          </draw:text-box>
        </draw:frame>
        <draw:frame draw:style-name="gr47" draw:text-style-name="P23" draw:layer="layout" svg:width="1.778cm" svg:height="1.47cm" svg:x="16.256cm" svg:y="5.388cm">
          <draw:text-box>
            <text:p><text:span text:style-name="T18">. . .</text:span></text:p>
          </draw:text-box>
        </draw:frame>
        <draw:custom-shape draw:style-name="gr24" draw:text-style-name="P3" xml:id="id52" draw:id="id52" draw:layer="layout" svg:width="4.572cm" svg:height="2.154cm" svg:x="0.618cm" svg:y="4.997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0.969cm" svg:y="4.904cm">
          <text:p text:style-name="P3"><text:span text:style-name="T3">Agent</text:span><text:span text:style-name="T5">#1</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0.846cm" svg:y="6.758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0.016cm" svg:y="4.919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0.367cm" svg:y="4.826cm">
          <text:p text:style-name="P3"><text:span text:style-name="T3">Agent</text:span><text:span text:style-name="T5">#1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0.244cm" svg:y="6.68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4.572cm" svg:height="2.154cm" svg:x="18.906cm" svg:y="4.919cm">
          <text:p/>
          <draw:enhanced-geometry svg:viewBox="0 0 21600 21600" draw:mirror-horizontal="false" draw:mirror-vertical="false" draw:type="rectangle" draw:enhanced-path="M 0 0 L 21600 0 21600 21600 0 21600 0 0 Z N"/>
        </draw:custom-shape>
        <draw:custom-shape draw:style-name="gr25" draw:text-style-name="P4" draw:layer="layout" svg:width="3.967cm" svg:height="0.469cm" svg:x="19.257cm" svg:y="4.826cm">
          <text:p text:style-name="P3"><text:span text:style-name="T3">Agent</text:span><text:span text:style-name="T5">#20</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4.09cm" svg:height="0.647cm" svg:x="19.134cm" svg:y="6.68cm">
          <text:p text:style-name="P3"><text:span text:style-name="T4">Agent Interfa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0" draw:text-style-name="P15" draw:layer="layout" svg:width="25.199cm" svg:height="1.613cm" svg:x="1.27cm" svg:y="-0.343cm" presentation:class="title" presentation:user-transformed="true">
          <draw:text-box>
            <text:p><text:span text:style-name="T2">Involved Components</text:span></text:p>
          </draw:text-box>
        </draw:frame>
        <draw:custom-shape draw:style-name="gr9" draw:text-style-name="P7" draw:layer="layout" svg:width="4.826cm" svg:height="2.154cm" svg:x="0.254cm" svg:y="2.826cm">
          <text:p/>
          <draw:enhanced-geometry svg:viewBox="0 0 21600 21600" draw:mirror-horizontal="false" draw:mirror-vertical="false" draw:type="rectangle" draw:enhanced-path="M 0 0 L 21600 0 21600 21600 0 21600 0 0 Z N"/>
        </draw:custom-shape>
        <draw:custom-shape draw:style-name="gr4" draw:text-style-name="P4" draw:layer="layout" svg:width="4.188cm" svg:height="0.469cm" svg:x="0.638cm" svg:y="2.572cm">
          <text:p text:style-name="P3"><text:span text:style-name="T3">WPM</text:span></text:p>
          <draw:enhanced-geometry svg:viewBox="0 0 21600 21600" draw:type="rectangle" draw:enhanced-path="M 0 0 L 21600 0 21600 21600 0 21600 0 0 Z N"/>
        </draw:custom-shape>
        <draw:custom-shape draw:style-name="gr10" draw:text-style-name="P8" draw:layer="layout" svg:width="2.286cm" svg:height="1.292cm" svg:x="2.54cm" svg:y="3.257cm">
          <text:p text:style-name="P3"><text:span text:style-name="T3">Teacher</text:span><text:span text:style-name="T3"><text:line-break/></text:span><text:span text:style-name="T3">Panel</text:span></text:p>
          <draw:enhanced-geometry svg:viewBox="0 0 21600 21600" draw:type="rectangle" draw:enhanced-path="M 0 0 L 21600 0 21600 21600 0 21600 0 0 Z N"/>
        </draw:custom-shape>
        <draw:custom-shape draw:style-name="gr6" draw:text-style-name="P6" draw:layer="layout" svg:width="4.318cm" svg:height="0.646cm" svg:x="0.508cm" svg:y="4.765cm">
          <text:p text:style-name="P3"><text:span text:style-name="T4">WPM Interface</text:span></text:p>
          <draw:enhanced-geometry svg:viewBox="0 0 21600 21600" draw:type="rectangle" draw:enhanced-path="M 0 0 L 21600 0 21600 21600 0 21600 0 0 Z N"/>
        </draw:custom-shape>
        <draw:custom-shape draw:style-name="gr24" draw:text-style-name="P3" draw:layer="layout" svg:width="4.572cm" svg:height="2.154cm" svg:x="9.144cm" svg:y="2.794cm">
          <text:p/>
          <draw:enhanced-geometry svg:viewBox="0 0 21600 21600" draw:mirror-horizontal="false" draw:mirror-vertical="false" draw:type="rectangle" draw:enhanced-path="M 0 0 L 21600 0 21600 21600 0 21600 0 0 Z N"/>
        </draw:custom-shape>
        <draw:custom-shape draw:style-name="gr25" draw:text-style-name="P20" draw:layer="layout" svg:width="3.967cm" svg:height="0.469cm" svg:x="9.398cm" svg:y="2.54cm">
          <text:p text:style-name="P3"><text:span text:style-name="T3">Agent</text:span></text:p>
          <draw:enhanced-geometry svg:viewBox="0 0 21600 21600" draw:mirror-horizontal="false" draw:mirror-vertical="false" draw:type="rectangle" draw:enhanced-path="M 0 0 L 21600 0 21600 21600 0 21600 0 0 Z N"/>
        </draw:custom-shape>
        <draw:custom-shape draw:style-name="gr26" draw:text-style-name="P22" draw:layer="layout" svg:width="4.09cm" svg:height="0.647cm" svg:x="9.398cm" svg:y="4.687cm">
          <text:p text:style-name="P3"><text:span text:style-name="T4">Agent Interface</text:span></text:p>
          <draw:enhanced-geometry svg:viewBox="0 0 21600 21600" draw:mirror-horizontal="false" draw:mirror-vertical="false" draw:type="rectangle" draw:enhanced-path="M 0 0 L 21600 0 21600 21600 0 21600 0 0 Z N"/>
        </draw:custom-shape>
        <draw:custom-shape draw:style-name="gr42" draw:text-style-name="P3" draw:layer="layout" svg:width="4.572cm" svg:height="1.827cm" svg:x="18.021cm" svg:y="2.775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8.385cm" svg:y="2.56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18.262cm" svg:y="3.141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18.262cm" svg:y="4.42cm">
          <text:p text:style-name="P3"><text:span text:style-name="T4">App-Logic Interface</text:span></text:p>
          <draw:enhanced-geometry svg:viewBox="0 0 21600 21600" draw:type="rectangle" draw:enhanced-path="M 0 0 L 21600 0 21600 21600 0 21600 0 0 Z N"/>
        </draw:custom-shape>
        <draw:custom-shape draw:style-name="gr46" draw:text-style-name="P9" draw:layer="layout" svg:width="4.572cm" svg:height="1.827cm" svg:x="18.021cm" svg:y="2.775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18.385cm" svg:y="2.56cm">
          <text:p text:style-name="P3"><text:span text:style-name="T3">MyWelcome app</text:span></text:p>
          <draw:enhanced-geometry svg:viewBox="0 0 21600 21600" draw:type="rectangle" draw:enhanced-path="M 0 0 L 21600 0 21600 21600 0 21600 0 0 Z N"/>
        </draw:custom-shape>
        <draw:custom-shape draw:style-name="gr44" draw:text-style-name="P21" draw:layer="layout" svg:width="2.165cm" svg:height="1.096cm" svg:x="18.262cm" svg:y="3.141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18.262cm" svg:y="4.42cm">
          <text:p text:style-name="P3"><text:span text:style-name="T4">App-Logic Interface</text:span></text:p>
          <draw:enhanced-geometry svg:viewBox="0 0 21600 21600" draw:type="rectangle" draw:enhanced-path="M 0 0 L 21600 0 21600 21600 0 21600 0 0 Z N"/>
        </draw:custom-shape>
        <draw:custom-shape draw:style-name="gr42" draw:text-style-name="P3" draw:layer="layout" svg:width="4.572cm" svg:height="1.827cm" svg:x="23.114cm" svg:y="2.775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3.478cm" svg:y="2.56cm">
          <text:p text:style-name="P3"><text:span text:style-name="T3">MyWelcome app_1</text:span></text:p>
          <draw:enhanced-geometry svg:viewBox="0 0 21600 21600" draw:type="rectangle" draw:enhanced-path="M 0 0 L 21600 0 21600 21600 0 21600 0 0 Z N"/>
        </draw:custom-shape>
        <draw:custom-shape draw:style-name="gr44" draw:text-style-name="P21" draw:layer="layout" svg:width="2.165cm" svg:height="1.096cm" svg:x="23.355cm" svg:y="3.141cm">
          <text:p text:style-name="P3"><text:span text:style-name="T3">App-Logic</text:span></text:p>
          <draw:enhanced-geometry svg:viewBox="0 0 21600 21600" draw:type="rectangle" draw:enhanced-path="M 0 0 L 21600 0 21600 21600 0 21600 0 0 Z N"/>
        </draw:custom-shape>
        <draw:custom-shape draw:style-name="gr45" draw:text-style-name="P22" draw:layer="layout" svg:width="4.09cm" svg:height="0.548cm" svg:x="23.355cm" svg:y="4.42cm">
          <text:p text:style-name="P3"><text:span text:style-name="T4">App-Logic Interface</text:span></text:p>
          <draw:enhanced-geometry svg:viewBox="0 0 21600 21600" draw:type="rectangle" draw:enhanced-path="M 0 0 L 21600 0 21600 21600 0 21600 0 0 Z N"/>
        </draw:custom-shape>
        <draw:custom-shape draw:style-name="gr116" draw:text-style-name="P2" draw:layer="layout" svg:width="4.572cm" svg:height="1.827cm" svg:x="23.114cm" svg:y="2.775cm">
          <text:p/>
          <draw:enhanced-geometry svg:viewBox="0 0 21600 21600" draw:mirror-horizontal="false" draw:mirror-vertical="false" draw:type="rectangle" draw:enhanced-path="M 0 0 L 21600 0 21600 21600 0 21600 0 0 Z N"/>
        </draw:custom-shape>
        <draw:custom-shape draw:style-name="gr43" draw:text-style-name="P20" draw:layer="layout" svg:width="3.967cm" svg:height="0.398cm" svg:x="23.478cm" svg:y="2.56cm">
          <text:p text:style-name="P3"><text:span text:style-name="T3">Dispatcher</text:span></text:p>
          <draw:enhanced-geometry svg:viewBox="0 0 21600 21600" draw:type="rectangle" draw:enhanced-path="M 0 0 L 21600 0 21600 21600 0 21600 0 0 Z N"/>
        </draw:custom-shape>
        <draw:custom-shape draw:style-name="gr45" draw:text-style-name="P22" draw:layer="layout" svg:width="4.09cm" svg:height="0.548cm" svg:x="23.355cm" svg:y="4.42cm">
          <text:p text:style-name="P3"><text:span text:style-name="T4">Dispatcher Interface</text:span></text:p>
          <draw:enhanced-geometry svg:viewBox="0 0 21600 21600" draw:type="rectangle" draw:enhanced-path="M 0 0 L 21600 0 21600 21600 0 21600 0 0 Z N"/>
        </draw:custom-shape>
        <draw:frame draw:style-name="gr117" draw:text-style-name="P19" draw:layer="layout" svg:width="5.877cm" svg:height="5.371cm" svg:x="0.254cm" svg:y="6.267cm">
          <draw:text-box>
            <text:list text:style-name="L1">
              <text:list-item>
                <text:p><text:span text:style-name="T3">1 endpoint to receive </text:span><text:span text:style-name="T3"><text:line-break/></text:span><text:span text:style-name="T3">the agent’s answer </text:span><text:span text:style-name="T3"><text:line-break/></text:span><text:span text:style-name="T3">whether it can be killed </text:span><text:span text:style-name="T3"><text:line-break/></text:span><text:span text:style-name="T3">or not - Slide 4</text:span></text:p>
              </text:list-item>
              <text:list-item>
                <text:p><text:span text:style-name="T3">1 endpoint to receive</text:span><text:span text:style-name="T3"><text:line-break/></text:span><text:span text:style-name="T3">grouping result – </text:span><text:span text:style-name="T3"><text:line-break/></text:span><text:span text:style-name="T3">Slide 17</text:span></text:p>
              </text:list-item>
              <text:list-item>
                <text:p><text:span text:style-name="T3">1 endpoint to receive</text:span><text:span text:style-name="T3"><text:line-break/></text:span><text:span text:style-name="T3">end of coordination </text:span><text:span text:style-name="T3"><text:line-break/></text:span><text:span text:style-name="T3">signal – Slide 17, 22</text:span></text:p>
              </text:list-item>
            </text:list>
          </draw:text-box>
        </draw:frame>
        <draw:frame draw:style-name="gr118" draw:text-style-name="P19" draw:layer="layout" svg:width="12.151cm" svg:height="9.639cm" svg:x="5.842cm" svg:y="6.096cm">
          <draw:text-box>
            <text:list text:style-name="L1">
              <text:list-item>
                <text:p><text:span text:style-name="T3">1 new BT to receive evaluation exercise results </text:span><text:span text:style-name="T3"><text:line-break/></text:span><text:span text:style-name="T3">only if it doesn’t already exist as part of main</text:span><text:span text:style-name="T3"><text:line-break/></text:span><text:span text:style-name="T3">language (catalan) scenario – Slide 11</text:span></text:p>
              </text:list-item>
              <text:list-item>
                <text:p text:style-name="P40"><text:span text:style-name="T3">1 new BT to receive teacher request (form groups) </text:span><text:span text:style-name="T3"><text:line-break/></text:span><text:span text:style-name="T3">from WPM – Slide 13</text:span></text:p>
              </text:list-item>
              <text:list-item>
                <text:p text:style-name="P40"><text:span text:style-name="T3">1 new BT for a leader agent to receive info </text:span><text:span text:style-name="T3"><text:line-break/></text:span><text:span text:style-name="T3">(e.g. preferences, etc.) from other agents, share </text:span><text:span text:style-name="T3"><text:line-break/></text:span><text:span text:style-name="T3">the complete info with others and find a grouping – </text:span><text:span text:style-name="T3"><text:line-break/></text:span><text:span text:style-name="T3">Slide 15, 16</text:span></text:p>
              </text:list-item>
              <text:list-item>
                <text:p><text:span text:style-name="T3">1 new BT to receive the complete info from leader </text:span><text:span text:style-name="T3"><text:line-break/></text:span><text:span text:style-name="T3">agent – Slide 15</text:span></text:p>
              </text:list-item>
              <text:list-item>
                <text:p><text:span text:style-name="T3">1 new BT to receive grouping approval signal from </text:span><text:span text:style-name="T3"><text:line-break/></text:span><text:span text:style-name="T3">WPM, to share it with respective TCN and to send </text:span><text:span text:style-name="T3"><text:line-break/></text:span><text:span text:style-name="T3">”Coordination ended” signal to WPM – Slide 18, 20, 22</text:span></text:p>
              </text:list-item>
            </text:list>
          </draw:text-box>
        </draw:frame>
        <draw:frame draw:style-name="gr119" draw:text-style-name="P19" draw:layer="layout" svg:width="5.08cm" svg:height="1.787cm" svg:x="17.78cm" svg:y="6.087cm">
          <draw:text-box>
            <text:list text:style-name="L1">
              <text:list-item>
                <text:p><text:span text:style-name="T3">1 endpoint to receive TCN’s group – Slide 20</text:span></text:p>
              </text:list-item>
            </text:list>
          </draw:text-box>
        </draw:frame>
        <draw:line draw:style-name="gr120" draw:text-style-name="P11" draw:layer="layout" svg:x1="5.842cm" svg:y1="2.796cm" svg:x2="5.842cm" svg:y2="15.75cm">
          <text:p/>
        </draw:line>
        <draw:line draw:style-name="gr120" draw:text-style-name="P11" draw:layer="layout" svg:x1="17.78cm" svg:y1="3.048cm" svg:x2="17.78cm" svg:y2="15.75cm">
          <text:p/>
        </draw:line>
        <draw:line draw:style-name="gr120" draw:text-style-name="P11" draw:layer="layout" svg:x1="22.86cm" svg:y1="2.792cm" svg:x2="22.86cm" svg:y2="15.494cm">
          <text:p/>
        </draw:line>
        <presentation:notes draw:style-name="dp2">
          <draw:page-thumbnail draw:style-name="gr1" draw:layer="layout" svg:width="19.798cm" svg:height="11.136cm" svg:x="0.6cm" svg:y="2.257cm" draw:page-number="24"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pitch="variable"/>
    <style:font-face style:name="Lohit Devanagari" svg:font-family="'Lohit Devanagari'" style:font-pitch="variable"/>
    <style:font-face style:name="OpenSymbol1" svg:font-family="OpenSymbol, 'Arial Unicode MS'" style:font-pitch="variable"/>
    <style:font-face style:name="Symbol" svg:font-family="Symbol"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de" fo:country="DE" style:letter-kerning="false" style:font-name-asian="DejaVu Sans"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0cm" fo:margin-right="0cm" fo:margin-top="0.746cm" fo:margin-bottom="0cm" fo:line-height="108%" fo:text-align="start" fo:text-indent="-1.12cm" style:text-autospace="none"/>
      <style:text-properties fo:color="#2e74b5" style:font-name="Calibri Light" fo:font-family="'Calibri Light'" style:font-family-generic="roman" style:font-pitch="variable" fo:font-size="16pt" fo:language="de" fo:country="DE" style:letter-kerning="false" style:font-name-asian="DejaVu Sans" style:font-family-asian="'DejaVu Sans'" style:font-family-generic-asian="roman" style:font-pitch-asian="variable" style:font-size-asian="16pt" style:language-asian="ar" style:country-asian="SA"/>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rial" fo:font-family="Arial" style:font-family-generic="roman" style:font-pitch="variable" fo:font-size="13pt" fo:font-weight="normal" style:font-name-asian="OpenSymbol1" style:font-family-asian="OpenSymbol, 'Arial Unicode MS'" style:font-pitch-asian="variable" style:font-weight-asian="normal" style:font-weight-complex="normal"/>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Wingdings" style:font-family-asian="Wingdings" style:font-pitch-asian="variable"/>
    </style:style>
    <style:style style:name="ListLabel_20_32" style:display-name="ListLabel 32" style:family="graphic">
      <style:paragraph-properties style:text-autospace="none"/>
      <style:text-properties style:font-name-asian="Courier New" style:font-family-asian="'Courier New'" style:font-pitch-asian="variable"/>
    </style:style>
    <style:style style:name="ListLabel_20_31" style:display-name="ListLabel 31" style:family="graphic">
      <style:paragraph-properties style:text-autospace="none"/>
      <style:text-properties style:font-name-asian="Symbol" style:font-family-asian="Symbol" style:font-pitch-asian="variabl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29" style:display-name="ListLabel 29" style:family="graphic">
      <style:paragraph-properties style:text-autospace="none"/>
      <style:text-properties style:font-name-asian="Courier New" style:font-family-asian="'Courier New'" style:font-pitch-asian="variable"/>
    </style:style>
    <style:style style:name="ListLabel_20_28" style:display-name="ListLabel 28" style:family="graphic">
      <style:paragraph-properties style:text-autospace="none"/>
      <style:text-properties style:font-name-asian="Symbol" style:font-family-asian="Symbol" style:font-pitch-asian="variable"/>
    </style:style>
    <style:style style:name="ListLabel_20_27" style:display-name="ListLabel 27" style:family="graphic">
      <style:paragraph-properties style:text-autospace="none"/>
      <style:text-properties style:font-name-asian="Wingdings" style:font-family-asian="Wingdings"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DejaVu Sans" style:font-family-asian="'DejaVu Sans'" style:font-family-generic-asian="roman" style:font-pitch-asian="variable" style:font-size-asian="13pt"/>
    </style:style>
    <style:style style:name="ListLabel_20_24" style:display-name="ListLabel 24" style:family="graphic">
      <style:paragraph-properties style:text-autospace="none"/>
      <style:text-properties style:font-name-asian="Wingdings" style:font-family-asian="Wingdings"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Symbol" style:font-family-asian="Symbol"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Symbol" style:font-family-asian="Symbol" style:font-pitch-asian="variable"/>
    </style:style>
    <style:style style:name="ListLabel_20_18" style:display-name="ListLabel 18" style:family="graphic">
      <style:paragraph-properties style:text-autospace="none"/>
      <style:text-properties style:font-name-asian="Wingdings" style:font-family-asian="Wingding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DejaVu Sans" style:font-family-asian="'DejaVu Sans'" style:font-family-generic-asian="roman" style:font-pitch-asian="variable"/>
    </style:style>
    <style:style style:name="ListLabel_20_15" style:display-name="ListLabel 15" style:family="graphic">
      <style:paragraph-properties style:text-autospace="none"/>
      <style:text-properties style:font-name-asian="Courier New" style:font-family-asian="'Courier New'"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Courier New" style:font-family-asian="'Courier New'" style:font-pitch-asian="variable"/>
    </style:style>
    <style:style style:name="ListLabel_20_12" style:display-name="ListLabel 12" style:family="graphic">
      <style:paragraph-properties style:text-autospace="none"/>
      <style:text-properties style:font-name-asian="DejaVu Sans" style:font-family-asian="'DejaVu Sans'" style:font-family-generic-asian="roman"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Courier New" style:font-family-asian="'Courier New'"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DejaVu Sans" style:font-family-asian="'DejaVu Sans'" style:font-family-generic-asian="roman"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DejaVu Sans" style:font-family-asian="'DejaVu Sans'" style:font-family-generic-asian="roman"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Überschrift_20_1_20_Zchn" style:display-name="Überschrift 1 Zchn" style:family="graphic">
      <style:paragraph-properties style:text-autospace="none"/>
      <style:text-properties fo:color="#2e74b5" style:font-name="Calibri Light" fo:font-family="'Calibri Light'" style:font-family-generic="roman" style:font-pitch="variable" fo:font-size="16pt" style:font-name-asian="DejaVu Sans" style:font-family-asian="'DejaVu Sans'" style:font-family-generic-asian="roman" style:font-pitch-asian="variable" style:font-size-asian="16pt"/>
    </style:style>
    <style:style style:name="Default_20_Paragraph_20_Font" style:display-name="Default Paragraph Font" style:family="graphic">
      <style:paragraph-properties style:text-autospace="none"/>
    </style:style>
    <style:style style:name="Table_20_Contents" style:display-name="Table Contents"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de" fo:country="DE" style:letter-kerning="false" style:font-name-asian="DejaVu Sans"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style:use-window-font-color="true" style:font-name="Calibri" fo:font-family="Calibri" style:font-family-generic="roman" style:font-pitch="variable" fo:font-size="11pt" fo:language="de" fo:country="DE" style:letter-kerning="false" style:font-name-asian="DejaVu Sans" style:font-family-asian="'DejaVu Sans'" style:font-family-generic-asian="roman" style:font-pitch-asian="variable" style:font-size-asian="11pt" style:language-asian="ar" style:country-asian="SA"/>
    </style:style>
    <style:style style:name="Index"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de" fo:country="DE" style:letter-kerning="false" style:font-name-asian="Lohit Devanagari"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text-properties style:use-window-font-color="true" style:font-name="Calibri" fo:font-family="Calibri" style:font-family-generic="roman" style:font-pitch="variable" fo:font-size="12pt" fo:language="de" fo:country="DE"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de" fo:country="DE" style:letter-kerning="false" style:font-name-asian="Lohit Devanagari"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de" fo:country="DE" style:letter-kerning="false" style:font-name-asian="DejaVu Sans" style:font-family-asian="'DejaVu Sans'" style:font-family-generic-asian="roman" style:font-pitch-asian="variable" style:font-size-asian="11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5T17:43:52.526869924</meta:creation-date>
    <dc:date>2020-12-03T12:05:23.562939950</dc:date>
    <meta:editing-duration>P1DT5H30M20S</meta:editing-duration>
    <meta:editing-cycles>179</meta:editing-cycles>
    <meta:generator>LibreOffice/6.0.7.3$Linux_X86_64 LibreOffice_project/00m0$Build-3</meta:generator>
    <meta:document-statistic meta:object-count="617"/>
  </office:meta>
</office:document-meta>
</file>